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Times"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cecec"/>
    </style:style>
    <style:style style:name="P5" style:family="paragraph" style:parent-style-name="Standard">
      <style:paragraph-properties fo:margin-bottom="0.1667in"/>
      <style:text-properties style:font-name="Songti TC" fo:font-size="12.0pt" fo:background-color="#e0e0e0"/>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世主</text:span><text:s/>  |  2011.06.30 19:02   |   <text:a xlink:type="simple" xlink:href="http://palinfo.habago.org/Entry?Command=Information_PrintForum&amp;iPage=558#FORUM25004"><text:span text:style-name="T2">#</text:span></text:a></text:p>
      <text:p text:style-name="P2"><text:span text:style-name="T1">很棒的</text:span>"<text:span text:style-name="T1">雨滴</text:span>"<text:span text:style-name="T1">版本</text:span><text:line-break/>http://www.youtube.com/watch?v=Ft4BJPEKnSY&amp;feature=related</text:p>
      <text:p text:style-name="P3"/>
      <text:p text:style-name="P1"><text:span text:style-name="T1">陳真</text:span><text:s/>  |  2011.06.29 02:18   |   <text:a xlink:type="simple" xlink:href="http://palinfo.habago.org/Entry?Command=Information_PrintForum&amp;iPage=559#FORUM24964"><text:span text:style-name="T2">#</text:span></text:a></text:p>
      <text:p text:style-name="P4">同志<text:span text:style-name="T3">,</text:span>好久不見<text:span text:style-name="T3">!<text:line-break/><text:line-break/></text:span>就我所知<text:span text:style-name="T3">,</text:span>這裏應該沒有什麼音樂高手啦<text:span text:style-name="T3">,</text:span>不過<text:span text:style-name="T3">,"</text:span>包打聽<text:span text:style-name="T3">" </text:span>或<text:span text:style-name="T3"><text:s/>"</text:span>愛搜尋<text:span text:style-name="T3">" </text:span>倒是很多<text:span text:style-name="T3">. </text:span>我音感還算不錯<text:span text:style-name="T3">,</text:span>但是對聖歌辨識度比較差一些<text:span text:style-name="T3">,</text:span>但我想育誠所提供的網址裏頭應該就有你要的那些音樂<text:span text:style-name="T3">.<text:line-break/><text:line-break/></text:span>麥擱假院長打算把月光吉他曲給拿來做為麥<text:span text:style-name="T3">X</text:span>診所的所歌<text:span text:style-name="T3">...<text:line-break/><text:line-break/></text:span>另<text:span text:style-name="T3">,</text:span>之前提供的小孩演奏之網址少了一個<text:span text:style-name="T3"><text:s/>h,</text:span>應該是<text:span text:style-name="T3">:<text:line-break/><text:line-break/>http://www.youtube.com/watch?v=WTsLIRHA79U&amp;feature=related<text:line-break/><text:line-break/></text:span>超好聽超可愛喔<text:span text:style-name="T3"><text:s/>--&gt;</text:span>必看<text:span text:style-name="T3">!</text:span></text:p>
      <text:p text:style-name="P1">Jedah Zhang   |  2011.06.29 00:01   |   <text:a xlink:type="simple" xlink:href="http://palinfo.habago.org/Entry?Command=Information_PrintForum&amp;iPage=559#FORUM24962"><text:span text:style-name="T2">#</text:span></text:a></text:p>
      <text:p text:style-name="P5">請問有人知道永生樹片中類似聖歌的配樂<text:span text:style-name="T3">(</text:span>尤其是片頭開始時的那段<text:span text:style-name="T3">)</text:span>是什麼嗎<text:span text:style-name="T3">? </text:span>聽起來很像葛利果聖歌但個人對音樂也只是一知半解所以難尋出處<text:span text:style-name="T3">, </text:span>一直很想找類似的音樂<text:span text:style-name="T3">, </text:span>盼眾高手協答。</text:p>
      <text:p text:style-name="P1"><text:span text:style-name="T1">陳真</text:span><text:s/>  |  2011.06.28 16:26   |   <text:a xlink:type="simple" xlink:href="http://palinfo.habago.org/Entry?Command=Information_PrintForum&amp;iPage=559#FORUM24954"><text:span text:style-name="T2">#</text:span></text:a></text:p>
      <text:p text:style-name="P2"><text:span text:style-name="T1">謝謝包打聽楊世主找到答案</text:span>: <text:span text:style-name="T1">那音樂是十八世紀西班牙古典吉他手與作曲家</text:span>Fernando Sor<text:span text:style-name="T1">寫的</text:span>B<text:span text:style-name="T1">小調練習曲</text:span><text:s/>"<text:span text:style-name="T1">月光</text:span>"(MOONLIGHT; etude in Bm, op. 35 no. 22),<text:span text:style-name="T1">但我不確定片中和片尾之吉他曲是否都是同一首</text:span>,<text:span text:style-name="T1">第一次聽起來就迷死人的應該是</text:span>Fernando Sor <text:span text:style-name="T1">這首月光</text:span>,<text:span text:style-name="T1">聽說西班牙是叫做</text:span><text:s/>"<text:span text:style-name="T1">雨滴</text:span>"<text:line-break/><text:line-break/>Fernando Sor <text:span text:style-name="T1">的介紹請見</text:span>:<text:line-break/><text:line-break/>http://en.wikipedia.org/wiki/Fernando_Sor<text:line-break/><text:line-break/><text:span text:style-name="T1">該曲我沒找到彈得特</text:span>~<text:span text:style-name="T1">別棒或比電影上棒的</text:span>,<text:span text:style-name="T1">不過底下這幾個都還不錯</text:span>,<text:span text:style-name="T1">特別是第一位老兄彈得很有感情</text:span>.<text:line-break/><text:line-break/>http://www.youtube.com/watch?v=-EWaI0fKqr8&amp;feature=related<text:line-break/><text:line-break/><text:span text:style-name="T1">這彈得也不錯</text:span>:<text:line-break/>http://www.youtube.com/watch?v=uiWrSRc_rUc&amp;feature=related<text:line-break/><text:line-break/><text:span text:style-name="T1">這是一個小孩彈的</text:span>,<text:span text:style-name="T1">彈得非常好</text:span>,<text:span text:style-name="T1">特別是前半段</text:span>:<text:line-break/>http://www.youtube.com/watch?v=WTsLIRHA79U&amp;feature=related<text:line-break/><text:line-break/><text:span text:style-name="T1">這也還可以</text:span>,<text:span text:style-name="T1">不過我喜歡拍子稍快一些的演奏方式</text:span>,<text:span text:style-name="T1">輕快一些其實反倒顯得悲愴與解脫</text:span>,<text:span text:style-name="T1">只是不知道</text:span><text:s/>F. Sor <text:span text:style-name="T1">原來的版本是多快或多慢</text:span>:<text:line-break/>http://www.youtube.com/watch?v=YCF-z5rS4T4&amp;feature=related</text:p>
      <text:p text:style-name="P1"><text:span text:style-name="T1">學姊</text:span><text:s/>  |  2011.06.28 14:06   |   <text:a xlink:type="simple" xlink:href="http://palinfo.habago.org/Entry?Command=Information_PrintForum&amp;iPage=559#FORUM24951"><text:span text:style-name="T2">#</text:span></text:a></text:p>
      <text:p text:style-name="P5">整部片讓我最為震撼處，大概就是那輕柔的吉他音樂流洩出來的那一剎那吧。那是暴風雨中的一種寧靜，很明白地，是這小兒子找到了出路，不管接下來命運如何，他是得到救贖的那一位。真可惜原聲帶中沒有放這段音樂。</text:p>
      <text:p text:style-name="P1"><text:span text:style-name="T1">陳真</text:span><text:s/>  |  2011.06.28 03:51   |   <text:a xlink:type="simple" xlink:href="http://palinfo.habago.org/Entry?Command=Information_PrintForum&amp;iPage=559#FORUM24945"><text:span text:style-name="T2">#</text:span></text:a></text:p>
      <text:p text:style-name="P4">謝謝育誠幫我找到這些<text:span text:style-name="T3">,</text:span>但裏頭並沒有我說的那首吉他演奏<text:span text:style-name="T3">.<text:line-break/><text:line-break/></text:span>音樂內容我描述不出來<text:span text:style-name="T3">,</text:span>只能唱<text:span text:style-name="T3">,</text:span>可是各位又聽不到<text:span text:style-name="T3">. </text:span>吉他音樂除出現在片中<text:span text:style-name="T3">,</text:span>更出現在片尾<text:span text:style-name="T3"><text:s/>film credits</text:span>出現時<text:span text:style-name="T3">.<text:line-break/><text:line-break/></text:span>死掉的是那個喜歡音樂長得像爸爸的老二<text:span text:style-name="T3">,</text:span>常在門口一個人彈吉他<text:span text:style-name="T3">,</text:span>人家老大老么脫了衣服在玩牌<text:span text:style-name="T3">,</text:span>他還是在那邊彈吉他<text:span text:style-name="T3">;</text:span>人家在砸玻璃搗蛋<text:span text:style-name="T3">,</text:span>他卻退到一旁<text:span text:style-name="T3">;</text:span>搬家時把小時候家裏養的金魚已死成乾<text:span text:style-name="T3">,</text:span>連同一些口袋掏出的貝殼給一起埋在院子裏<text:span text:style-name="T3">. <text:line-break/><text:line-break/></text:span>老大欺負他<text:span text:style-name="T3">,</text:span>用槍打他手指<text:span text:style-name="T3">,</text:span>後來老大跟他道歉<text:span text:style-name="T3">,</text:span>要他拿木棍揍兩下報仇<text:span text:style-name="T3">,</text:span>但他並沒有真的打下去<text:span text:style-name="T3">,</text:span>反而還安慰自責的老大<text:span text:style-name="T3">. </text:span>他爸要與他對打<text:span text:style-name="T3">,</text:span>他一邊打還一邊吐舌頭<text:span text:style-name="T3">,</text:span>他爸說你舌頭別亂吐<text:span text:style-name="T3">,</text:span>萬一咬斷怎麼辦<text:span text:style-name="T3">.<text:line-break/><text:line-break/></text:span>電影並沒有說他十九歲是怎麼死的<text:span text:style-name="T3">. </text:span>我猜是死於服役<text:span text:style-name="T3">,</text:span>因為來報死訊的似乎是郵差或信使<text:span text:style-name="T3">,</text:span>通常會以公文書信告知家屬死訊的<text:span text:style-name="T3">,</text:span>很可能是從軍在外<text:span text:style-name="T3">;</text:span>要不然理應在事發第一時間就會立刻通知家屬<text:span text:style-name="T3">,</text:span>而不會事後再來個書面死訊<text:span text:style-name="T3">.<text:line-break/><text:line-break/></text:span>他是電影中意味著良善的一個角色<text:span text:style-name="T3">,</text:span>所以上帝把他帶走了<text:span text:style-name="T3">,</text:span>而他當初之誕生卻是從一個屋子裏游出來<text:span text:style-name="T3">,</text:span>彷彿從天上的家來到地上<text:span text:style-name="T3">. <text:line-break/><text:line-break/></text:span>後來母子在某個時空重逢<text:span text:style-name="T3">,</text:span>媽媽爬上一個在我看來顯然是<text:span text:style-name="T3"><text:s/>wittgenstein's ladder</text:span>意涵的一把樓梯<text:span text:style-name="T3">(</text:span>這樓梯在美國版的海報中可清楚地見到<text:span text:style-name="T3">),</text:span>在天使的護送下<text:span text:style-name="T3">,</text:span>把他交給了天上的神<text:span text:style-name="T3">. </text:span>至於什麼是<text:span text:style-name="T3">Wittgenstein's ladder(</text:span>維根斯坦的樓梯<text:span text:style-name="T3">),</text:span>在此無關大局<text:span text:style-name="T3">,</text:span>畢竟看電影並不是在上哲學課<text:span text:style-name="T3">.<text:line-break/><text:line-break/></text:span>我講了很多情節<text:span text:style-name="T3">,</text:span>但各位一點都不用擔心還沒看電影就知道情節<text:span text:style-name="T3">,</text:span>因為好電影通常沒有情節可言<text:span text:style-name="T3">,</text:span>要不就是情節本身根本不具有任何重要性<text:span text:style-name="T3">,</text:span>就好像你絲毫不用擔心聽音樂會之前就先聽過該首曲子一樣<text:span text:style-name="T3">. </text:span>聽過又何妨<text:span text:style-name="T3">? </text:span>難道你會因為聽過某首曲子於是就覺得聽現場音樂會時將大大失色<text:span text:style-name="T3">?<text:line-break/><text:line-break/></text:span>那天我又去看了永生樹<text:span text:style-name="T3">,</text:span>在台南威秀看<text:span text:style-name="T3">,</text:span>在坐電梯上樓時<text:span text:style-name="T3">,</text:span>走在前面的是個年輕少女<text:span text:style-name="T3">,</text:span>一個人來看<text:span text:style-name="T3">,</text:span>但她卻端了一個大盤子<text:span text:style-name="T3">.</text:span>我很不放心<text:span text:style-name="T3">,</text:span>趨前一看<text:span text:style-name="T3">,</text:span>歐賣尬<text:span text:style-name="T3">,</text:span>盤子裏放著一大杯可樂<text:span text:style-name="T3">,</text:span>一大桶爆米花<text:span text:style-name="T3">,</text:span>以及一包身份不明的食物<text:span text:style-name="T3">. </text:span>她是很久沒吃東西了嗎<text:span text:style-name="T3">? </text:span>是來看電影還是來野餐<text:span text:style-name="T3">?<text:line-break/><text:line-break/></text:span>更不幸的是<text:span text:style-name="T3">,</text:span>她就坐在我旁邊隔兩個座位<text:span text:style-name="T3">. </text:span>我本來不會拒絕鄰座是女生<text:span text:style-name="T3">,</text:span>但她顯然太餓了<text:span text:style-name="T3">,</text:span>準備飽餐一頓<text:span text:style-name="T3">,</text:span>於是山不轉路轉<text:span text:style-name="T3">,</text:span>趁著電影開演前趕緊換位<text:span text:style-name="T3">. <text:line-break/><text:line-break/></text:span>待我坐定之後<text:span text:style-name="T3">,</text:span>電影都已經開始三分鐘了<text:span text:style-name="T3">,</text:span>卻又突然走進三個女生<text:span text:style-name="T3">. </text:span>真是悲慘<text:span text:style-name="T3">,</text:span>又朝著我的方向走來<text:span text:style-name="T3">,</text:span>竟然恰好又是坐在我鄰座<text:span text:style-name="T3">. </text:span>我看她們手上沒端盤子<text:span text:style-name="T3">,</text:span>心中放心不少<text:span text:style-name="T3">. </text:span>但沒想到<text:span text:style-name="T3">,</text:span>演個十分鐘後<text:span text:style-name="T3">,</text:span>鄰座那一位女生開始在自己的包包裏頭<text:span text:style-name="T3"><text:s/>"</text:span>翻箱倒櫃<text:span text:style-name="T3">",</text:span>竟找出一包餅乾<text:span text:style-name="T3">,</text:span>於是這包餅乾就在三個女人之間互相遞過來遞過去<text:span text:style-name="T3">,</text:span>吃得不亦樂乎<text:span text:style-name="T3">.<text:line-break/><text:line-break/></text:span>沒辦法<text:span text:style-name="T3">,</text:span>路不轉我自己原地轉<text:span text:style-name="T3">,</text:span>只好又換座位<text:span text:style-name="T3">,</text:span>這時迅猛龍都已經出來踩另一隻恐龍的臉了<text:span text:style-name="T3">,</text:span>但不換不行<text:span text:style-name="T3">,</text:span>於是我就換到後面幾排<text:span text:style-name="T3">. </text:span>坐定之後<text:span text:style-name="T3">,</text:span>前方立即傳來濃濃的油炸食物味道<text:span text:style-name="T3">. </text:span>迎著逆光<text:span text:style-name="T3">,</text:span>我清楚地看到前方兩排有一對男女正各自手裏拿著一隻像雞腿的東西<text:span text:style-name="T3">,</text:span>要不就是雞脖子<text:span text:style-name="T3">.<text:line-break/><text:line-break/></text:span>這下我真的被打敗了<text:span text:style-name="T3">! </text:span>於是我又第四次換座位<text:span text:style-name="T3">,</text:span>換到最前面第三排<text:span text:style-name="T3">,</text:span>徹底遠離了這些不知道該怎麼稱呼的<text:span text:style-name="T3"><text:s/>"</text:span>觀眾<text:span text:style-name="T3">",</text:span>才有辦法看戲<text:span text:style-name="T3">.<text:line-break/><text:line-break/></text:span>我並不反對邊看電影邊吃東西<text:span text:style-name="T3">,</text:span>但是<text:span text:style-name="T3">,</text:span>這就跟不要在別人面前放屁一樣<text:span text:style-name="T3">,</text:span>不應該讓人聞到你的食物味道或聽到你吃東西的聲音<text:span text:style-name="T3">. </text:span>所以我通常若有攜帶食物只會帶蜜餞之類<text:span text:style-name="T3">,</text:span>除非是去看那種滿場打打殺殺的娛樂電影<text:span text:style-name="T3">,</text:span>我才敢帶兩塊餅乾如旺旺之類<text:span text:style-name="T3">,</text:span>但我不會用咬的<text:span text:style-name="T3">,</text:span>而只會像在含口香糖一樣含在嘴裏讓它溶化<text:span text:style-name="T3">,</text:span>以免發出噪音干擾他人<text:span text:style-name="T3">. <text:line-break/><text:line-break/></text:span>但我發現南部觀眾顯然文化水平有待加強<text:span text:style-name="T3">,</text:span>他們只差沒有在電影院裏升火烤肉<text:span text:style-name="T3">,</text:span>特別是一群男女學生集體前來的那一種<text:span text:style-name="T3">,</text:span>甚至會把電影院當成他家客廳那樣高談闊論或頻頻講手機<text:span text:style-name="T3">.<text:line-break/><text:line-break/></text:span>雖然我修養尚可<text:span text:style-name="T3">,</text:span>不習慣與人為難<text:span text:style-name="T3">,</text:span>但有幾次實在受不了<text:span text:style-name="T3">,</text:span>當場請這類觀眾卡小聲一點<text:span text:style-name="T3">,</text:span>但總是勸阻無效<text:span text:style-name="T3">. </text:span>若學姐在一旁我就不敢這樣了<text:span text:style-name="T3">,</text:span>因為怕萬一挨揍會波及學姐<text:span text:style-name="T3">.<text:line-break/><text:line-break/></text:span>一個國家叫台灣國或中華民國<text:span text:style-name="T3">,</text:span>我實在看不出有何意義可言<text:span text:style-name="T3">,</text:span>這就好像叫永康區或永康市實在無關大局一樣<text:span text:style-name="T3">. </text:span>重要的是人以及生活的實質或素質<text:span text:style-name="T3">,</text:span>例如交通禮讓或人與人相處不來陰不耍詐不指指點點之類<text:span text:style-name="T3">,</text:span>而不是那些純屬空洞無聊的修辭之爭<text:span text:style-name="T3">.</text:span></text:p>
      <text:p text:style-name="P1"><text:span text:style-name="T1">涂育誠</text:span><text:s/>  |  2011.06.27 20:47   |   <text:a xlink:type="simple" xlink:href="http://palinfo.habago.org/Entry?Command=Information_PrintForum&amp;iPage=559#FORUM24941"><text:span text:style-name="T2">#</text:span></text:a></text:p>
      <text:p text:style-name="P6"><text:span text:style-name="T1">師丈可以描述一下音樂的內容嗎？我只有看過一次永生樹，加上我是音痴，所以看完電影感動之餘，音樂和畫面不能夠一並回憶，常常記得畫面就忘記音樂。</text:span><text:line-break/><text:line-break/><text:span text:style-name="T1">死掉的小男孩是指傑克在游泳池看到的溺水小男孩嗎？那裡的音樂好像是這一首</text:span>h ttp://www.youtube.com/watch?v=aL5A-ha5Cf4 youtube<text:span text:style-name="T1">上的電影原聲帶曲目不全，只有原來的一半，但其他的曲目我聽著也不像是當時的配樂。</text:span><text:line-break/><text:line-break/><text:span text:style-name="T1">片尾我就真的記不住了，但我聽電影原聲帶中，沒有吉他演奏的音樂。有可能是選擇配樂，以下網址的曲目來源自</text:span>malick<text:span text:style-name="T1">的</text:span>blog<text:span text:style-name="T1">，是電影當中所使用的非原創配樂</text:span>h ttp://blogs.indiewire.com/theplaylist/archives/music_list_all_37_songs_features_in_terrence_malicks_the_tree_of_life/<text:line-break/><text:line-break/><text:span text:style-name="T1">電影中，最能觸動我心的是這首配樂</text:span>h ttp://www.youtube.com/watch?v=xacflWZig8c</text:p>
      <text:p text:style-name="P1"><text:span text:style-name="T1">陳真</text:span><text:s/>  |  2011.06.27 20:19   |   <text:a xlink:type="simple" xlink:href="http://palinfo.habago.org/Entry?Command=Information_PrintForum&amp;iPage=559#FORUM24940"><text:span text:style-name="T2">#</text:span></text:a></text:p>
      <text:p text:style-name="P4">美國如果煞有介事地告訴大家說他保持中立<text:span text:style-name="T3">,</text:span>意思就是說就是他在從中搞鬼努力挑起爭端<text:span text:style-name="T3">;</text:span>如果他告訴大家說他多麼渴望和平<text:span text:style-name="T3">,</text:span>意思就是說他多希望能挑起一場戰爭<text:span text:style-name="T3">,</text:span>坐收漁翁之利<text:span text:style-name="T3">.<text:line-break/><text:line-break/></text:span>我們應該學會怎麼聆聽政治語言<text:span text:style-name="T3">.<text:line-break/><text:line-break/></text:span>陳真<text:span text:style-name="T3"><text:line-break/><text:line-break/>======<text:line-break/></text:span>向中國揚威<text:span text:style-name="T3"><text:s/></text:span>美菲明南海軍演<text:span text:style-name="T3"><text:line-break/><text:line-break/>2011</text:span>年<text:span text:style-name="T3"><text:s/>06</text:span>月<text:span text:style-name="T3">27</text:span>日<text:span text:style-name="T3"> <text:line-break/></text:span>蘋果日報<text:span text:style-name="T3"><text:line-break/><text:line-break/></text:span>【蔡佳慧╱綜合外電報導】繼越南在南海以實彈軍演向中國嗆聲後，菲律賓明起也將與美國在南海舉行為期<text:span text:style-name="T3">11</text:span>天的「例行性」海上聯合軍事演習。菲國強調，本次演習內容不包括實彈射擊，與南海爭議「無關」；不過，專家分析，軍演將給予菲國自信，「美國人站在我們這邊」。<text:span text:style-name="T3"><text:line-break/><text:line-break/></text:span>演習不含實彈射擊<text:span text:style-name="T3"><text:line-break/><text:line-break/></text:span>這次名為「海上戰備與訓練聯合演習」（<text:span text:style-name="T3">Cooperation Afloat Readiness and Training</text:span>，簡稱<text:span text:style-name="T3">CARAT</text:span>），明天起將在菲國巴拉旺島外海登場。菲律賓與美國分別派<text:span text:style-name="T3">4</text:span>艘和<text:span text:style-name="T3">3</text:span>艘軍艦參與，包括美國驅逐艦「鍾雲號」、「霍華德號」和救難艦「保護者號」，軍演內容包括潛水演習、海上救援演習和海上訓練演習，但不包括實彈射擊。<text:span text:style-name="T3"> <text:line-break/><text:line-break/></text:span>中國願協商平爭議<text:span text:style-name="T3"><text:line-break/><text:line-break/></text:span>同時，頻頻為南海主權爭議與越南、菲律賓起衝突的中國，近來表態有意替南海爭議降溫。新華社昨報導，中、越代表在北京會面，雙方強調將透過談判協商「和平解決南海爭端。」此外，中國也與美國在夏威夷檀香山舉行的「美中亞太事務協商」會議上討論南海議題。美國主管亞太事務的助理國務卿坎貝爾（<text:span text:style-name="T3">Kurt M. Campbell</text:span>）會後表示，「我們希望衝突平息，我們的最大利益所在，是維持（該區域）和平與穩定。」</text:p>
      <text:p text:style-name="P1"><text:span text:style-name="T1">陳真</text:span><text:s/>  |  2011.06.27 19:53   |   <text:a xlink:type="simple" xlink:href="http://palinfo.habago.org/Entry?Command=Information_PrintForum&amp;iPage=559#FORUM24939"><text:span text:style-name="T2">#</text:span></text:a></text:p>
      <text:p text:style-name="P5">我不敢對某黨有所不敬<text:span text:style-name="T3">,</text:span>所以就這樣點點點點<text:span text:style-name="T3">...<text:line-break/><text:line-break/></text:span>只能說<text:span text:style-name="T3">,</text:span>跟骯髒齷齪的人事物生活在同一個島上很痛苦<text:span text:style-name="T3">. </text:span>我一定要努力存錢<text:span text:style-name="T3">,</text:span>早日離開這個鬼島<text:span text:style-name="T3">,</text:span>或是躲到鬼島人煙稀少處<text:span text:style-name="T3">;</text:span>要不然我真的很想宣佈獨立<text:span text:style-name="T3">,</text:span>自成一國<text:span text:style-name="T3">,</text:span>不想成為任何一個國家的成員<text:span text:style-name="T3">. <text:line-break/><text:line-break/></text:span>陳真<text:span text:style-name="T3"><text:line-break/>===========<text:line-break/><text:line-break/></text:span>銬馬言論<text:span text:style-name="T3"><text:s/></text:span>馬辦：毫無法治素養<text:span text:style-name="T3"><text:line-break/><text:line-break/>2011/06/26 <text:line-break/><text:line-break/></text:span>（中央社記者黃名璽台北<text:span text:style-name="T3">26</text:span>日電）<text:span text:style-name="T3"><text:line-break/><text:line-break/></text:span>前總統府資政辜寬敏說，民進黨若拿回政權，頭一個就是把總統馬英九銬起來。馬總統競選連任辦公室發言人李佳霏今天表示，這是毫無民主素養、破壞民主法治的說法。<text:span text:style-name="T3"><text:line-break/><text:line-break/></text:span>自由時報報導，前總統府資政辜寬敏指出，<text:span text:style-name="T3">3</text:span>年前，看到阿扁被上手銬，非常憤怒，這不只是侮辱阿扁，也是侮辱台灣人，因此<text:span text:style-name="T3">2012</text:span>年民進黨拿回政權頭一個就是把馬英九銬起來，讓他知道台灣人不是好欺侮的。</text:p>
      <text:p text:style-name="P1"><text:span text:style-name="T1">陳真</text:span><text:s/>  |  2011.06.27 14:38   |   <text:a xlink:type="simple" xlink:href="http://palinfo.habago.org/Entry?Command=Information_PrintForum&amp;iPage=559#FORUM24932"><text:span text:style-name="T2">#</text:span></text:a></text:p>
      <text:p text:style-name="P4">不知道有沒有哪位音樂鑑賞高手知道永生樹片中那個死掉的小男孩及片尾用吉他演奏的是哪首曲子<text:span text:style-name="T3">?<text:line-break/><text:line-break/></text:span>永生樹我已經看三次了<text:span text:style-name="T3">,</text:span>打算不惜成本一直看到下片為止<text:span text:style-name="T3">. </text:span>建議想看的人最好找一間音響效果比較好的戲院<text:span text:style-name="T3">,</text:span>當然<text:span text:style-name="T3">,</text:span>最好挑人少的時段<text:span text:style-name="T3">,</text:span>否則若遇到半票觀眾吱吱喳喳會很掃興<text:span text:style-name="T3">,</text:span>因為這片很多古典音樂<text:span text:style-name="T3">,</text:span>而不是在演變形金剛<text:span text:style-name="T3">,</text:span>因此<text:span text:style-name="T3">,</text:span>音質很重要<text:span text:style-name="T3">,</text:span>色彩也很重要<text:span text:style-name="T3">,</text:span>要不然你可能會跟我一樣看到第三次才發現主角家門口有螢火蟲<text:span text:style-name="T3">...<text:line-break/><text:line-break/></text:span>特別是那一長段很多水母及精子和恐龍及星星誕生和洪水的畫面<text:span text:style-name="T3">,</text:span>大概不是一般音響設備所能產生的效果<text:span text:style-name="T3">.<text:line-break/><text:line-break/></text:span>當然<text:span text:style-name="T3">,</text:span>如果你只是想<text:span text:style-name="T3"><text:s/>"</text:span>看故事<text:span text:style-name="T3">",</text:span>那麼這些音質色彩的重大差異實際上也就沒什麼差別了<text:span text:style-name="T3">.<text:line-break/><text:line-break/></text:span>一般人拍一部電影就像寫一篇博士論文<text:span text:style-name="T3">,</text:span>故事單一<text:span text:style-name="T3">,</text:span>但這電影卻像寫了一百個博士論文那樣的厚重<text:span text:style-name="T3">,</text:span>我雖然看了三次<text:span text:style-name="T3">,</text:span>但也感覺只是欣賞到其幾分之幾而已<text:span text:style-name="T3">,</text:span>來不及看這麼多細微之處<text:span text:style-name="T3">. </text:span>每次看<text:span text:style-name="T3">,</text:span>我都有新發現<text:span text:style-name="T3">. <text:line-break/><text:line-break/></text:span>有句話說<text:span text:style-name="T3">: </text:span>魔鬼藏在細節裏<text:span text:style-name="T3">,</text:span>但我看天使其實也是藏在細節裏<text:span text:style-name="T3">,</text:span>深度往往不是表現在一種大而明顯的主軸上<text:span text:style-name="T3">,</text:span>而是顯現在無盡的細節之中<text:span text:style-name="T3">,</text:span>例如一個眼神<text:span text:style-name="T3">,</text:span>一個水泡旋轉的方向<text:span text:style-name="T3">,</text:span>一個音符的變化<text:span text:style-name="T3">,</text:span>一些乍看沒什麼的對話之中<text:span text:style-name="T3">.</text:span></text:p>
      <text:p text:style-name="P1"><text:span text:style-name="T1">陳真</text:span><text:s/>  |  2011.06.25 02:46   |   <text:a xlink:type="simple" xlink:href="http://palinfo.habago.org/Entry?Command=Information_PrintForum&amp;iPage=559#FORUM24883"><text:span text:style-name="T2">#</text:span></text:a></text:p>
      <text:p text:style-name="P6"><text:span text:style-name="T1">這裏有曲子又有曲子歌頌的那條莫爾道河</text:span>--&gt;<text:span text:style-name="T1">必看</text:span>!<text:line-break/><text:line-break/>http://www.youtube.com/watch?v=kdtLuyWuPDs&amp;feature=related<text:line-break/><text:line-break/><text:span text:style-name="T1">不看砍頭</text:span>--&gt;<text:line-break/><text:line-break/>http://www.youtube.com/watch?v=ax5RM6ystaE&amp;feature=related</text:p>
      <text:p text:style-name="P1"><text:span text:style-name="T1">陳真</text:span><text:s/>  |  2011.06.24 21:47   |   <text:a xlink:type="simple" xlink:href="http://palinfo.habago.org/Entry?Command=Information_PrintForum&amp;iPage=559#FORUM24877"><text:span text:style-name="T2">#</text:span></text:a></text:p>
      <text:p text:style-name="P4">永生樹裏頭有一首曲子非常好聽<text:span text:style-name="T3">,</text:span>那是十九世紀捷克作曲家<text:span text:style-name="T3">Smetana </text:span>寫的一首讚頌莫爾道河<text:span text:style-name="T3">(Die Moldau)</text:span>的曲子<text:span text:style-name="T3">Vltava,</text:span>簡短版可以看電影中文版預告大約二十秒處音樂就會出來<text:span text:style-name="T3">:<text:line-break/><text:line-break/>http://www.youtube.com/watch?v=Yg4pi5LnTNo<text:line-break/><text:line-break/></text:span>該曲完整版本請見<text:span text:style-name="T3">:<text:line-break/><text:line-break/>http://www.youtube.com/watch?v=Wwd51vB7Uow&amp;feature=fvwrel<text:line-break/><text:line-break/></text:span>非常好聽<text:span text:style-name="T3">,</text:span>不好聽砍頭<text:span text:style-name="T3">!</text:span>我是說砍你自己的頭<text:span text:style-name="T3">.<text:line-break/><text:line-break/></text:span>去過歐洲一些國家<text:span text:style-name="T3">,</text:span>布拉格印象最好<text:span text:style-name="T3">,</text:span>特別是那條莫爾道河<text:span text:style-name="T3">,</text:span>大概是我生平見過最美的一條河了<text:span text:style-name="T3">. </text:span>我在那河上搭過船<text:span text:style-name="T3">,</text:span>要是自己也能有艘船<text:span text:style-name="T3">,</text:span>我就住河上不住陸地<text:span text:style-name="T3">,</text:span>實在太美了<text:span text:style-name="T3">,</text:span>美得真是讓人就算在這裏對著天地痛哭一場或乾脆跳河自殺都不為過<text:span text:style-name="T3">. </text:span>哪一天<text:span text:style-name="T3">,</text:span>若在這河上奏起<text:span text:style-name="T3">Vltava</text:span>這曲子<text:span text:style-name="T3">,</text:span>豈不是要美死人了嗎<text:span text:style-name="T3">?<text:line-break/><text:line-break/></text:span>上蒼垂憐<text:span text:style-name="T3">,</text:span>往後若還有餘生<text:span text:style-name="T3">,</text:span>希望能在布拉格住上一年半載<text:span text:style-name="T3">,</text:span>那裡有一所查理斯大學<text:span text:style-name="T3">,</text:span>我或許可以去他們的哲學系當個什麼訪問學者之類<text:span text:style-name="T3">. <text:line-break/><text:line-break/></text:span>歐洲雖然都長得一個樣<text:span text:style-name="T3">,</text:span>很呆板<text:span text:style-name="T3">,</text:span>但捷克或布拉格有個好處就是隨便<text:span text:style-name="T3">,</text:span>或者說比較隨和<text:span text:style-name="T3">,</text:span>感覺這城市好像很容易接近<text:span text:style-name="T3">. </text:span>我特別懷念<text:span text:style-name="T3">2000</text:span>年的聖誕節<text:span text:style-name="T3">,</text:span>整個布拉格真是美到不行<text:span text:style-name="T3">,</text:span>說不盡的美麗與滄桑<text:span text:style-name="T3">;</text:span>只是沒想到<text:span text:style-name="T3">,</text:span>在那個美麗的聖誕之後<text:span text:style-name="T3">,</text:span>黑暗的魔爪似乎就來給我敲門了<text:span text:style-name="T3">.<text:line-break/><text:line-break/></text:span>布拉格的聖誕請看<text:span text:style-name="T3">:<text:line-break/><text:line-break/>http://www.youtube.com/watch?v=3zTwBcTjknU&amp;feature=related<text:line-break/><text:line-break/></text:span>其實那是我的一個朝聖之旅<text:span text:style-name="T3">,</text:span>追尋偶像<text:span text:style-name="T3">KUSTURICA</text:span>足跡<text:span text:style-name="T3">,</text:span>朝拜偶像唸了六年的電影學校<text:span text:style-name="T3">FAMU(</text:span>布拉格電影學院<text:span text:style-name="T3">),</text:span>學校就在莫道爾河旁<text:span text:style-name="T3">. <text:line-break/><text:line-break/></text:span>我們像小偷一樣溜了進去<text:span text:style-name="T3">,</text:span>想像偶像還有他的好朋友米洛斯佛曼年輕時就在眼前這些教室裏上課<text:span text:style-name="T3">,</text:span>內心真是激動不己<text:span text:style-name="T3">. </text:span>看著學校樓梯<text:span text:style-name="T3">,</text:span>想著這是偶像走過的樓梯<text:span text:style-name="T3">,</text:span>若不是學姐阻止<text:span text:style-name="T3">,</text:span>我都想趴下來舔他走過的足跡了<text:span text:style-name="T3">. </text:span>難怪學姐曾說我為什麼不乾脆嫁給<text:span text:style-name="T3">Kusturica</text:span>呢<text:span text:style-name="T3">?<text:line-break/><text:line-break/></text:span>來到唐喬凡尼首演的那座歌劇院<text:span text:style-name="T3">,</text:span>更幾乎要跪下來拜天地了<text:span text:style-name="T3">. </text:span>想像莫札特當年就在這裏忙進忙出準備首演<text:span text:style-name="T3">,</text:span>真不知道要怎麼形容內心的激動<text:span text:style-name="T3">.<text:line-break/><text:line-break/></text:span>生命真可悲<text:span text:style-name="T3">,</text:span>要是我能有所選擇<text:span text:style-name="T3">,</text:span>我絕不想來這世上走一遭<text:span text:style-name="T3">,</text:span>可是<text:span text:style-name="T3">,</text:span>既然來了<text:span text:style-name="T3">,</text:span>我就不走了<text:span text:style-name="T3">. </text:span>生命儘管可悲<text:span text:style-name="T3">,</text:span>卻樂音繚繞如此美麗<text:span text:style-name="T3">.</text:span></text:p>
      <text:p text:style-name="P3"/>
      <text:p text:style-name="P1"><text:span text:style-name="T1">陳真</text:span><text:s/>  |  2011.06.23 07:15   |   <text:a xlink:type="simple" xlink:href="http://palinfo.habago.org/Entry?Command=Information_PrintForum&amp;iPage=560#FORUM24841"><text:span text:style-name="T2">#</text:span></text:a></text:p>
      <text:p text:style-name="P4">前天又跑去看永生樹<text:span text:style-name="T3">,</text:span>本以為自己包了全場<text:span text:style-name="T3">,</text:span>只有我一名觀眾<text:span text:style-name="T3">,</text:span>本來還十分慶幸這下終於可以安靜看電影<text:span text:style-name="T3">,</text:span>沒想到開演之後竟然還陸陸續續進來一堆狀似半票觀眾的男男女女<text:span text:style-name="T3">,</text:span>就像美國年輕人那樣<text:span text:style-name="T3">,</text:span>一個個抱著一大桶爆米花進場<text:span text:style-name="T3">,</text:span>讓我整個心頓時往下沉到水溝裏<text:span text:style-name="T3">. <text:line-break/><text:line-break/></text:span>感謝神<text:span text:style-name="T3">,</text:span>還好這回沒有人帶排骨飯和鹹酥雞進場<text:span text:style-name="T3">. </text:span>不過<text:span text:style-name="T3">,</text:span>一路還是得忍受各種飲食異味與噪音<text:span text:style-name="T3">. </text:span>老實說<text:span text:style-name="T3">,</text:span>光憑這一點反文明罪行與反人道暴行<text:span text:style-name="T3">,</text:span>就有足夠的理由發動一場革命<text:span text:style-name="T3">,</text:span>或是看世上哪個船堅炮利的國家就應出兵侵略台灣<text:span text:style-name="T3">,</text:span>拯救為此受苦的人民<text:span text:style-name="T3">.<text:line-break/><text:line-break/></text:span>不管是吃飯或看電影<text:span text:style-name="T3">,</text:span>我老避著同胞們<text:span text:style-name="T3">,</text:span>因為實在太吵了<text:span text:style-name="T3">;</text:span>我幾乎已經快找不到一處可以安安靜靜吃頓飯的地方<text:span text:style-name="T3">,</text:span>找不到一處可以安安靜靜看電影不必忍受噪音及各種食物異味的電影院<text:span text:style-name="T3">. <text:line-break/><text:line-break/></text:span>特別是像永生樹這樣的電影<text:span text:style-name="T3">,</text:span>聲音十分重要<text:span text:style-name="T3">,</text:span>各位最好在入場前先打聽一下觀眾人數<text:span text:style-name="T3">,</text:span>更應盡量避免跟學生之類的人渣一起看<text:span text:style-name="T3">,</text:span>否則你會很痛苦<text:span text:style-name="T3">,</text:span>逼得我臨時一再換座位<text:span text:style-name="T3">,</text:span>盡量離他們遠一點<text:span text:style-name="T3">. </text:span>我真搞不懂<text:span text:style-name="T3">,</text:span>難道他們以為這裏是夜店<text:span text:style-name="T3">?</text:span>難道他們不知道怎麼欣賞聲音怎麼觀看影像<text:span text:style-name="T3">,</text:span>而只會像在看八點檔連續劇那樣地看故事<text:span text:style-name="T3">?<text:line-break/><text:line-break/></text:span>就跟前一次經驗一樣<text:span text:style-name="T3">,</text:span>電影一邊演<text:span text:style-name="T3">,</text:span>人渣們一邊就罵聲連連<text:span text:style-name="T3">;</text:span>電影都還沒演完<text:span text:style-name="T3">,</text:span>音樂和字幕都還在跑時<text:span text:style-name="T3">,</text:span>人渣們就已經義憤填膺吱吱喳喳罵成一團了<text:span text:style-name="T3">,</text:span>有人還揚言要馬上回去到<text:span text:style-name="T3">facebook</text:span>上呼籲大家不要來看<text:span text:style-name="T3">,</text:span>彷彿藉此才能發洩其天大的委屈一般<text:span text:style-name="T3">.</text:span></text:p>
      <text:p text:style-name="P1"><text:span text:style-name="T1">世主</text:span><text:s/>  |  2011.06.21 17:12   |   <text:a xlink:type="simple" xlink:href="http://palinfo.habago.org/Entry?Command=Information_PrintForum&amp;iPage=560#FORUM24812"><text:span text:style-name="T2">#</text:span></text:a></text:p>
      <text:p text:style-name="P5">如果我有哲學病就好了，我沒有疑惑也沒有痛苦，我只是不喜歡把這種現象說成病，有點不同意而已<text:span text:style-name="T3">...</text:span>為什麼不同意也說不出所以然，只是一種情緒上的反射，不過謝謝董事長診斷，原來偶是正常的！<text:span text:style-name="T3">:)</text:span></text:p>
      <text:p text:style-name="P1"><text:span text:style-name="T1">陳真</text:span><text:s/>  |  2011.06.21 16:56   |   <text:a xlink:type="simple" xlink:href="http://palinfo.habago.org/Entry?Command=Information_PrintForum&amp;iPage=560#FORUM24811"><text:span text:style-name="T2">#</text:span></text:a></text:p>
      <text:p text:style-name="P4">這版面並沒有要上哲學課或國際關係課<text:span text:style-name="T3">,</text:span>有疑問者請自己想辦法<text:span text:style-name="T3">.<text:line-break/><text:line-break/></text:span>再說<text:span text:style-name="T3">,</text:span>一個人若真的對阿富汗的處境或是對任何一種困惑感到難以釋懷<text:span text:style-name="T3">,</text:span>那他應該就會忍不住自己去找資料找解答才對<text:span text:style-name="T3">,</text:span>而不是隨口沒頭沒腦地問兩句<text:span text:style-name="T3">. </text:span>我對與人溝通已經很絕望了<text:span text:style-name="T3">,</text:span>不想更絕望<text:span text:style-name="T3">. <text:line-break/><text:line-break/></text:span>幾次在講堂上談哲學<text:span text:style-name="T3">,</text:span>面對台下這樣一些毫無困惑的學生們<text:span text:style-name="T3">,</text:span>我真的感到很無言<text:span text:style-name="T3">. </text:span>你想教他們如何止癢<text:span text:style-name="T3">,</text:span>問題是他們根本從未癢過<text:span text:style-name="T3">,</text:span>正常得很<text:span text:style-name="T3">.<text:line-break/><text:line-break/></text:span>哲學並不是一種修辭<text:span text:style-name="T3">,</text:span>更不是一種定義<text:span text:style-name="T3">. </text:span>這兩件事似乎是台灣學生之所以無法理解哲學為何物的根本盲點<text:span text:style-name="T3">. </text:span>他總是以為哲學不過就是在文字上玩一種花樣<text:span text:style-name="T3">,</text:span>藉以表達某個意思<text:span text:style-name="T3">;</text:span>或是以為哲學不過就是給事物下定義<text:span text:style-name="T3">,</text:span>但這全是與哲學風馬牛不相及的根本誤解<text:span text:style-name="T3">.<text:line-break/><text:line-break/></text:span>誤解者總以為只要學習某種句型<text:span text:style-name="T3">,</text:span>就是在表達一種哲學問題<text:span text:style-name="T3">;</text:span>或以為哲學的內涵就只是像三民主義那樣給各種詞彙下定義<text:span text:style-name="T3">.</text:span>更深一層的理解障礙是在於抽象思考<text:span text:style-name="T3">,</text:span>他無法在與現實絲毫不相干的抽象層次上思考問題<text:span text:style-name="T3">.<text:line-break/><text:line-break/></text:span>我並不是說誤解者不好<text:span text:style-name="T3">,</text:span>而是說誤解者顯然很正常<text:span text:style-name="T3">. </text:span>若一定要說他們有什麼不好<text:span text:style-name="T3">,</text:span>那就是太正常太清醒太健康了<text:span text:style-name="T3">.</text:span>不過<text:span text:style-name="T3">,</text:span>話說回來<text:span text:style-name="T3">,</text:span>太健康其實也沒啥不好<text:span text:style-name="T3">,</text:span>畢竟一個不曾癢過的人實在也不需要想去嚐嚐癢的痛苦滋味<text:span text:style-name="T3">. </text:span>再說<text:span text:style-name="T3">,</text:span>癢不癢是無法勉強<text:span text:style-name="T3">,</text:span>而且學也學不來的<text:span text:style-name="T3">.</text:span></text:p>
      <text:p text:style-name="P1"><text:span text:style-name="T1">陳真</text:span><text:s/>  |  2011.06.21 13:23   |   <text:a xlink:type="simple" xlink:href="http://palinfo.habago.org/Entry?Command=Information_PrintForum&amp;iPage=560#FORUM24804"><text:span text:style-name="T2">#</text:span></text:a></text:p>
      <text:p text:style-name="P5">從文字上看起來<text:span text:style-name="T3">,</text:span>妳很正常<text:span text:style-name="T3">,</text:span>我是說沒有任何哲學病<text:span text:style-name="T3">,</text:span>並不是真的對這一堆問號感到疑惑而痛苦不堪<text:span text:style-name="T3">. </text:span>一般來說<text:span text:style-name="T3">,</text:span>有病的不是打問號<text:span text:style-name="T3">,</text:span>而是打驚嘆號<text:span text:style-name="T3">,</text:span>因為他並不是對答案有興趣或有所懷疑<text:span text:style-name="T3">,</text:span>而是對答案的存在感到驚訝<text:span text:style-name="T3">. </text:span>例如<text:span text:style-name="T3">: "</text:span>天啊<text:span text:style-name="T3">!</text:span>這是我的手<text:span text:style-name="T3">!" "</text:span>天啊<text:span text:style-name="T3">!1</text:span>等於<text:span text:style-name="T3">1!" "</text:span>天啊<text:span text:style-name="T3">!</text:span>明天比昨天晚到<text:span text:style-name="T3">!" "</text:span>天啊<text:span text:style-name="T3">! </text:span>深藍比淺藍深<text:span text:style-name="T3">!" "</text:span>天啊<text:span text:style-name="T3">! </text:span>世界真的存在<text:span text:style-name="T3">!"...</text:span>等等等<text:span text:style-name="T3">.<text:line-break/><text:line-break/></text:span>對這些廢話感到極<text:span text:style-name="T3">~~</text:span>度<text:span text:style-name="T3">~~~</text:span>驚訝<text:span text:style-name="T3">,</text:span>進而願意用一生去陪葬<text:span text:style-name="T3">,</text:span>基本上就是一種病<text:span text:style-name="T3">. </text:span>維根斯坦說<text:span text:style-name="T3">,</text:span>當我們應該說<text:span text:style-name="T3"><text:s/>"</text:span>廢話<text:span text:style-name="T3">(nonsense)!"</text:span>時<text:span text:style-name="T3">,</text:span>我們卻說<text:span text:style-name="T3"><text:s/>"</text:span>當然啊<text:span text:style-name="T3">!". </text:span>會覺得<text:span text:style-name="T3"><text:s/>"</text:span>當然啊<text:span text:style-name="T3">!"</text:span>的人都很正常<text:span text:style-name="T3">.<text:line-break/><text:line-break/></text:span>哲學經常被庸俗化或低能化<text:span text:style-name="T3">,</text:span>彷彿只要在一堆自己臨時想出來的句子後面給一一畫上個問號就是在問問題<text:span text:style-name="T3">. </text:span>如果產生疑問是這樣輕易輕鬆的事<text:span text:style-name="T3">,</text:span>我想大概全世界所有人都是哲學家了<text:span text:style-name="T3">.</text:span></text:p>
      <text:p text:style-name="P1"><text:span text:style-name="T1">世主</text:span><text:s/>  |  2011.06.21 08:49   |   <text:a xlink:type="simple" xlink:href="http://palinfo.habago.org/Entry?Command=Information_PrintForum&amp;iPage=560#FORUM24798"><text:span text:style-name="T2">#</text:span></text:a></text:p>
      <text:p text:style-name="P4">戀愛是不是一種病？為何有人說戀愛是正常的呢？病和正常之間有沒有界線？這界線又是從何說起？誰定的？人是不是本來就會胡思亂想胡說八道？抽離這個抽離那個？所游離的空間又是什麼？這個空間是不是所有人共享的？還是只能在未抽離情況嚐試溝通？但可以溝通嗎？有無先決條件？若可溝通又溝通了什麼？但戀人之間需要溝通嗎？理性在這裡是否可有可無？或毫無意義？或者是障礙？<text:span text:style-name="T3"><text:line-break/></text:span>只是單純在想<text:span text:style-name="T3">...</text:span>是否ㄧ起做個夢談個戀愛繞一圈回來就<text:span text:style-name="T3">"</text:span>正常<text:span text:style-name="T3">"</text:span>了，如果<text:span text:style-name="T3">"</text:span>病<text:span text:style-name="T3">"</text:span>不容於這個硬梆梆的世界的話<text:span text:style-name="T3">.</text:span></text:p>
      <text:p text:style-name="P1"><text:span text:style-name="T1">陳真</text:span><text:s/>  |  2011.06.21 02:10   |   <text:a xlink:type="simple" xlink:href="http://palinfo.habago.org/Entry?Command=Information_PrintForum&amp;iPage=560#FORUM24790"><text:span text:style-name="T2">#</text:span></text:a></text:p>
      <text:p text:style-name="P5"><text:span text:style-name="T3">(</text:span>再續<text:span text:style-name="T3">)<text:line-break/><text:line-break/></text:span>嚴格說來<text:span text:style-name="T3">,</text:span>維根斯坦從沒有提出任何哲學<text:span text:style-name="T3">,</text:span>而只有哲學觀<text:span text:style-name="T3">(conception of philosophy),</text:span>而這哲學觀恰恰是治療性的<text:span text:style-name="T3">,</text:span>把哲學當成一種病<text:span text:style-name="T3">,</text:span>為之提出處方<text:span text:style-name="T3">.<text:line-break/><text:line-break/></text:span>維根斯坦用搔癢來比喻哲學做為一種病<text:span text:style-name="T3">,</text:span>他說<text:span text:style-name="T3">,</text:span>對於一種搔癢症<text:span text:style-name="T3">,</text:span>最好的治療結果就是不再癢了<text:span text:style-name="T3">.</text:span>因此<text:span text:style-name="T3">,</text:span>維根斯坦說<text:span text:style-name="T3">,"</text:span>哲學最大的成就就是不再做哲學<text:span text:style-name="T3">". </text:span>除此之外<text:span text:style-name="T3">,</text:span>哲學不會有更大的成就了<text:span text:style-name="T3">,</text:span>你當然不能說<text:span text:style-name="T3"><text:s/>"</text:span>不癢<text:span text:style-name="T3">" </text:span>是一種成就<text:span text:style-name="T3">,</text:span>不癢頂多也只是恢復健康而已<text:span text:style-name="T3">.<text:line-break/><text:line-break/></text:span>最近幾個月<text:span text:style-name="T3">,</text:span>董事長被一些動輒哭天搶地的朋友給搞得疲憊不堪<text:span text:style-name="T3">,</text:span>累得感覺自己似乎即將喪命<text:span text:style-name="T3">,</text:span>幾乎就像在急診值班一樣<text:span text:style-name="T3">,</text:span>不斷隨時得<text:span text:style-name="T3">24</text:span>小時待命幫親友解決各種在我看來實在毫無意義的<text:span text:style-name="T3"><text:s/>"</text:span>問題<text:span text:style-name="T3">",</text:span>後來我只好把手機一概在下了班之後便關機<text:span text:style-name="T3">.<text:line-break/><text:line-break/></text:span>並不是我缺乏愛心<text:span text:style-name="T3">,</text:span>而是朋友們的那些問題實在太沒有意義了<text:span text:style-name="T3">,</text:span>比方說馬麻每天敲其書房問她吃飽沒<text:span text:style-name="T3">,</text:span>讓他好煩好生氣<text:span text:style-name="T3">,</text:span>害他經常打電動打一半都得中斷而沒有能過關取得寶物<text:span text:style-name="T3">,</text:span>所以就哭天搶地<text:span text:style-name="T3">. </text:span>或是比方說把拔問他怎麼沒給哪個阿伯回信寫賀卡<text:span text:style-name="T3">,</text:span>於是也哭天搶地<text:span text:style-name="T3">;</text:span>或是女朋友說他瘦得像隻猴子<text:span text:style-name="T3">,</text:span>他也哭天搶地<text:span text:style-name="T3">... <text:line-break/><text:line-break/></text:span>我常覺得<text:span text:style-name="T3">,</text:span>大部份人實在好脆弱<text:span text:style-name="T3">,</text:span>若是這麼一丁點事就要哭天搶地<text:span text:style-name="T3">,</text:span>那麼董事長的悲慘身世豈不是得哭垮至少一個銀河系才行<text:span text:style-name="T3">? </text:span>我把這想法告訴學姐<text:span text:style-name="T3">,</text:span>我說真是很難想像<text:span text:style-name="T3">,</text:span>為什麼大多數人會為了這麼一些無聊的生活小事掛心憤懣<text:span text:style-name="T3">? </text:span>學姐反問我說<text:span text:style-name="T3">,</text:span>那你又為什麼會為<text:span text:style-name="T3"><text:s/>"</text:span>這是不是我的手<text:span text:style-name="T3">?" </text:span>這樣的無聊問題苦思煩惱<text:span text:style-name="T3">?<text:line-break/><text:line-break/>(</text:span>陳真按<text:span text:style-name="T3">: "</text:span>這是不是我的手<text:span text:style-name="T3">?" </text:span>是維根斯坦反駁<text:span text:style-name="T3"><text:s/>G.E.Moore</text:span>的<text:span text:style-name="T3"><text:s/>commonsense epistemology </text:span>時所提出的一個例子<text:span text:style-name="T3">,</text:span>維根斯坦認為我們不可能<text:span text:style-name="T3"><text:s/>"</text:span>知道<text:span text:style-name="T3">" </text:span>這是我的手<text:span text:style-name="T3">,</text:span>因為<text:span text:style-name="T3"><text:s/>"</text:span>這是不是我的手<text:span text:style-name="T3">" </text:span>根本就不是我所能知道或不知道的一件事<text:span text:style-name="T3">)<text:line-break/><text:line-break/></text:span>我回答學姐說<text:span text:style-name="T3">: "</text:span>這是不是我的手<text:span text:style-name="T3">?" </text:span>這問題非常重要啊<text:span text:style-name="T3">! <text:line-break/></text:span>學姐說<text:span text:style-name="T3">: </text:span>這有什麼重要<text:span text:style-name="T3">? <text:line-break/></text:span>我說<text:span text:style-name="T3">: </text:span>我怎麼知道這究竟是不是我的手當然很重要<text:span text:style-name="T3">! <text:line-break/></text:span>學姐說<text:span text:style-name="T3">: </text:span>有可能不是你的手嗎<text:span text:style-name="T3">? <text:line-break/></text:span>我說<text:span text:style-name="T3">: </text:span>萬一不是呢<text:span text:style-name="T3">,</text:span>那豈不是很可怕<text:span text:style-name="T3">? <text:line-break/></text:span>學姐說<text:span text:style-name="T3">: </text:span>是很可怕啊<text:span text:style-name="T3">,</text:span>但有可能不是你的手嗎<text:span text:style-name="T3">? <text:line-break/></text:span>我說<text:span text:style-name="T3">: </text:span>不可能<text:span text:style-name="T3">!<text:line-break/></text:span>學姐說<text:span text:style-name="T3">: </text:span>那就好啦<text:span text:style-name="T3">! <text:line-break/></text:span>我說<text:span text:style-name="T3">: </text:span>所以我恢復平靜了啊<text:span text:style-name="T3">!<text:line-break/><text:line-break/></text:span>所謂哲學思想<text:span text:style-name="T3">,</text:span>不過就是這樣一種病<text:span text:style-name="T3">,</text:span>生病之後最大的成就就只是恢復健康不再胡思亂想<text:span text:style-name="T3">,</text:span>頂多就是跟大家一樣而已<text:span text:style-name="T3">,</text:span>而不是變得比別人<text:span text:style-name="T3"><text:s/>"</text:span>更<text:span text:style-name="T3">" </text:span>健康或更有智慧<text:span text:style-name="T3">.<text:line-break/><text:line-break/></text:span>這也是為什麼維根斯坦很反對學生繼續從事哲學的原因之一<text:span text:style-name="T3">,</text:span>他說<text:span text:style-name="T3">,"</text:span>哲學教授是一種很不老實的工作<text:span text:style-name="T3">".</text:span>他最優秀的一些學生聽信他的話<text:span text:style-name="T3">,</text:span>於是放棄大好前程<text:span text:style-name="T3">; </text:span>曾有一位原本是數學系的<text:span text:style-name="T3">,</text:span>據說是維根斯坦學生中最出色的一位<text:span text:style-name="T3">,</text:span>還因此放棄學術進入工廠成為工人<text:span text:style-name="T3">,</text:span>後來積勞成疾英年早逝<text:span text:style-name="T3">. </text:span>反倒是那些比較笨的<text:span text:style-name="T3">,</text:span>卻反而一個個成為哲學家<text:span text:style-name="T3">.<text:line-break/><text:line-break/></text:span>當代一位著名的維根斯坦學者叫<text:span text:style-name="T3"><text:s/>James Conant,</text:span>曾這麼說<text:span text:style-name="T3">:"</text:span>一個第一流的哲學家身上總會有著一種被維根斯坦打傷的記號<text:span text:style-name="T3">";</text:span>他若沒有因此而整個放棄哲學<text:span text:style-name="T3">,</text:span>至少也會時常想脫離哲學<text:span text:style-name="T3">.<text:line-break/><text:line-break/>Conant</text:span>講得很對<text:span text:style-name="T3">,</text:span>我看那些得意洋洋談著維根斯坦的所謂學者們<text:span text:style-name="T3">,</text:span>實在看了很反感很可笑<text:span text:style-name="T3">;</text:span>一個人如果真的認同維根斯坦的想法<text:span text:style-name="T3">,</text:span>那他很難自欺欺人地說哲學是多麼了不起的一種東西<text:span text:style-name="T3">;</text:span>自己只不過是很不幸被哲學蟲給咬到<text:span text:style-name="T3">,</text:span>咬得全身發癢癢得受不了<text:span text:style-name="T3">,</text:span>一旦找到適當的藥方<text:span text:style-name="T3">,</text:span>癢即便不能完全消除<text:span text:style-name="T3">,</text:span>至少也會緩和許多<text:span text:style-name="T3">. </text:span>萬一還是很癢<text:span text:style-name="T3">,</text:span>經常還是得抓一抓癢<text:span text:style-name="T3">,</text:span>但至少你不會覺得癢是什麼很厲害的本事<text:span text:style-name="T3">,</text:span>哲學只不過是一種病<text:span text:style-name="T3">.<text:line-break/><text:line-break/></text:span>在維根斯坦任教於劍橋期間<text:span text:style-name="T3">,</text:span>曾有個博士班學生<text:span text:style-name="T3">,</text:span>在多年的研究與寫作<text:span text:style-name="T3">,</text:span>博士學位垂手可得之際<text:span text:style-name="T3">,</text:span>卻決定放棄學位<text:span text:style-name="T3">,</text:span>不願完成論文<text:span text:style-name="T3">. </text:span>那學生說<text:span text:style-name="T3">,</text:span>因為他終於認識到自己其實並沒有什麼原創的想法值得發表<text:span text:style-name="T3">. </text:span>維根斯坦聽聞此事十分感動<text:span text:style-name="T3">,</text:span>經常告訴大家說<text:span text:style-name="T3">: "</text:span>光憑這一點<text:span text:style-name="T3">,</text:span>劍橋就該頒給這個學生一個博士學位<text:span text:style-name="T3">."<text:line-break/><text:line-break/></text:span>我在<text:span text:style-name="T3"><text:s/>Malick </text:span>的身上及作品中似乎也能看到這樣一種<text:span text:style-name="T3"><text:s/>"</text:span>被維根斯坦打傷<text:span text:style-name="T3">" </text:span>的痕跡<text:span text:style-name="T3">;</text:span>用我的話來說就是自暴自棄<text:span text:style-name="T3">,</text:span>用英文來說就是<text:span text:style-name="T3"><text:s/>self-revocation. </text:span>這意思並不是說自己很爛而別人很好<text:span text:style-name="T3">,</text:span>而是說你所看到的這些美麗作品<text:span text:style-name="T3">,</text:span>只不過是我的一種病一種哀嘆<text:span text:style-name="T3">,</text:span>就好像齊克果說詩人因其痛苦悲鳴而成詩歌<text:span text:style-name="T3">,</text:span>這時旁人聽了詩人的哀號覺得好美好棒喔<text:span text:style-name="T3">,</text:span>發出安可聲<text:span text:style-name="T3">,</text:span>要他再來一曲<text:span text:style-name="T3">,</text:span>一個真正的詩人會因此覺得受辱<text:span text:style-name="T3">,</text:span>因為他若能有選擇<text:span text:style-name="T3">,</text:span>他不會願意承受這樣一些痛苦<text:span text:style-name="T3">;</text:span>他若能治好自己<text:span text:style-name="T3">,</text:span>他也不會願意得到這樣一種病<text:span text:style-name="T3">. </text:span>只有那些俗不可耐的低能詩人或不入流哲學家<text:span text:style-name="T3">,</text:span>才會擺出一個巍峨昂然的姿態彷彿自己多聰明多深邃似的<text:span text:style-name="T3">. <text:line-break/><text:line-break/></text:span>我常覺得<text:span text:style-name="T3">,</text:span>你要看一個文人有多少可觀之處<text:span text:style-name="T3">,</text:span>那麼<text:span text:style-name="T3">,</text:span>自暴自棄便是一個最重要的素質<text:span text:style-name="T3">.</text:span>這有點像尼采說的<text:span text:style-name="T3">,"</text:span>那些越是羞於成為作家的人<text:span text:style-name="T3">,</text:span>才是一流的作家<text:span text:style-name="T3">." </text:span>這樣講或許有點武斷<text:span text:style-name="T3">,</text:span>但倒過來講應該就十分正確了<text:span text:style-name="T3">: </text:span>一個喜孜孜以身為作家或藝術家或哲學家為榮為傲擺個姿態以為自己很行者<text:span text:style-name="T3">,</text:span>都屬不入流<text:span text:style-name="T3">.</text:span></text:p>
      <text:p text:style-name="P1"><text:span text:style-name="T1">陳真</text:span><text:s/>  |  2011.06.20 16:42   |   <text:a xlink:type="simple" xlink:href="http://palinfo.habago.org/Entry?Command=Information_PrintForum&amp;iPage=560#FORUM24779"><text:span text:style-name="T2">#</text:span></text:a></text:p>
      <text:p text:style-name="P2"><text:span text:style-name="T1">這是一篇談</text:span>Malick<text:span text:style-name="T1">的電影與其哲學的文章</text:span>,<text:span text:style-name="T1">文章裏說</text:span>Gilbert Ryle<text:span text:style-name="T1">嫌</text:span><text:s/>Malick<text:span text:style-name="T1">的博士論文那樣一種閱讀齊克果與維根斯坦的方式</text:span><text:s/>"<text:span text:style-name="T1">不夠哲學</text:span>",<text:span text:style-name="T1">我猜他的意思是</text:span><text:s/>"<text:span text:style-name="T1">不夠分析</text:span>". <text:line-break/><text:line-break/><text:span text:style-name="T1">裏頭還講到維根斯坦是</text:span>Malick <text:span text:style-name="T1">最喜歡的哲學家之一</text:span>,<text:span text:style-name="T1">並提到維根斯坦有關於</text:span><text:s/>"the world and life are one" <text:span text:style-name="T1">的想法對其電影與生命產生座右銘般的影響</text:span>,<text:span text:style-name="T1">並提到</text:span>Malick <text:span text:style-name="T1">關切的是</text:span><text:s/>"<text:span text:style-name="T1">形而上的我</text:span>",<text:span text:style-name="T1">用維根斯坦的話來說就是哲學我</text:span>(philosopohical I <text:span text:style-name="T1">或</text:span><text:s/>philosophical self <text:span text:style-name="T1">或</text:span><text:s/>metaphysical subject), <text:span text:style-name="T1">相對於心理學上那種</text:span><text:s/>"<text:span text:style-name="T1">個人我</text:span>" <text:span text:style-name="T1">之令人難以忍受</text:span>.<text:line-break/><text:line-break/><text:span text:style-name="T1">若要說維根斯坦曾教給我什麼</text:span>,<text:span text:style-name="T1">那就是自暴自棄</text:span>,<text:span text:style-name="T1">把</text:span><text:s/>"<text:span text:style-name="T1">心理我</text:span>" <text:span text:style-name="T1">或</text:span><text:s/>"<text:span text:style-name="T1">個人我</text:span>" <text:span text:style-name="T1">給打回原形</text:span>,<text:span text:style-name="T1">打成零</text:span>,<text:span text:style-name="T1">打成根本不存在</text:span>. <text:span text:style-name="T1">要不是遇見維根斯坦</text:span>,<text:span text:style-name="T1">我恐怕會有一個完全不一樣的人生</text:span>...<text:span text:style-name="T1">有時我不知道是該慶幸或該感到遺憾</text:span>,<text:span text:style-name="T1">維根斯坦毀了我的一生</text:span>,<text:span text:style-name="T1">但他讓我看見那個跟世界一樣大的</text:span><text:s/>"<text:span text:style-name="T1">我</text:span>".<text:line-break/><text:line-break/><text:span text:style-name="T1">陳真</text:span><text:line-break/>==============<text:line-break/>http://www.fipresci.org/undercurrent/issue_0206/sterritt_malick.htm<text:line-break/><text:line-break/>Film, Philosophy, and Terrence Malick<text:line-break/>By David Sterritt <text:line-break/><text:line-break/>Terrence Malick clearly isn't in it for the fame. He avoids press interviews, keeps public appearances to a minimum, and doesn't like to have his picture taken. But it's harder for a filmmaker to dodge publicity than it is for, say, a novelist like Thomas Pynchon, also known for an aversion to cameras. About five clicks on the Internet brought me to a gallery of online Malick photos showing the shy celebrity as a teenager, then a fledgling movie director, and now an éminence grise of independent cinema. One picture is labeled "the ubiqui tous Malick photo." So much for the cloistered auteur as master of his own public image. <text:line-break/><text:line-break/>While it's interesting to look at these, I can't help sympathizing with Malick's wish for privacy. That u b i q u i t o u s photo — snapped in 1998, when his World War II masterpiece The Thin Red Line was in production — is a standard-issue shot (big smile, casual clothes, earphones draped around neck) conveying no hint of what makes this director different from countless others who've obediently said "cheese" for studio photographers. While there may be a whiff of aloofness in Malick's disdain for the publicity fray, it's possible he just doesn't want to distract attention from what really matters, which is the work he does. He also has an egalitarian streak, refusing interviews on the principle that "he's not different from anyone else," as a New Line Cinema executive claimed recently. <text:line-break/><text:line-break/>New Line released The New World to theaters late last year, and the company would surely have been happier if Malick had glad-handed journalists the way less reclusive directors do. Such marketing work is especially important when a film might have trouble "finding its audience" without some extra pushes. The New World was such a film theatrically, and while its DVD edition (from New Line's home-video division) will surely do well over the long haul, it's hard to imagine copies of this artfully diffuse drama flying pell-mell off the shelves. <text:line-break/><text:line-break/>The story itself is commercial enough, revolving around colonial-era characters — the seventeenth-century English explorer John Smith and the Native American adolescent Pocahontas, his friend and perhaps his lover — who have enthralled Americans for ages. The movie chronicles their deepening intimacy in the context of Jamestown's gradual evolution from a frontier outpost to a burgeoning North American town. It also shows Smith's flight from Pocahontas when adventures beckon in other climes, her subsequent marriage to tobacco pioneer John Rolfe, and her eventual visit with Rolfe to England, where they and their young son are greeted as exotic celebrities from afar. <text:line-break/><text:line-break/><text:line-break/>Rolfe and Pocahontas <text:line-break/><text:line-break/><text:line-break/>This frequently heroic, often bittersweet material has paid Hollywood dividends more than once over the years; but true to his reputation, Malick didn't handle the story with big-time ticket sales in mind. While he serves up the love scenes and battle sequences most moviegoers demand from historical sagas, he's couched the story in a loosely strung-together structure with a dearth of dramatic climaxes. Nor is the cast exactly lustrous: Colin Farrell as Smith, teenager Q'orianka Kilcher as Pocahontas, and Christian Bale as Rolfe, who doesn't enter the picture until it's two-thirds over. The film has so little dialogue that it's been likened to a silent movie. And sometimes the screen goes blank simply because Malick's sense of visual rhythm calls for it. <text:line-break/><text:line-break/>All of this must have given New Line the jitters, especially since Malick's previous epic (The Thin Red Line) failed to recoup its $52 million budget theatrically despite seven Academy Award nominations and many good reviews. (Plus the fact that it opened at a propitious moment for World War II films, vying with Steven Spielberg's vastly less interesting Saving Private Ryan in the Oscar race.) The New World is a less expensive movie, at $40 million, but it's certainly been a considerably harder sell — due to both Malick's uncompromising style and the fact that (aside from the animated Pocahontas released by Disney in 1995) there's never been an automatic audience for films set in Jamestown some 400 years ago. Malick is obviously not alone in his deep commitment to film as a fine art, but comparatively few of his indie peers share his increasingly keen taste for epic formats, correspondingly high budgets, and the meticulous attention to detail that distinguishes even his smaller-scale works. Given the paucity of risk-taking production companies, it's little wonder that his filmography comprises only four features: Badlands, his 1973 melodrama about serial killers on the road; Days of Heaven, his melancholy 1978 romance; The Thin Red Line, based on James Jones's eponymous 1962 novel; and The New World, a project dear t0 him since the late 1970s, when he started to write the screenplay. Each contains Malick's distinctive trademarks: sumptuous images of the natural world, a great deal of voiceover monologue, and an unabashed interest in such grand issues as the purpose of life and the meaning (if any) of death. Pay attention to the resonant layers of image, word, sound, and music that weave through these movies and you'd think you were communing with a philosopher. <text:line-break/><text:line-break/>Which is exactly what Malick is. Although he's no more extroverted about his biographical data than about his photo, some aspects of his personal and intellectual history have made it into the public record. They are atypical, to put it mildly, of the movie-directing crowd. <text:line-break/><text:line-break/><text:line-break/>Martin Heidegger <text:line-break/><text:line-break/>Ludwig Wittgenstein <text:line-break/>Born in Texas in 1943, he earned a philosophy degree at Harvard College, graduating (Phi Beta Kappa) in 1965. His honors thesis on Martin Heidegger's theory of knowledge was overseen by Stanley Cavell, whose books on cinema (including The World Viewed: Reflections on the Ontology of Film, his major theoretical work) are the most influential by any American philosopher. This took Malick to Oxford University on a Rhodes scholarship, which he chose not to complete, reportedly because tracing conceptions of "world" in Heidegger, Søren Kierkegaard, and Ludwig Wittgenstein didn't seem "philosophical" enough to his Oxford supervisor. Back in the United States he taught philosophy at the Massachu5etts Institute of Technology and penned articles for Newsweek, the New Yorker, and Life. <text:line-break/><text:line-break/>He reached a crossroads in 1969, publishing a significant philosophical book — an edition of Heidegger's essay The Essence of Reasons in Malick's own translation — and being accepted by the American Film Institute's fledgling Center for Advanced Film Studies, then in its first year. He decided to enroll at the AFI, earning his MFA there and making such helpful movie-world contacts as Jack Nicholson and agent Mike Medavoy, who found freelance script-doctoring work for him. <text:line-break/><text:line-break/>After launching his directorial career with Badlands and Days of Heaven, both of which fared better with critics than at the box office, Malick vanished from public view for some twenty years (living and teaching in Paris and Texas, by some accounts) before The Thin Red Line went into production. With that movie and now The New World he stands as a last Mohican of the personal-epic mode pioneered in the 1970s by the likes of Francis Ford Coppola and Michael Cimino, who had the resourcefulness to obtain — and the audacity to risk — many millions of other people's dollars on highly intuitive, even eccentric visions. <text:line-break/><text:line-break/><text:line-break/>Terrence Malick <text:line-break/>At a glance, it appears Malick made a comprehensive career decision by choosing film school over philosophy. But he's not an either/or sort of thinker, and his intensely idiosyncratic pictures are philosophical to their bones, exploring an ambitious set of ideas in terms at once cinematically concrete and intellectually abstract. The New World is no exception. Its marketers have presented it as a romance ("First and foremost we've created a love story," producer Sarah Green told a reporter) and as both an "elegy" and "celebration" of the American past, to quote New Line's publicity. Yet while the film does portray Smith and Pocahontas as lovers, its leisurely pace and discontinuous style work against the emotional impact most romantic movies strive for. As history it's even more dubious, starting with the fact that — as most scholars agree — Pocahontas and Smith weren't lovers at all, just a friendly couple whose allegedly torrid relationship was less a matter of reality than of Smith's tendency to write about his adventures in exaggerated, self-aggrandizing terms. From all appearances, neither love-story passion nor historical veracity were what attracted Malick so persistently so this project or induced him to film it in his characteristically painstaking way, shooting for months on authentic-looking locations with few artificial lights and almost none of the digital enhancement common in movies today. <text:line-break/><text:line-break/>The true motivation for Malick's fascination with The New World lies in his intellectually based insistence that human personalities and behaviors are phenomena no less "natural" than the environments (invariably far from the "normal" terrains of industrialized civilization) that surround them in his films. The New World affords Malick a perfect opportunity to examine contrasts between the Romanticist notion of a timeless "harmony with nature," represented by Native American society, and the post-Enlightenment ideal of instrumentally taming and harnessing nature to accomplish humanly determined goals, as the English colonists do. Malick doesn't just ponder the contradiction between "harmonizing with" and "prevailing over" nature, moreover. He explores it within the very fabric of his film, testing whether cinema itself can function as an organic part of the natural world. He thus questions the widely held assumption (articulated most forcefully by Siegfried Kracauer in his 1960 book Theory of Film: The Redemption of Physical Reality) that film's essential purpose is to capture and record reality (therefore "dominating" nature) rather than to blend with reality in a seamless, harmonious whole. This assumption has been questioned by filmic philosophers in the past, including the hugely influential André Bazin, who argued in the 1940s that material objects are physically l1nked with their photographed images by the particles of light that travel between them when a picture is taken. This doesn't apply to computer-driven techniques, of course, and it's revealing that Malick bucks the contemporary trend toward heavy use of digital imagery by using it only once in The New World — to show a Carolina parakeet that couldn't be filmed "live" because its species is now extinct. <text:line-break/><text:line-break/><text:line-break/>Malick also shies away from tripods, steadicams, and other devices that give conventional movies a synthetic visual stability. He prefers hand-held cameras affected by the moment-to-moment jolts and wobbles of actual, spontaneous movement through actual, real-world space. He even took the unusual step of shooting some New World sequences on 65mm film, which is costly but provides a more expansive surface and therefore a crisper, richer image than standard 35mm stock. This bears out Malick's interest in unifying the natural and the cinematic — an effort with an almost mystical ring, intimating that an extra-large emulsion layer might absorb not just the light but the mysterious essence of people, places, and things. Bazin, who saw photographic "tracings" as clues to hidden spiritual realities, would surely have cheered Malick on. <text:line-break/><text:line-break/>Such techniques mark Malick as a sort of cinematic alchemist, hoping to unveil occluded connections between physical and metaphysical realms. Related to this is his great affection for voiceovers, from the drawling narrations of Badlands and Days of Heaven to the intricate webs of internal monologue woven through the Thin Red Line and New World sound tracks. While conventional movies use voiceovers to explain plot events or reveal the psychology of characters, Malick employs them for profound semiotic purposes, implying that language is the inescapable bedrock of all thought and activity. "Everyday language is a part of the human organism," wrote Wittgenstein in 1921, "and is no less complicated than it." Malick makes an aesthetically powerful case for that contention in every one of his films, subordinating the social dimensions of dramatic dialogue to the meditative dimensions of unspoken inner speech. <text:line-break/><text:line-break/>Besides being a philosopher and (arguably) an alchemist of film, Malick might be called a theologian as well. His films incorporate a broadly pantheistic vision in which a sort of divine spirit suffuses the ordered, integrated whole that our limited mentalities divide into natural and human doma1ns. He's concerned with the origins as well as the attributes of that whole, and on many levels The New World is a cinematic Creation story, using an American legend to explore the idea that all stages of existence — birth, growth, maturity, death — are entwined with one another in both cultural histories and individual lives. Even the music score expresses this: The film's first shots are accompanied by a passage from Richard Wagner's overture to Das Rheingold, wherein the ripples and ridges of a single minimalist-style chord conjure up the gradual journey from a river's dark, primordial depths to the sunlit, smoothly flowing surface that brushes against the sweeping realms above. <text:line-break/><text:line-break/>In some respects Malick is a dualist and a skeptic, wondering if forces of creation and destruction are forever battling each other in the world — if we humans are subject to "not one power but two," as the Thin Red Line character named Witt phrases it. Both that movie and The New World narrate large-scale sagas of violent, sometimes deadly struggle involving denizens of an Eden-like land and "civilized" interlopers with utterly different agendas. In the end, though, these epics reflect an optimistic belief (with almost a gnostic tinge) that the cosmos is ultimately harmonious, in the all-embracing realm of spirit if not the circumscribed one of materiality. "Darkness and light, strife and love," muses Witt in The Thin Red Line, "are they the workings of one mind? The features of the same face? Oh my soul... look out through my eyes. Look at the things you made, all things shining." The New World again suggests that all things, properly perceived, partake of cosmic harmony — as when a matronly English guardian exhorts Pocahontas to face life's tribulations like a tree, always reaching for the light even after vital branches have been stripped from it. <text:line-break/><text:line-break/>The noncommercial slant and deeply personal preoccupations of Malick's cinema make him hard (and maybe undesirable) to imitate; although he's been a filmmaker for more than three decades, the only American director who might be called his disciple is the relatively little-known David Gordon Green, whose George Washington (2000) and Undertow (2004) are openly influenced by Malick's poetic imagery and leisurely, allusive storytelling. In the big picture of modern American cinema, Malick's main legacy (aside from his own films) may be less as an "influence" than as an increasingly active producer of movies directed by others. In the eventful year of 2004 he produced both Undertow and Hans Petter Moland's drama The Beautiful Country, about a Vietnamese man searching for his American father. His current producing projects include Michael Apted's historical thriller Amazing Grace, about an English abolitionist in the 18 th century; Carl0s Carrera's drama The Marfa Lights, about two young men exploring a possibly paranormal phenomenon; and Robert Redford's action movie Aloft, based on Alan Tennant's book about adventurers tracking a peregrine falcon. This is a busy schedule, suggesting that if Malick's movie-directing pace has been less than fiery (four features in 32 years!) it's just because he likes operating at his own deliberate speed. Like a handful of other radically original American filmmakers — from the prolific Robert Altman to the decidedly unprolific Stanley Kubrick, perhaps the figure Malick resembles most — he has managed to p1ay the film industry's game (telling stories with appealing stars) just cooperatively enough to fund a (very limited) number of (extremely risky) productions that he finds truly, philosophically compelling. Then again, Malick's influence on other screen artists may be quietly increasing, albeit in ways that elude the money-fueled radar screens of commercial film. The superb Australian documentary The Ister, written and directed in 2004 by David Barison and Daniel Ross, subtly echoes Malick's meditative revisionism vis-a-vis cinema's kinetic properties — interweaving streams of poetically inclined philosophical discourse with lucidly edited depictions of topographies shaped by nature and humanity alike — as well as his fascination with the intricacies of Heidegger, whose study of Friedrich Hölderlin's hymn to the Ister river undergirds the film's visual, intellectual, and political trajectory. <text:line-break/><text:line-break/>The main conclusion to be drawn from Malick's career so far is that intellectual interests have far more importance for him than practical considerations of career momentum and Hollywood street creds. While the complexities and conundrums of his work can't be neatly clarified with quotations from his favorite thinkers, Wittgenstein's observation that "the world and life are one" could be his guiding motto. Like that philosopher, Malick is concerned less with the psychological self (crucial to conventional fiction) than with the "philosophical self," defined by Wittgenstein as "the metaphysical subject, the limit of the world — not a part of it." Few film directors give much thought to where the limit of the world might lie. Malick makes movies about it. <text:line-break/><text:line-break/>David Sterritt<text:line-break/>© FIPRESCI 2006<text:line-break/><text:line-break/>A different version of this essay appeared in the Review section of The Chronicle of Higher Education in January 2006. </text:p>
      <text:p text:style-name="P1"><text:span text:style-name="T1">陳真</text:span><text:s/>  |  2011.06.20 15:32   |   <text:a xlink:type="simple" xlink:href="http://palinfo.habago.org/Entry?Command=Information_PrintForum&amp;iPage=560#FORUM24778"><text:span text:style-name="T2">#</text:span></text:a></text:p>
      <text:p text:style-name="P5"><text:span text:style-name="T3">(</text:span>續<text:span text:style-name="T3">)<text:line-break/><text:line-break/>Malick</text:span>於<text:span text:style-name="T3">1965</text:span>年從哈佛哲學系畢業<text:span text:style-name="T3">,</text:span>他的導師就是<text:span text:style-name="T3">Stanely Cavell,</text:span>哲學圈外人或許不知道<text:span text:style-name="T3">Cavell</text:span>是誰<text:span text:style-name="T3">,</text:span>但在哲學界卻大名鼎鼎<text:span text:style-name="T3">,</text:span>他也是當代眾多研究維根斯坦的學者中<text:span text:style-name="T3">,</text:span>極少數我還挺能認同的人之一<text:span text:style-name="T3">,</text:span>我的博士研究所採取的觀點<text:span text:style-name="T3">,</text:span>主要依據之一就是<text:span text:style-name="T3">Cavell,</text:span>他寫的書或文章<text:span text:style-name="T3">,</text:span>我幾乎無一遺漏<text:span text:style-name="T3">;</text:span>其哲學常以文學作品或電影戲劇等做為分析對象<text:span text:style-name="T3">.<text:line-break/><text:line-break/>Malick</text:span>後來到英國牛津唸哲學<text:span text:style-name="T3">,</text:span>其博士論文跟我的論文寫的角度顯然也十分相近<text:span text:style-name="T3">,</text:span>都是用存在主義的角度來理解維根斯坦的語言哲學<text:span text:style-name="T3">. </text:span>跟他一樣<text:span text:style-name="T3">,</text:span>我也是用齊克果及海德格和叔本華等存在主義哲學家的想法來談維根斯坦<text:span text:style-name="T3">. <text:line-break/><text:line-break/></text:span>這樣一種閱讀維根斯坦的角度<text:span text:style-name="T3">,</text:span>別說是充滿實證精神的六零年代<text:span text:style-name="T3">,</text:span>即便是在我剛去英國的<text:span text:style-name="T3">20</text:span>世紀末<text:span text:style-name="T3">,</text:span>這樣的一種看法都還是屬於離經叛道的一種極端非主流的觀點<text:span text:style-name="T3">,</text:span>除了<text:span text:style-name="T3">Cavell</text:span>等少數人能接受外<text:span text:style-name="T3">,</text:span>大多排斥或甚至會被一些北七斥為無稽之談<text:span text:style-name="T3">. </text:span>不過<text:span text:style-name="T3">,</text:span>很難想像的是<text:span text:style-name="T3">,</text:span>不過才十幾年<text:span text:style-name="T3">,</text:span>這樣一種原本離經叛道的閱讀維根斯坦的方式卻已成主流<text:span text:style-name="T3">. </text:span>可是<text:span text:style-name="T3">,</text:span>在六七零年代<text:span text:style-name="T3">,</text:span>你若這樣理解維根斯坦<text:span text:style-name="T3">,</text:span>人們恐怕不會只是說你非主流<text:span text:style-name="T3">,</text:span>而是會說你胡說八道或說你根本不懂<text:span text:style-name="T3">. <text:line-break/><text:line-break/></text:span>曾有個牛津哲學系的碩士生<text:span text:style-name="T3">,</text:span>也是研究維根斯坦<text:span text:style-name="T3">,</text:span>想轉來劍橋繼續讀博士<text:span text:style-name="T3">,</text:span>特地跑來找我<text:span text:style-name="T3">,</text:span>拿她的論文給我看<text:span text:style-name="T3">,</text:span>希望我給她意見<text:span text:style-name="T3">,</text:span>因為她說她的兩位老師都很不認同她對維根斯坦的解讀<text:span text:style-name="T3">. <text:line-break/><text:line-break/></text:span>我看了之後覺得寫得挺好<text:span text:style-name="T3">,</text:span>我說應該是妳的老師不了解維根斯坦才對<text:span text:style-name="T3">,</text:span>不過<text:span text:style-name="T3">,</text:span>現實世界中<text:span text:style-name="T3">,</text:span>權力總是遠遠大於真理<text:span text:style-name="T3">,</text:span>畢竟他是老師<text:span text:style-name="T3">,</text:span>而妳是學生<text:span text:style-name="T3">,</text:span>我只能說看妳是要堅持自己的想法或是順從其要求修改觀點<text:span text:style-name="T3">.<text:line-break/><text:line-break/>Malick </text:span>在牛津唸博士時<text:span text:style-name="T3">,</text:span>跟他的指導教授意見不合<text:span text:style-name="T3">,</text:span>因此放棄博士學位<text:span text:style-name="T3">,</text:span>這位指導教授也是哲學界大老<text:span text:style-name="T3">,</text:span>屬於維根斯坦那個年代的人物<text:span text:style-name="T3">,</text:span>跟維根斯坦認識<text:span text:style-name="T3">,</text:span>叫做<text:span text:style-name="T3"><text:s/>Gilbert Ryle,</text:span>其有名之程度<text:span text:style-name="T3">,</text:span>理應不管是否哲學圈內圈外都應該久仰其大名才對<text:span text:style-name="T3">.<text:line-break/><text:line-break/></text:span>但我並不覺得<text:span text:style-name="T3">Gilbert Ryle</text:span>在思想上有任何值得特別關注之處<text:span text:style-name="T3">,</text:span>他其實很仰慕維根斯坦<text:span text:style-name="T3">,</text:span>但兩者想法品味態度均相去甚遠<text:span text:style-name="T3">. Malick </text:span>跟<text:span text:style-name="T3"><text:s/>Ryle </text:span>意見不合因而拂袖而去<text:span text:style-name="T3">,</text:span>這我一點都不意外<text:span text:style-name="T3">,</text:span>因為<text:span text:style-name="T3">Ryle</text:span>應該是很難接受人們對維根斯坦有任何<text:span text:style-name="T3"><text:s/>"</text:span>非分析性<text:span text:style-name="T3">" </text:span>的解讀才對<text:span text:style-name="T3">,</text:span>更不用說拿維根斯坦來和齊克果及海德格等人做比較<text:span text:style-name="T3">. </text:span>很多人認為這樣的比較<text:span text:style-name="T3">,</text:span>連做為比較的基礎都不存在<text:span text:style-name="T3">,</text:span>因為他們把維根斯坦理解成一種<text:span text:style-name="T3"><text:s/>"</text:span>分析<text:span text:style-name="T3">" </text:span>哲學家<text:span text:style-name="T3">,</text:span>其所有著作<text:span text:style-name="T3">,</text:span>根本沒談過幾個字是有關存在主義或倫理與宗教的東西<text:span text:style-name="T3">.<text:line-break/><text:line-break/></text:span>維根斯坦和<text:span text:style-name="T3">Ryle</text:span>之間有個很少為外界所知的八卦<text:span text:style-name="T3">,</text:span>忘了是誰告訴我或在哪本書上看到<text:span text:style-name="T3">,</text:span>那就是<text:span text:style-name="T3">Ryle</text:span>雖然跟維根斯坦在哲學氣味與哲學思維上大相逕庭<text:span text:style-name="T3">,</text:span>但<text:span text:style-name="T3">Ryle</text:span>卻又很喜歡<text:span text:style-name="T3"><text:s/>"</text:span>學<text:span text:style-name="T3">" </text:span>維根斯坦<text:span text:style-name="T3">. </text:span>學沒關係<text:span text:style-name="T3">,</text:span>如果你是公開引用或公開感謝對方的啟發那倒無所謂<text:span text:style-name="T3">,</text:span>但<text:span text:style-name="T3">Ryle</text:span>卻是偷學<text:span text:style-name="T3">,</text:span>把維根斯坦的一些想法偷偷給變成是自己的想法<text:span text:style-name="T3">,</text:span>講得彷彿是自己原本就有那些觀點<text:span text:style-name="T3">.</text:span>有一天<text:span text:style-name="T3">,</text:span>維根斯坦實在受不了<text:span text:style-name="T3">,</text:span>於是就寫信去罵<text:span text:style-name="T3">,</text:span>叫他不可以再這樣剽竊其想法<text:span text:style-name="T3">.<text:line-break/><text:line-break/></text:span>我也常有此困擾<text:span text:style-name="T3">,</text:span>有些人<text:span text:style-name="T3">,</text:span>特別是那些很熱衷於發表論文很熱衷於所謂學術成就的那種人<text:span text:style-name="T3">,</text:span>明明受我啟發<text:span text:style-name="T3">,</text:span>明明剽竊我的原創觀點<text:span text:style-name="T3">,</text:span>但他們卻故意不吭一聲<text:span text:style-name="T3">,</text:span>完全不提我的啟發或指導<text:span text:style-name="T3">. </text:span>反而努力攀附學術權勢<text:span text:style-name="T3">,</text:span>努力公開去引用一些事實上毫無引用必要的學界名人所講的一些廢話<text:span text:style-name="T3">,</text:span>以便表示自己跟該名人的親近性或表示效忠<text:span text:style-name="T3">.<text:line-break/><text:line-break/></text:span>學姐常說<text:span text:style-name="T3">,</text:span>我若再不發表<text:span text:style-name="T3">,</text:span>以後人們搞不好會以為是我去偷學這些北七的想法<text:span text:style-name="T3">,</text:span>或以為我拿別人的文章冠上自己的名字<text:span text:style-name="T3">,</text:span>特別是在這種網路時代<text:span text:style-name="T3">,</text:span>風險更高<text:span text:style-name="T3">. </text:span>但是<text:span text:style-name="T3">,</text:span>對於一個自暴自棄的人<text:span text:style-name="T3">,</text:span>別說發表論文<text:span text:style-name="T3">,</text:span>連要公開做一點正經像樣的事都會覺得彷彿褻瀆了神明<text:span text:style-name="T3">.<text:line-break/><text:line-break/></text:span>陳真<text:span text:style-name="T3">2011. 06. 21<text:line-break/>============<text:line-break/></text:span>以下引自維基百科<text:span text:style-name="T3"><text:line-break/><text:line-break/>Malick studied philosophy under Stanley Cavell at Harvard University, graduating summa cum laude and Phi Beta Kappa in 1965. He went on to Magdalen College, Oxford as a Rhodes Scholar. After a disagreement with his tutor, Gilbert Ryle, over his thesis on the concept of world in Kierkegaard, Heidegger, and Wittgenstein, Malick left Oxford without a doctorate degree.</text:span></text:p>
      <text:p text:style-name="P1"><text:span text:style-name="T1">陳真</text:span><text:s/>  |  2011.06.20 04:21   |   <text:a xlink:type="simple" xlink:href="http://palinfo.habago.org/Entry?Command=Information_PrintForum&amp;iPage=560#FORUM24772"><text:span text:style-name="T2">#</text:span></text:a></text:p>
      <text:p text:style-name="P4">我一生最有把握的兩件事<text:span text:style-name="T3">,</text:span>一是做哲學<text:span text:style-name="T3">,</text:span>二是看電影<text:span text:style-name="T3">. </text:span>最早的觀影印象是大約在我兩歲時<text:span text:style-name="T3">,</text:span>記得好像是由售票小姐抱著<text:span text:style-name="T3">,</text:span>在自家電影院看一部日片<text:span text:style-name="T3">(</text:span>那時日片尚未禁演<text:span text:style-name="T3">),</text:span>只記得螢幕上有一隻會吐水的大青蛙和一隻會吐火的恐龍在決鬥<text:span text:style-name="T3">. <text:line-break/><text:line-break/></text:span>我家電影院叫今日戲院<text:span text:style-name="T3">,</text:span>原是四舅歐雲明所有<text:span text:style-name="T3">,</text:span>賣給五舅歐雲炎之後旋即由我父母取得經營權<text:span text:style-name="T3">.</text:span>今日戲院建於<text:span text:style-name="T3">1946</text:span>年<text:span text:style-name="T3">,</text:span>原名小全成<text:span text:style-name="T3">,</text:span>網路上說什麼<text:span text:style-name="T3">1984</text:span>年由我表弟吳俊誠購買之後才改名<text:span text:style-name="T3">,</text:span>並非事實<text:span text:style-name="T3">;"</text:span>今日<text:span text:style-name="T3">" </text:span>是我爸媽取的名<text:span text:style-name="T3">,</text:span>早在大約<text:span text:style-name="T3">1969</text:span>年我剛上小學時便由小全成改名今日<text:span text:style-name="T3">. <text:line-break/><text:line-break/></text:span>今日戲院雖然至今還存在<text:span text:style-name="T3">,</text:span>但因其古老<text:span text:style-name="T3">,</text:span>早已變成一種歷史與文化符號<text:span text:style-name="T3">.</text:span>但或許是我父母太安靜太低調太不會玩歷史了<text:span text:style-name="T3">,</text:span>如今人們談起今日或小全成戲院時<text:span text:style-name="T3">,</text:span>幾乎都把<text:span text:style-name="T3">1984</text:span>年以前由我父母經營的那段漫長數十年歷史與幾乎天天爆滿的經營盛況給整個一筆抹煞<text:span text:style-name="T3">. <text:line-break/><text:line-break/></text:span>跟我家人一樣<text:span text:style-name="T3">,</text:span>歷史怎麼詮釋表態或造冊邀功<text:span text:style-name="T3">,</text:span>其實我一點也不關心<text:span text:style-name="T3">,</text:span>不過<text:span text:style-name="T3">,</text:span>感覺上很奇怪的是<text:span text:style-name="T3">: "</text:span>今日戲院<text:span text:style-name="T3">" </text:span>明明就是我家啊<text:span text:style-name="T3">,</text:span>從我出生那一刻起便伴我長大一直到上大學的一個家<text:span text:style-name="T3">; </text:span>每天放學<text:span text:style-name="T3">,</text:span>六個兄弟姐妹往往不是回到住家<text:span text:style-name="T3">,</text:span>而是回到<text:span text:style-name="T3"><text:s/>"</text:span>今日<text:span text:style-name="T3">",</text:span>幾乎天天待到散場結帳後才回家睡覺<text:span text:style-name="T3">.<text:line-break/><text:line-break/></text:span>假日常做的事之一就是包蜜餞<text:span text:style-name="T3">,</text:span>先買來一大箱<text:span text:style-name="T3">,</text:span>然後用蠟燭封緊塑膠袋口<text:span text:style-name="T3">,</text:span>弄成一小包一小包拿去電影院販賣部賣<text:span text:style-name="T3">. </text:span>家裏至今仍保留一個過去掛在胸前的小木箱<text:span text:style-name="T3">,</text:span>箱子外寫著<text:span text:style-name="T3"><text:s/>"</text:span>冰棒<text:span text:style-name="T3">" </text:span>兩個大紅字<text:span text:style-name="T3">,</text:span>那是在電影中場休息時間在場內賣紅豆冰棒用的箱子<text:span text:style-name="T3">.<text:line-break/><text:line-break/></text:span>我的人生大概有一半的時間都在電影院裏渡過<text:span text:style-name="T3">,</text:span>特別是童年和青少年時期<text:span text:style-name="T3">,</text:span>今日戲院等於就是我的書房臥房遊戲間兼研究室<text:span text:style-name="T3">;</text:span>對於港台與好萊塢電影與電影人事物之種種歷史文化細節包括演員導演及觀眾習性和廣告看板製作及隨片登台和剪片禁片與審查制度及官員警察動輒勒索找碴等等等<text:span text:style-name="T3">,</text:span>暸若指掌<text:span text:style-name="T3">,</text:span>歷歷在目<text:span text:style-name="T3">. </text:span>如果有人想了解一種真正<text:span text:style-name="T3"><text:s/>"</text:span>活的<text:span text:style-name="T3">" </text:span>有關電影的歷史<text:span text:style-name="T3">,</text:span>那我大概可以足足講上一整年的課<text:span text:style-name="T3">,</text:span>而且保證都是第一手經驗<text:span text:style-name="T3">.<text:line-break/><text:line-break/></text:span>以上是題外話<text:span text:style-name="T3">,</text:span>我只是想說<text:span text:style-name="T3">,</text:span>世上有哪些好導演<text:span text:style-name="T3">,</text:span>大概很少有我不知道的<text:span text:style-name="T3">,</text:span>但永生樹的導演<text:span text:style-name="T3"><text:s/>Terrence Malick </text:span>我之前真的就一無所知了<text:span text:style-name="T3">.</text:span>一直到最近<text:span text:style-name="T3">,</text:span>因為永生樹的關係<text:span text:style-name="T3">,</text:span>才聽聞此人<text:span text:style-name="T3">. </text:span>聽說他在<text:span text:style-name="T3">1978</text:span>年獲得坎城影展最佳導演獎之後<text:span text:style-name="T3">,</text:span>因為覺得自己拍電影拍得很差或沒什麼特別靈感<text:span text:style-name="T3">,</text:span>所以得獎之後連續<text:span text:style-name="T3">20</text:span>年沒有作品<text:span text:style-name="T3">.<text:line-break/><text:line-break/></text:span>今天跑去看永生樹<text:span text:style-name="T3">,</text:span>竟然一大堆觀眾<text:span text:style-name="T3">,</text:span>讓我很訝異<text:span text:style-name="T3">,</text:span>因為我平常看電影往往是一人或兩人包全場<text:span text:style-name="T3">,</text:span>沒有半個觀眾<text:span text:style-name="T3">,</text:span>沒想到這電影竟吸引這麼多人<text:span text:style-name="T3">,</text:span>但我猜這些觀眾大概都是來看明星<text:span text:style-name="T3">,</text:span>而不是來看電影的<text:span text:style-name="T3">. </text:span>果然<text:span text:style-name="T3">,</text:span>前後左右都是這類電影智障<text:span text:style-name="T3">,</text:span>一邊看一邊還會發出怪聲或一邊罵<text:span text:style-name="T3">,</text:span>表示其不耐煩<text:span text:style-name="T3">.<text:line-break/><text:line-break/></text:span>旁邊一對年輕男女不但全程發出噪音<text:span text:style-name="T3">,</text:span>女的還翹腳至前座左右搖晃表達不屑<text:span text:style-name="T3">. </text:span>電影一結束<text:span text:style-name="T3">,</text:span>那男的故意大聲說給全戲院的人聽<text:span text:style-name="T3">,</text:span>他說<text:span text:style-name="T3">: "</text:span>我真的要飆髒話了<text:span text:style-name="T3">!" </text:span>女的說<text:span text:style-name="T3">: "</text:span>對啊<text:span text:style-name="T3">,</text:span>我們去問看看是不是放錯片子了<text:span text:style-name="T3">!" </text:span>男的嘴裏還一直嘟嚷著<text:span text:style-name="T3"><text:s/>"</text:span>退票<text:span text:style-name="T3">!</text:span>退票<text:span text:style-name="T3">!",</text:span>最後男女異口同聲說<text:span text:style-name="T3">,</text:span>要趕快回去寫<text:span text:style-name="T3">facebook,</text:span>告訴大家不要浪費錢看這爛片<text:span text:style-name="T3">.<text:line-break/><text:line-break/></text:span>後面一對夫妻也是嘴裏唸唸有詞<text:span text:style-name="T3">,</text:span>這些人好像受了多大的委屈似的<text:span text:style-name="T3">,</text:span>真不知道他們究竟是期待看到什麼<text:span text:style-name="T3">? </text:span>看到男女主角脫光衣褲上床做愛給大家看<text:span text:style-name="T3">? </text:span>還是看到什麼碗糕溫馨感情戲高潮迭起衝突不斷<text:span text:style-name="T3">?<text:line-break/><text:line-break/></text:span>當時電影還沒演完<text:span text:style-name="T3">,</text:span>字幕還在跑<text:span text:style-name="T3">,</text:span>這些半票觀眾卻大小聲一直罵<text:span text:style-name="T3">,</text:span>還好我自從回台四年<text:span text:style-name="T3">,</text:span>忍功已練到爐火純青<text:span text:style-name="T3">,</text:span>要不然真是會發生慘案<text:span text:style-name="T3">. <text:line-break/><text:line-break/></text:span>在台灣看電影最痛苦的事之一就是觀眾素質太差<text:span text:style-name="T3">,</text:span>好像沒辦法安安靜靜<text:span text:style-name="T3">,</text:span>非得一邊大吃大喝一邊評論甚至一邊接手機才行<text:span text:style-name="T3">. </text:span>以前在劍橋很討厭跟滿屋子幾乎全是像學者那樣的人看看電影<text:span text:style-name="T3">,</text:span>不過跟台灣觀眾比起來<text:span text:style-name="T3">,</text:span>我還是寧願跟英國<text:span text:style-name="T3"><text:s/>"</text:span>學者<text:span text:style-name="T3">" </text:span>們看<text:span text:style-name="T3">,</text:span>至少他們安靜許多<text:span text:style-name="T3">,</text:span>而且往往還挺入戲<text:span text:style-name="T3">,</text:span>常有人散場後仍留座位上啜泣<text:span text:style-name="T3">.<text:line-break/><text:line-break/></text:span>看電影是一種很個人化的活動<text:span text:style-name="T3">,</text:span>因此<text:span text:style-name="T3">,</text:span>我特別愛看的<text:span text:style-name="T3">,</text:span>通常都不會介紹大家看<text:span text:style-name="T3">,</text:span>因為我知道那只是我個人愛看而已<text:span text:style-name="T3">,</text:span>若推薦給別人看<text:span text:style-name="T3">,</text:span>很可能品味不搭<text:span text:style-name="T3">,</text:span>只是害人平白浪費時間浪費錢<text:span text:style-name="T3">.<text:line-break/><text:line-break/></text:span>但有些電影<text:span text:style-name="T3">,</text:span>它差不多就像是創造出一種新的語言了<text:span text:style-name="T3">,</text:span>就像永生樹便屬之<text:span text:style-name="T3">,</text:span>因此<text:span text:style-name="T3">,</text:span>除非你真的很窮<text:span text:style-name="T3">,</text:span>要不然還是值得冒險一看<text:span text:style-name="T3">,</text:span>搞不好你會喜歡<text:span text:style-name="T3">. </text:span>這電影讓我看到我的三個偶像的影子<text:span text:style-name="T3">: </text:span>高達<text:span text:style-name="T3">,Kusturica </text:span>以及蘇古諾夫<text:span text:style-name="T3">.<text:line-break/><text:line-break/></text:span>這電影始終都不懷疑上帝<text:span text:style-name="T3">,</text:span>但我倒沒有如此虔誠<text:span text:style-name="T3">,</text:span>我常想<text:span text:style-name="T3">,</text:span>上帝或靈魂說不定只是一些很孤獨的怪人所創造出來的<text:span text:style-name="T3">,</text:span>創造出來陪伴自己<text:span text:style-name="T3">,</text:span>給自己一個安慰<text:span text:style-name="T3">,</text:span>彷彿在有限的肉體與可悲的生命處境之外還真有個屬靈的永恆世界<text:span text:style-name="T3">.<text:line-break/><text:line-break/></text:span>這永恆的世界究竟有或沒有<text:span text:style-name="T3">? </text:span>許多時候我還真的挺困惑<text:span text:style-name="T3">. </text:span>人就跟細菌一樣<text:span text:style-name="T3">(</text:span>或比細菌好一些<text:span text:style-name="T3">),</text:span>上帝真的會在乎嗎<text:span text:style-name="T3">? </text:span>正如我們真的會在乎渺小如一隻細菌的悲歡枯榮嗎<text:span text:style-name="T3">? </text:span>億萬生靈<text:span text:style-name="T3">,</text:span>如塵一般<text:span text:style-name="T3">,</text:span>上帝有什麼理由特別眷顧我們<text:span text:style-name="T3">?<text:line-break/><text:line-break/></text:span>陳真<text:span text:style-name="T3">2011 06. 20.<text:line-break/>=========================<text:line-break/><text:line-break/></text:span>《永生樹》導演慢火燉出小布爸氣<text:span text:style-name="T3"><text:s/></text:span>殺出重圍奪金棕櫚<text:span text:style-name="T3"> <text:line-break/><text:line-break/>2011-05-24 06:30:00</text:span>　蘋果日報<text:span text:style-name="T3"> <text:line-break/><text:line-break/><text:line-break/></text:span>【林慧娟╱坎城報導】第<text:span text:style-name="T3">64</text:span>屆坎城影展於台灣時間昨凌晨揭曉最高榮譽金棕櫚獎，由美國名導泰倫斯馬力克（<text:span text:style-name="T3">Terrence Malick</text:span>）執導、「小布」布萊德彼特主演的《永生樹》（<text:span text:style-name="T3">The Tree of Life</text:span>）獲得。害羞低調的馬力克未到坎城領獎，製片黛德嘉納轉述他的得獎感言：「我的天啊！謝謝我的太太和父母。」<text:span text:style-name="T3"><text:line-break/><text:line-break/></text:span>由小布和西恩潘擔綱的《永》片，描述<text:span text:style-name="T3">1950</text:span>年代美國德州男孩傑克在嚴父慈母的教養下成長，小布飾演嚴父，西恩潘詮釋成年後的傑克，探詢生命起源、人生意義和信仰問題。<text:span text:style-name="T3"><text:line-break/><text:line-break/></text:span>小布上周帶女友安潔莉娜裘莉赴坎城造勢，該片上周試映時大爆滿，映後掌聲、噓聲交雜；評審團主席勞勃狄尼洛昨表示：「評審有志一同認為（金棕櫚得主）就是這部片，不論格局、重要性和節奏，都符合金棕櫚獎標準。這是非常困難的決定，因為其他電影也很棒，但大多數評審認為《永生樹》最讚。」<text:span text:style-name="T3"><text:line-break/><text:line-break/></text:span>馬力克吸眾大牌跑龍套<text:span text:style-name="T3"><text:line-break/><text:line-break/></text:span>馬力克被視為美國影壇大師，以慢工出細活著稱，入行逾<text:span text:style-name="T3">43</text:span>年僅拍過《天堂之日》、《紅色警戒》等<text:span text:style-name="T3">5</text:span>部長片，<text:span text:style-name="T3">1978</text:span>年曾以《天堂之日》獲頒坎城影展最佳導演獎，隔了<text:span text:style-name="T3">20</text:span>年才拍《紅色警戒》，包括喬治克魯尼、西恩潘、約翰屈伏塔、約翰庫薩克、尼克諾特等好萊塢大咖爭相在片中跑龍套，也要與他合作。<text:span text:style-name="T3"><text:line-break/><text:line-break/>67</text:span>歲的馬力克畢業於哈佛大學哲學系，曾在牛津大學研讀博士課程，卻與指導教授意見不合，未完成學業。他曾在美國麻省理工學院教授哲學，也曾兼差當記者。<text:span text:style-name="T3"><text:line-break/><text:line-break/></text:span>他目前定居美國德州奧斯汀，鮮少公開亮相，外界對他的生活起居充滿好奇，小布日前在記者會上笑說：「他也會上廁所啦。」製片比爾波拉德說：「他非常謙虛、害羞，他想保留私生活，由作品替他發言。」<text:span text:style-name="T3"><text:s/></text:span>新聞來源：蘋果日報<text:span text:style-name="T3"><text:s/>, </text:span>蘋果動新聞<text:span text:style-name="T3"><text:s/></text:span>更多娛樂新聞<text:span text:style-name="T3"><text:s/>» </text:span></text:p>
      <text:p text:style-name="P1"><text:span text:style-name="T1">陳真</text:span><text:s/>  |  2011.06.18 02:05   |   <text:a xlink:type="simple" xlink:href="http://palinfo.habago.org/Entry?Command=Information_PrintForum&amp;iPage=560#FORUM24746"><text:span text:style-name="T2">#</text:span></text:a></text:p>
      <text:p text:style-name="P5">我一直沒有看秉叡所附的石之瑜那篇文章<text:span text:style-name="T3">,</text:span>剛剛瞄了一下<text:span text:style-name="T3">,</text:span>雖然寫得模模糊糊<text:span text:style-name="T3">,</text:span>但基本上我知道他在指什麼<text:span text:style-name="T3">,</text:span>他是在說台灣社運圈這一堆團體其實都是帶有顏色的<text:span text:style-name="T3">. <text:line-break/><text:line-break/></text:span>石教授所言甚是<text:span text:style-name="T3">,</text:span>但若要說社運人士是什麼理想主義者<text:span text:style-name="T3">,</text:span>只是有了權力後就變節<text:span text:style-name="T3">,</text:span>那真的是有點咬文嚼字<text:span text:style-name="T3">,</text:span>那就好像說政客們其實個個都是志向遠大的政治家<text:span text:style-name="T3">,</text:span>可是當他們當選後就變成混蛋政客了<text:span text:style-name="T3">. <text:line-break/><text:line-break/></text:span>這豈不是等於說某人在他生小孩之前其實是個好爸爸<text:span text:style-name="T3">,</text:span>但是當他真的有了小孩之後他就變成一個整天虐待家暴小孩的混蛋父親了<text:span text:style-name="T3">. </text:span>這樣講不是很奇怪嗎<text:span text:style-name="T3">? </text:span>那我是不是也可以說某某人真是個聖人<text:span text:style-name="T3">,</text:span>但是每次一旦女色當前<text:span text:style-name="T3">,</text:span>他就變成色狼了<text:span text:style-name="T3">. </text:span>某某人真是個廉潔的好醫生<text:span text:style-name="T3">,</text:span>可是<text:span text:style-name="T3">,</text:span>每次一看到藥商或家屬的紅包<text:span text:style-name="T3">,</text:span>他就不行了<text:span text:style-name="T3">,</text:span>馬上變成個貪財鬼了<text:span text:style-name="T3">.<text:line-break/><text:line-break/></text:span>如果是這樣<text:span text:style-name="T3">,</text:span>那你何必糟蹋<text:span text:style-name="T3"><text:s/>"</text:span>政治家<text:span text:style-name="T3">" "</text:span>好爸爸<text:span text:style-name="T3">" "</text:span>聖人<text:span text:style-name="T3">" </text:span>或<text:span text:style-name="T3"><text:s/>"</text:span>好醫師<text:span text:style-name="T3">" </text:span>這些字眼<text:span text:style-name="T3">? </text:span>何不直接就說他們大多始終是個混蛋豈不更接近事實<text:span text:style-name="T3">? <text:line-break/><text:line-break/></text:span>台灣的幾個主要<text:span text:style-name="T3"><text:s/>"</text:span>社運<text:span text:style-name="T3">"(?)</text:span>或人權<text:span text:style-name="T3">(?)</text:span>團體<text:span text:style-name="T3">,</text:span>我幾乎都是籌備者之一<text:span text:style-name="T3">,</text:span>也就是說<text:span text:style-name="T3">,</text:span>我不但是原始發起人<text:span text:style-name="T3">,</text:span>而且是一磚一瓦從無到有建立起來<text:span text:style-name="T3">,</text:span>例如環保聯盟<text:span text:style-name="T3">,</text:span>醫界聯盟<text:span text:style-name="T3">,</text:span>國際特赦組織<text:span text:style-name="T3">,</text:span>其它像台權會<text:span text:style-name="T3">,</text:span>勞陣<text:span text:style-name="T3">,</text:span>核四公投促進會<text:span text:style-name="T3">,</text:span>我也都是最早期的一批參與者<text:span text:style-name="T3">,</text:span>例如我是跟阿扁在<text:span text:style-name="T3">1986-87</text:span>年同時加入台權會的<text:span text:style-name="T3">. <text:line-break/><text:line-break/></text:span>但真是沒想到<text:span text:style-name="T3">,</text:span>因為我對顏色不敬<text:span text:style-name="T3">,</text:span>我後來被幾乎所有這些團體或這些團體後來居上的掌權者或支持者給紮紮實實地糟蹋過<text:span text:style-name="T3">. </text:span>恕我不敢也不想舉實例<text:span text:style-name="T3">,</text:span>畢竟我敢惹君子<text:span text:style-name="T3">,</text:span>但實在不敢惹小人<text:span text:style-name="T3">. </text:span>我只能說<text:span text:style-name="T3">: </text:span>我不知道自己是什麼主義者<text:span text:style-name="T3">,</text:span>我只能確信一點<text:span text:style-name="T3">,</text:span>那就是<text:span text:style-name="T3">: <text:line-break/><text:line-break/></text:span>如果這些打著漂亮旗號說要改革社會的人是<text:span text:style-name="T3"><text:s/>A </text:span>主義者<text:span text:style-name="T3">,</text:span>那我肯定就是<text:span text:style-name="T3"><text:s/>"</text:span>反<text:span text:style-name="T3"><text:s/>A </text:span>主義者<text:span text:style-name="T3">",</text:span>簡單說就是<text:span text:style-name="T3">,</text:span>只要把我和他們給整個正反倒過來就是了<text:span text:style-name="T3">. </text:span>他們若是理想主義者<text:span text:style-name="T3">,</text:span>那我就是反理想主義者<text:span text:style-name="T3">,</text:span>如果他們是好人<text:span text:style-name="T3">,</text:span>那我肯定就是個大惡棍<text:span text:style-name="T3">;</text:span>總之我跟他們恰恰是屬於天地正好完全相反的兩種人<text:span text:style-name="T3">.<text:line-break/><text:line-break/></text:span>除了動物社會研究會以及一些非常不主流的小團體如勞權會<text:span text:style-name="T3">,</text:span>我早已十幾年來就不再跟台灣的所謂社運團體有任何瓜葛<text:span text:style-name="T3">;</text:span>因為他們在我看來實在跟詐騙集團沒有兩樣<text:span text:style-name="T3">.</text:span></text:p>
      <text:p text:style-name="P1"><text:span text:style-name="T1">陳真</text:span><text:s/>  |  2011.06.17 21:11   |   <text:a xlink:type="simple" xlink:href="http://palinfo.habago.org/Entry?Command=Information_PrintForum&amp;iPage=560#FORUM24744"><text:span text:style-name="T2">#</text:span></text:a></text:p>
      <text:p text:style-name="P4">我講的那張照片<text:span text:style-name="T3">(</text:span>桂希恩在河南村莊<text:span text:style-name="T3">)</text:span>請見底下網址<text:span text:style-name="T3">. </text:span>我們這網站莫名其妙不讓我貼有<text:span text:style-name="T3"><text:s/>s0hu</text:span>的字眼<text:span text:style-name="T3">,</text:span>所以得把<text:span text:style-name="T3"><text:s/>so hu </text:span>之間的空格消除才是正確網址<text:span text:style-name="T3">.<text:line-break/><text:line-break/></text:span>陳真<text:span text:style-name="T3"><text:line-break/>==============<text:line-break/><text:line-break/>http://health.so hu.com/20040909/n221956230.shtml<text:line-break/><text:line-break/></text:span>中國愛滋病高發區的最早發現者<text:span text:style-name="T3">--</text:span>桂希恩<text:span text:style-name="T3"><text:line-break/><text:line-break/>2004</text:span>年<text:span text:style-name="T3">9</text:span>月<text:span text:style-name="T3">9</text:span>日<text:span text:style-name="T3">10:48 <text:line-break/></text:span>來源<text:span text:style-name="T3">: CCTV</text:span>央視國際　<text:span text:style-name="T3"> <text:line-break/><text:line-break/></text:span>桂希恩：中國愛滋病高發區的最早發現者<text:span text:style-name="T3"><text:line-break/><text:line-break/></text:span>桂希恩在河南村莊<text:span text:style-name="T3">(</text:span>圖略<text:span text:style-name="T3">)<text:line-break/><text:line-break/></text:span>今年<text:span text:style-name="T3">2</text:span>月<text:span text:style-name="T3">28</text:span>日，歐洲銀行家馬丁<text:span text:style-name="T3">•</text:span>哥頓來到武漢，將<text:span text:style-name="T3">2003</text:span>年度愛滋病預防國際最高獎<text:span text:style-name="T3">“</text:span>貝利<text:span text:style-name="T3">—</text:span>馬丁<text:span text:style-name="T3">”</text:span>獎頒給了桂希恩。<text:span text:style-name="T3"><text:line-break/><text:line-break/></text:span>五年前，一個普通的武漢傳染病醫生揭開了中原地區愛滋病爆發流行的實情。五年時間，他克服重重阻力，尋找和救治無助的病毒感染者。為了扭轉人們的偏見，他也曾和自己的病人同吃同住。<text:span text:style-name="T3"><text:line-break/><text:line-break/></text:span>桂希恩<text:span text:style-name="T3">———</text:span>這位中國愛滋病高發區的最早發現者，用行動重新詮釋一個醫生的職責。<text:span text:style-name="T3"><text:line-break/><text:line-break/></text:span>桂希恩，<text:span text:style-name="T3">1937</text:span>年生，武漢大學中南醫院傳染病科主任，<text:span text:style-name="T3">1999</text:span>年開始在河南愛滋病高發區從事開創性的疫情調查防治工作。<text:span text:style-name="T3"><text:line-break/><text:line-break/>2004</text:span>年<text:span text:style-name="T3">2</text:span>月<text:span text:style-name="T3">28</text:span>日，歐洲銀行家馬丁<text:span text:style-name="T3">•</text:span>哥頓來到武漢市，將<text:span text:style-name="T3">2003</text:span>年度愛滋病預防的國際最高獎<text:span text:style-name="T3">“</text:span>貝利<text:span text:style-name="T3">—</text:span>馬丁<text:span text:style-name="T3">”</text:span>獎頒給了他，獎勵他在愛滋病防治領域的開創性工作。近日，中央電視臺《面對面》欄目記者對他進行了專訪。<text:span text:style-name="T3"><text:line-break/><text:line-break/></text:span>桂希恩在河南村莊<text:span text:style-name="T3">(</text:span>圖略<text:span text:style-name="T3">)<text:line-break/><text:line-break/></text:span>今年<text:span text:style-name="T3">2</text:span>月<text:span text:style-name="T3">28</text:span>日，歐洲銀行家馬丁<text:span text:style-name="T3">•</text:span>哥頓來到武漢，將<text:span text:style-name="T3">2003</text:span>年度愛滋病預防的國際最高獎<text:span text:style-name="T3">“</text:span>貝利<text:span text:style-name="T3">—</text:span>馬丁<text:span text:style-name="T3">”</text:span>獎頒給了桂希恩。<text:span text:style-name="T3"><text:line-break/><text:line-break/></text:span>兩去河南<text:span text:style-name="T3"><text:s/></text:span>發現艾滋高發區<text:span text:style-name="T3"><text:line-break/><text:line-break/></text:span>考察怪病，一去河南<text:span text:style-name="T3"><text:line-break/><text:line-break/></text:span>桂希恩是武漢大學中南醫院一位有著<text:span text:style-name="T3">40</text:span>多年從醫經驗的傳染病醫生，<text:span text:style-name="T3">1960</text:span>年他從武漢醫學院畢業後，志願赴青海省從事地方病防治工作，一干就是<text:span text:style-name="T3">16</text:span>年。<text:span text:style-name="T3">1976</text:span>年桂希恩返回武漢後，一直從事血吸蟲病等傳染病防治和科研工作。<text:span text:style-name="T3">1999</text:span>年，一位來自河南的進修醫生告訴他，老家上蔡縣文樓村有許多人染了怪病相繼死亡，多年養成的職業敏感驅使桂希恩要去實地考察一番。<text:span text:style-name="T3"><text:line-break/><text:line-break/></text:span>桂希恩：<text:span text:style-name="T3">1999</text:span>年的<text:span text:style-name="T3">6</text:span>月底，我在天津開一個全國傳染病會議，會議結束後，我回去時就在駐馬店下車，到這個縣去了，去了就找那個進修醫生的同事陳寶印，他的家就在這個村，所以他帶我到這個村子裏去了。<text:span text:style-name="T3"><text:line-break/><text:line-break/></text:span>我去看的第一個病人叫孔留柱，有發燒、消瘦、腹瀉，口腔有真菌感染症狀，非常像愛滋病，我就給他抽了血。那一次，我只帶了<text:span text:style-name="T3">11</text:span>個管子，抽出<text:span text:style-name="T3">11</text:span>個血樣，回來做有<text:span text:style-name="T3">10</text:span>個<text:span text:style-name="T3">HIV</text:span>（愛滋病）是陽性的，我做的是過篩實驗，當時不能肯定。因為過篩實驗不能確定診斷的，按照法律的要求要做確診實驗，我就找到做確診實驗的單位。<text:span text:style-name="T3"><text:line-break/><text:line-break/></text:span>記者：那你當時意外嗎？<text:span text:style-name="T3"><text:line-break/><text:line-break/></text:span>桂希恩：我非常意外，因為這個村子裏病人很多，而且這些人都是賣血的，這個問題就很嚴重了。因為他的血還可能給了別人，而且這個村賣血的人口很多，可能這個病還不局限於我發現的這幾個。我把口袋裏<text:span text:style-name="T3">1600</text:span>塊錢給他們，做了<text:span text:style-name="T3">6</text:span>個，結果這<text:span text:style-name="T3">6</text:span>個全是陽性。<text:span text:style-name="T3"><text:line-break/><text:line-break/></text:span>通過這個結果，我相信那<text:span text:style-name="T3">10</text:span>個大概都沒有錯。把這個事情完成以後，我第二次到這個縣去了，向當地衛生局報告了。我說我發現這個地方有愛滋病，我抽<text:span text:style-name="T3">11</text:span>個血樣，就有<text:span text:style-name="T3">10</text:span>個有問題，而且這個跟賣血有關係，涉及的人很多。<text:span text:style-name="T3"><text:line-break/><text:line-break/></text:span>我原想<text:span text:style-name="T3">7</text:span>月份放暑假時，帶一個醫療隊到這兒來，同時把這個病作為一個調查。結果衛生局長不同意，禁止我去，所以我後來沒去了。但是我已經認識了村民，認識了醫生，還跟那兒保持聯繫。<text:span text:style-name="T3"><text:line-break/><text:line-break/></text:span>二去河南，結果震驚<text:span text:style-name="T3"><text:line-break/><text:line-break/></text:span>回到武漢以後，桂希恩在焦慮中等待了兩個月時間，但河南方面沒有傳來任何消息。<text:span text:style-name="T3"><text:line-break/><text:line-break/></text:span>記者：河南衛生局的人說，你們要來我就要干預，你就沒去了嗎？<text:span text:style-name="T3"><text:line-break/><text:line-break/></text:span>桂希恩：考慮了兩個多月後，我覺得，為了對這個事情負責，我應當再去。所以我就利用了那年的中秋節，又去了這個村。我帶了三個學生，我們四個人兩天抽了<text:span text:style-name="T3">140</text:span>多個血樣，而結果確實叫我很震驚的。超過一半的標本，我抽的標本裏頭有超過一半是陽性的。<text:span text:style-name="T3"><text:line-break/><text:line-break/></text:span>記者：標本的選擇是隨機的嗎？<text:span text:style-name="T3"><text:line-break/><text:line-break/></text:span>桂希恩：願意接受的我才抽，我不能強迫任何人。從這個意義上講好像是隨機，但是願意接受的一種人是有病的。所以我這個數字肯定不代表整個村的人口。<text:span text:style-name="T3"><text:line-break/><text:line-break/></text:span>記者：屬於一個高危人群？<text:span text:style-name="T3"><text:line-break/><text:line-break/></text:span>桂希恩：高危人群，超過一半是陽性，但是也已經非常可怕了。我現在看到一個更加可怕的瘟神來到這個地區了，我還擔心我見到的只是冰山一角。<text:span text:style-name="T3"><text:line-break/><text:line-break/></text:span>秘密調查村莊疫情<text:span text:style-name="T3"><text:line-break/><text:line-break/></text:span>上個世紀<text:span text:style-name="T3">90</text:span>年初開始，受經濟利益驅使，河南省某些地區非法和不規範的采血現象盛行，就在這段時間，愛滋病毒通過交叉感染在賣血者當中開始傳播，而且危及到了他們的親人。但是在桂希恩的個人調查之前，疫情發展到底如何，無人知曉。<text:span text:style-name="T3"><text:line-break/><text:line-break/></text:span>記者：但是換一個角度來說，你不管這件事不會有人責怪你．<text:span text:style-name="T3"><text:line-break/><text:line-break/></text:span>桂希恩：良心會責備我的。做傳染病工作的，遇到這種情況還不過問，我覺得這不是一個合格的醫生。<text:span text:style-name="T3"><text:line-break/><text:line-break/></text:span>記者：這個事可能不歸你管了。<text:span text:style-name="T3"><text:line-break/><text:line-break/></text:span>桂希恩：已經引起他們重視那就行了，我就不再管了，但是他們沒有任何行動，那我就認為是他們不對了。哪怕冒一點風險，我也應該去把它搞清楚些。<text:span text:style-name="T3"><text:line-break/><text:line-break/></text:span>記者：離開時有什麼麻煩嗎？<text:span text:style-name="T3"><text:line-break/><text:line-break/></text:span>桂希恩：沒有，但是我那時候確實吃了一驚，主要害怕的是，要弄到政府裏頭去，我這些工作全白搞了。<text:span text:style-name="T3"><text:line-break/><text:line-break/></text:span>在秘密狀態下，桂希恩完成了對村莊疫情的初步調查，<text:span text:style-name="T3">1999</text:span>年<text:span text:style-name="T3">10</text:span>月中旬，他將自己的發現報告給了當地政府。<text:span text:style-name="T3">10</text:span>月底，他又向中央主管領導寄交了自己的調查報告。<text:span text:style-name="T3"><text:line-break/><text:line-break/></text:span>北京方面很快有了回音，桂希恩被請到中國疾病預防控制中心詳細彙報疫情調查結果，不久之後，上級部門派遣工作組進駐疫情高發區進行慰問和救治工作。當地政府對桂希恩的態度也和緩了很多。<text:span text:style-name="T3"><text:line-break/><text:line-break/></text:span>桂希恩：有一次他們就請我吃飯，他們委婉地批評我，覺得我不應該私下到他們縣上去。當時有一個副局長說，當時不讓你來是因為你是湖北的，怎麼管到河南來了？這話我就不願意聽。因為現在愛滋病是沒有國界的，哪里來的省界。<text:span text:style-name="T3"><text:line-break/><text:line-break/></text:span>把感染者接到家中同吃同住<text:span text:style-name="T3"><text:line-break/><text:line-break/>2001</text:span>年<text:span text:style-name="T3">5</text:span>月一個意外舉動卻讓桂希恩一下子成為媒體的焦點。他把<text:span text:style-name="T3">5</text:span>名河南愛滋病感染者接到武漢進行檢查治療。並且和這些患者在自己的家裏同吃同住。<text:span text:style-name="T3"><text:line-break/><text:line-break/></text:span>記者：這<text:span text:style-name="T3">5</text:span>個人怎麼會從河南到武漢呢？<text:span text:style-name="T3"><text:line-break/><text:line-break/></text:span>桂希恩：因為那個時候河南對這些病人幫助得還不夠。有一個病人他跟我寫了一封信說，他非常地傷心，他想到哈爾濱去打工。如果能賺錢，給家裏留個兩千多元，那他死也瞑目了。我看了這封信後心裏很難受。我就想我應該幫他這個忙。我就問了有沒有人願意到武漢來檢查，他們有些人願意來檢查。我就說假如有人來問你，你願不願意跟這些學生、新聞界，談談你們自己的經歷，他們說願意。我說如果你們有這條，我相信我一定能夠給你們募捐到一點錢。他們非常困難。所以我就說到我那兒去，我給你做全面的檢查，檢查完了以後你們就回來。<text:span text:style-name="T3"><text:line-break/><text:line-break/></text:span>記者：那個時候你把他們接到家裏去住的時候，你就沒有考慮嗎？<text:span text:style-name="T3"><text:line-break/><text:line-break/></text:span>桂希恩：我沒有想接他到我家裏去，我在那兒都給他們安排了住處的，但是周圍的鄰居不答應，要把他們趕走，我只好回去跟家裏商量。一小時後我就帶他們到我家去。<text:span text:style-name="T3"><text:line-break/><text:line-break/></text:span>記者：你的家人呢？<text:span text:style-name="T3"><text:line-break/><text:line-break/></text:span>桂希恩：我當時跟我夫人講，我說帶這個病人來，她不贊成。我說不是我要把他請來，但是現在我的病人我的朋友來，沒有地方，我怎麼對得起這些人呢，最後她理解了，我覺得這就很不錯了。<text:span text:style-name="T3"><text:line-break/><text:line-break/></text:span>對病人：別歧視他們<text:span text:style-name="T3"><text:line-break/><text:line-break/></text:span>這次風波後，更多的愛滋病感染者成了桂希恩的朋友，除了治療藥物，他們還從桂希恩這裏得到了精神上的安慰，但一些人對艾滋感染者的歧視，讓桂希恩深感擔憂。<text:span text:style-name="T3"><text:line-break/><text:line-break/></text:span>桂希恩：我們不應該歧視他們。那些賣血的、輸血的是無辜的，那些兒童也是無辜的，我們應該做的是幫助他們。另外，他已經感染了這個病，受到了疾病的懲罰，我們還要踏上一腳，不好吧，應該也給他一個生存的機會，給他一定的同情吧。<text:span text:style-name="T3"><text:line-break/><text:line-break/></text:span>記者：但是對於正常人來說害怕也是一種正常的心理呀。<text:span text:style-name="T3"><text:line-break/><text:line-break/></text:span>桂希恩：害怕是因為你們對這種疾病不理解，如果你瞭解這個疾病，你就會正確對待它。病人不可怕，這個疾病可怕。<text:span text:style-name="T3"><text:line-break/><text:line-break/></text:span>記者：那您工作時有沒有特殊的防護措施呢？<text:span text:style-name="T3"><text:line-break/><text:line-break/></text:span>桂希恩：按照規定的措施我們還是有的。（第一次接觸愛滋病的時候），我沒有戴手套，但是我跟病人抽了血以後用酒精擦手。後來做了檢查我沒病。根據國外做過的調查，你的手沒有破損，給病人看病，是不會受傳染的。我願意跟病人做朋友，讓我和他之間沒有隔閡。說老實話，我們覺得他們很好，病人現在也在關心醫生。<text:span text:style-name="T3"><text:line-break/><text:line-break/></text:span>對同事<text:span text:style-name="T3"><text:s/></text:span>不讓他們去抽血<text:span text:style-name="T3"><text:line-break/><text:line-break/></text:span>記者：我知道，每次需要抽血時，都是你抽，而不讓同事去抽。這不是跟你的做法相矛盾嗎？<text:span text:style-name="T3"><text:line-break/><text:line-break/></text:span>桂希恩：不矛盾。有一次，就是我們抽<text:span text:style-name="T3">140</text:span>份血時，因為時間很緊，有一個護士和我一起抽血，結果她把自己紮了。我們回到武漢做的第一件事，就把那個病人的血拿來查了，是陰性的，所以她不可能感染。不過我想到，這樣的事以後不能再有了，萬一發生在同事們的身上，我們怎麼跟醫院、同事和他們的家庭交代？所以，以後抽血都是我一個人抽。<text:span text:style-name="T3"><text:line-break/><text:line-break/></text:span>關於出名<text:span text:style-name="T3"><text:s/></text:span>獲獎後，捐出獎金<text:span text:style-name="T3"><text:line-break/><text:line-break/></text:span>記者：你為什麼躲媒體？<text:span text:style-name="T3"><text:line-break/><text:line-break/></text:span>桂希恩：因為我覺得我這個人不值得報導。人怕出名豬怕壯。<text:span text:style-name="T3"><text:line-break/><text:line-break/></text:span>記者：但是你得獎了。<text:span text:style-name="T3"><text:line-break/><text:line-break/></text:span>桂希恩：如果這個獎是讓我申請才可以得的話，我絕對不會申請的。但是一個外國人給了這個獎，體現了人家關心中國人的愛滋病的防治事業，這種情況，我接受。<text:span text:style-name="T3"><text:line-break/><text:line-break/></text:span>記者：但是您在還沒有領到獎金時就已經決定要把獎金捐出去。<text:span text:style-name="T3"><text:line-break/><text:line-break/></text:span>桂希恩：我不缺錢用，他給我錢，我都用在這個上面。<text:span text:style-name="T3"><text:line-break/><text:line-break/></text:span>另一種現象，讓他憂心<text:span text:style-name="T3"><text:line-break/><text:line-break/></text:span>在桂希恩的促進下，那個曾經病毒肆虐的文樓村受到高度關注，去年開始村裏的愛滋病患者得到了政府的免費藥物治療和經濟救濟。但是近來，桂希恩在愛滋病高發區發現的另一種現象又讓他憂心忡忡。<text:span text:style-name="T3"><text:line-break/><text:line-break/></text:span>桂希恩：許多新的感染者，恐怕是通過吸毒、性傳播和母嬰傳播的。我在一個高發區，晚上住一個什麼局的招待所裏，人家（性服務人員）開門進來了，到這種地步，我也感到很驚訝，這是最近的事情。<text:span text:style-name="T3"><text:line-break/><text:line-break/></text:span>記者：這種現狀會不會讓你懷疑自己現在做這個工作的意義？<text:span text:style-name="T3"><text:line-break/><text:line-break/></text:span>桂希恩：我們更應該做好這個工作，不過我們在預防的時候，這方面的預防工作還要加強。</text:p>
      <text:p text:style-name="P3"/>
      <text:p text:style-name="P1"><text:span text:style-name="T1">陳真</text:span><text:s/>  |  2011.06.17 20:31   |   <text:a xlink:type="simple" xlink:href="http://palinfo.habago.org/Entry?Command=Information_PrintForum&amp;iPage=561#FORUM24743"><text:span text:style-name="T2">#</text:span></text:a></text:p>
      <text:p text:style-name="P4">中國在各領域有幾個我挺佩服的人<text:span text:style-name="T3">,</text:span>最佩服的人之一是醫界的桂希恩<text:span text:style-name="T3">,</text:span>武漢大學醫學院教授<text:span text:style-name="T3">.</text:span>十多年前我就知道他<text:span text:style-name="T3">,</text:span>一直到現在<text:span text:style-name="T3">,</text:span>有時我都還會把他發藥給愛滋病人的一張網路照片給當成電腦桌面<text:span text:style-name="T3">,</text:span>以便我每天只要一開機就能看見他<text:span text:style-name="T3">,</text:span>看他那良善平淡面無多餘表情的模樣我就心裏能有著一種安慰<text:span text:style-name="T3">. <text:line-break/><text:line-break/></text:span>另外我還佩服一位大概已經七八十歲的經濟學家茅于軾<text:span text:style-name="T3">;</text:span>在鳳凰衛視上見過一次<text:span text:style-name="T3">,</text:span>聽他談論貧窮與窮人處境<text:span text:style-name="T3">,</text:span>感覺良善且敢怒敢言<text:span text:style-name="T3">.<text:line-break/><text:line-break/></text:span>對我來說<text:span text:style-name="T3">,</text:span>一個人重要的並不是他做了什麼多麼了不起的事<text:span text:style-name="T3">,</text:span>而是他不管做什麼事時的一種說不上來的氣質與態度<text:span text:style-name="T3">. </text:span>事實上<text:span text:style-name="T3">,</text:span>不管是桂希恩或茅于軾<text:span text:style-name="T3">,</text:span>我跟他們的<text:span text:style-name="T3"><text:s/>"</text:span>接觸<text:span text:style-name="T3">" </text:span>都只不過是在鳳凰衛視上看過一兩次面而已<text:span text:style-name="T3">,</text:span>對他們所做的事所知無幾<text:span text:style-name="T3">,</text:span>但如此驚鴻一瞥就已擄獲我心<text:span text:style-name="T3">,</text:span>特別是桂希恩<text:span text:style-name="T3">;</text:span>我真是很仰慕他<text:span text:style-name="T3">,</text:span>有朝一日希望到中國能見他一面<text:span text:style-name="T3">.<text:line-break/><text:line-break/></text:span>近日報載<text:span text:style-name="T3">,</text:span>一個熱愛中國號稱左派的團體叫<text:span text:style-name="T3"><text:s/>"</text:span>烏有之鄉<text:span text:style-name="T3">"(</text:span>不是烏魚之鄉也不是鳥有之鄉哦<text:span text:style-name="T3">),</text:span>因為茅于軾對毛澤東略有微詞<text:span text:style-name="T3">,</text:span>說毛是人不是神<text:span text:style-name="T3">,</text:span>說毛想當皇帝因此犯下許多重大錯誤<text:span text:style-name="T3">,</text:span>說毛之是非對錯應給予合乎理性的重新評價等等<text:span text:style-name="T3">,</text:span>愛國群眾們聞之大怒便發動圍勦<text:span text:style-name="T3">,</text:span>稱呼茅于軾為漢奸及賣國賊等等一堆在台灣也常聽到的詞<text:span text:style-name="T3">(</text:span>只是把漢奸改成台奸或把賣國改成賣台而已<text:span text:style-name="T3">),</text:span>說要把他繩之以法<text:span text:style-name="T3">,</text:span>還說什麼毛是中華民族英雄不容污衊<text:span text:style-name="T3">,</text:span>膽敢批評毛澤東就是膽敢批評俺爹娘云云<text:span text:style-name="T3">,</text:span>蠢血沸騰<text:span text:style-name="T3">,</text:span>令人驚嘆<text:span text:style-name="T3">. </text:span>那樣一種義和團式的愛國情操<text:span text:style-name="T3">,</text:span>感覺就跟整天喊著愛台灣整天檢驗誰人思想言行對台不忠不義的那類人士非常像<text:span text:style-name="T3">.<text:line-break/><text:line-break/></text:span>羅素說<text:span text:style-name="T3">: "</text:span>愛國就是給笨蛋們一個殺人的理由<text:span text:style-name="T3">." </text:span>我倒是對於愛國者不敢如此不敬<text:span text:style-name="T3">,</text:span>不管是愛中國或愛台灣國<text:span text:style-name="T3">,</text:span>我都不敢吭聲<text:span text:style-name="T3">,</text:span>但重點是<text:span text:style-name="T3">,</text:span>想愛國的就自己去愛<text:span text:style-name="T3">,</text:span>想顧主權的就自己去顧<text:span text:style-name="T3">,</text:span>為什麼要強迫大家都要跟你一樣愛台灣或愛中華呢<text:span text:style-name="T3">? </text:span>吾友施威全說得對<text:span text:style-name="T3">,</text:span>我又不是戀物癖<text:span text:style-name="T3">,</text:span>幹嘛愛台灣<text:span text:style-name="T3">? </text:span>幹嘛愛中國<text:span text:style-name="T3">? </text:span>我只要顧好人權動物權就好<text:span text:style-name="T3">. </text:span>至於主權<text:span text:style-name="T3">,</text:span>對我而言實在毫無意義<text:span text:style-name="T3">,</text:span>你如果覺得它很重要<text:span text:style-name="T3">,</text:span>那就好好用正當的方法和說法去顧<text:span text:style-name="T3">,</text:span>但不要強迫別人都要跟你一樣顧什麼主權愛什麼台灣<text:span text:style-name="T3">. </text:span>老實說<text:span text:style-name="T3">,</text:span>國要能賣<text:span text:style-name="T3">,</text:span>我若缺錢用<text:span text:style-name="T3">,</text:span>我會毫不猶豫賤價賣出<text:span text:style-name="T3">. <text:line-break/><text:line-break/></text:span>底下網址就是這個什麼烏魚之鄉公審茅于軾的網站<text:span text:style-name="T3">.<text:line-break/>http://www.wyzxsx.com/Article/Special/gongsmys/Index.html<text:line-break/><text:line-break/><text:line-break/></text:span>底下則是茅于軾曾經講過的一些讓愛國者們很生氣的話<text:span text:style-name="T3">:</text:span>　　<text:span text:style-name="T3"><text:line-break/><text:line-break/></text:span>「賣國並不是什麼嚴重的錯誤，出賣人民才是嚴重的錯誤」<text:span text:style-name="T3"><text:line-break/><text:line-break/></text:span>「是領土完整重要，還是百姓的生命財產重要？我認為當然是百姓的生命財產更重要。領土不完整，少了一塊，於我何干呢？」<text:span text:style-name="T3"><text:line-break/><text:line-break/></text:span>「如果那是一塊連人都沒有的荒島，爭這塊領土就毫無意義。或者這塊土地上的百姓歸屬別人管理之後，生活反而提高了，自由反而擴大了，那麼這種領土主權的轉移，不但不必反對，還值得歡迎。」<text:span text:style-name="T3"><text:line-break/><text:line-break/></text:span>「最近看到一篇文章說要重新評價汪精衛。文章我沒有看到。對汪精衛我也沒有任何研究，但是引起我的思考。」「也可能有一些漢奸並不是為了自己升官發財，而是為了減輕人民的痛苦，作為抵擋日本人對中國人的欺壓的緩衝器。這樣的漢奸非但沒有錯，而且是真正的英雄。他自己下地獄，為的是減輕老百姓的痛苦。反過來看，有些英雄拿幾十萬人民的性命做抵押，堅決不投降。只是為了報效皇帝老子。從人民利益的立場看這些人不值得效法。用這樣的眼光看問題，幾千年的歷史就要改寫。」<text:span text:style-name="T3"><text:line-break/><text:line-break/></text:span>「在戰爭中犧牲的日本軍隊和百姓都是無辜的，他們對戰爭是沒有責任的。他們的戰死是因為上了戰爭罪犯的當。」<text:span text:style-name="T3"><text:line-break/><text:line-break/></text:span>陳真<text:span text:style-name="T3"><text:line-break/>===================<text:line-break/></text:span>兩學者批毛<text:span text:style-name="T3"><text:s/></text:span>中國左派發動公審<text:span text:style-name="T3"><text:line-break/><text:line-break/></text:span>自由時報<text:span text:style-name="T3"><text:line-break/></text:span>更新日期<text:span text:style-name="T3">:2011/06/17 04:21 </text:span>〔國際新聞中心／綜合報導〕<text:span text:style-name="T3"><text:line-break/><text:line-break/></text:span>中國左派網站「烏有之鄉」不滿茅于軾和辛子陵兩名學者批判已故中國領導人毛澤東，發動各地毛派網民組成「公訴團」對茅于軾和辛子陵「提起公訴」，號稱已有五萬人參與。但茅于軾十五日再透過部落格發表〈對毛澤東的再認識〉，強調他對毛澤東的看法沒有變；毛澤東要還原成人，不再是神，接受公正的評定。<text:span text:style-name="T3"><text:line-break/><text:line-break/></text:span>北京天則經濟研究所理事長茅于軾四月二十六日在網站發表「把毛澤東還原成人」。文章主要是對退伍軍官辛子陵所著「紅太陽的隕落」一書的讀後感。茅于軾數落毛澤東的罪惡，包括心理陰暗、搞階級鬥爭、推動大躍進令中國餓死三千多萬人，五千萬人在中共建政後因政治原因死亡，這個「禍國殃民總後台」至今還在天安門城樓上掛著，中國的滑稽劇還沒有真正謝幕！<text:span text:style-name="T3"><text:line-break/><text:line-break/></text:span>五月底，「烏有之鄉」網站發起「公審」茅于軾、辛子陵，指兩人為「賣國賊」，並發起連署，簽署者包括不少中共退休高官。烏有之鄉網站宣稱，上月二十三日已把檢舉茅于軾觸犯「顛覆國家政權罪」和「誹謗罪」的舉報狀送交北京市公安局和人民檢察院，希望人大高度重視，有關部門查處，維護毛主席形象。<text:span text:style-name="T3"><text:line-break/><text:line-break/></text:span>多維新聞網報導，茅于軾十五日回應烏有之鄉的挑戰，他表示，他理解左派人士懷念毛澤東的緣由，是因為現在社會非常不公平，處於底層的百姓處處受到欺侮。他也曾是毛澤東的擁護者，支持毛所說過的要實行民主政治，要依靠工農，要把祖國建設成富強康樂的國家等主張，但後來越看越清楚，毛唯一目標就是當秦始皇。毛消滅一切政治對手，中國因為毛的錯誤死了大約五千萬人，大救星變成大災星，到死也沒有絲毫自責之心，我們無法原諒他。</text:p>
      <text:p text:style-name="P1"><text:span text:style-name="T1">陳真</text:span><text:s/>  |  2011.06.16 15:56   |   <text:a xlink:type="simple" xlink:href="http://palinfo.habago.org/Entry?Command=Information_PrintForum&amp;iPage=561#FORUM24725"><text:span text:style-name="T2">#</text:span></text:a></text:p>
      <text:p text:style-name="P5">我也來講個真實的笑話<text:span text:style-name="T3">,</text:span>有個外國人問我在英國都吃些什麼<text:span text:style-name="T3">,</text:span>我說我一直維持中式飲食的習慣<text:span text:style-name="T3">,</text:span>她進一步問我說那我在英國有沒有最喜歡吃的食物<text:span text:style-name="T3">,</text:span>我說<text:span text:style-name="T3"><text:s/>King Prawn Fried Rice,</text:span>她故做明白狀點點頭說<text:span text:style-name="T3">:</text:span>嗯<text:span text:style-name="T3">,</text:span>那<text:span text:style-name="T3">..</text:span>這道菜英文是怎麼說呢<text:span text:style-name="T3">? </text:span>我哈哈大笑說我講的就是英文啊<text:span text:style-name="T3">.</text:span></text:p>
      <text:p text:style-name="P1"><text:span text:style-name="T1">鄭啟承</text:span><text:s/>  |  2011.06.15 18:02   |   <text:a xlink:type="simple" xlink:href="http://palinfo.habago.org/Entry?Command=Information_PrintForum&amp;iPage=561#FORUM24703"><text:span text:style-name="T2">#</text:span></text:a></text:p>
      <text:p text:style-name="P4">聽過「脫褲榮」嗎<text:span text:style-name="T3">? </text:span>從六歲到六十歲都不穿衣服，害我好崇拜啊<text:span text:style-name="T3">! </text:span>我和脫褲榮一樣不喜歡穿衣服，夏天在家只要有機會一定脫個精光，享受肉體之美。出社會之後租房子至今都有室友同住，少有一人或兩人世界，否則我一輩子搞不好三分之一的時間都是脫褲承了。<text:span text:style-name="T3"><text:line-break/><text:line-break/></text:span>「請問台語的裸體怎麼說<text:span text:style-name="T3">?</text:span>」曾問我那個已經不在人世、台語一級棒的朋友這問題。<text:span text:style-name="T3"><text:line-break/><text:line-break/></text:span>「阿就脫褲懶啊<text:span text:style-name="T3">!</text:span>」<text:span text:style-name="T3"><text:line-break/><text:line-break/></text:span>脫褲榮脫褲承之所以喜歡脫褲懶，只是因為討厭穿衣服，可不是刻意抗拒什麼衣冠楚楚或華裝貴服的誘惑。<text:span text:style-name="T3"><text:line-break/><text:line-break/>---------------------------------------<text:line-break/>http://news.chinatimes.com/society/110503/112011061400636.html<text:line-break/><text:line-break/></text:span>全台灣最「坦蕩蕩」的台南市安定區「脫褲榮」李木榮，一年到頭全身光溜溜，本月八日疑因中風摔倒，延至十二日深夜不治，得年六十歲。「脫褲榮」六歲開始終年一絲不掛，往生入殮壽衣竟成他五十四年來第一次穿的衣服，脫褲榮的遺產估算約五、六千萬元，並非一文不名。<text:span text:style-name="T3"><text:line-break/><text:line-break/></text:span>　「脫褲榮」住安定區管寮里，對於地方有一號人物長年裸體趴趴走，當地民眾早見怪不怪，「脫褲榮」心智年齡停留在五、六歲，加上力氣大，年輕時常在管寮、海寮等地幫農民挖地瓜、除草施肥，民眾對他印象不錯，對他突然過世覺得很意外。<text:span text:style-name="T3"><text:line-break/><text:line-break/></text:span>　「脫褲榮」不穿衣褲原因來自於五、六歲左右生了一場大病，病癒後開始覺得穿衣服有如千根針刺他全身，只要家人幫他穿上衣褲，他順手就脫掉，家人拗不過他，只得任由他去，隨著年齡增長，他不穿衣服習慣依舊沒改變，因經常光著屁股到處跑，民眾索性喊他「脫褲榮」。<text:span text:style-name="T3"><text:line-break/><text:line-break/></text:span>　管寮里里幹事方基旺則表示，「脫褲榮」前世是殺牛宰羊的屠夫，這輩子不穿衣服是為還前世的債，「脫褲榮」小學一年級時生病發燒，母親背著他從管寮走到安定看病，回程打雷下雨，「脫褲榮」被轟然巨響的雷聲嚇到靈魂出竅，又看到路邊有人宰牛，那一瞬間牛的靈魂進入脫褲榮身體，自此他就不穿衣服。<text:span text:style-name="T3"><text:line-break/><text:line-break/></text:span>　從小就認識「脫褲榮」的方基旺表示，「脫褲榮」雖不穿衣服，但他仍有禮教觀念，大、小便時一定找個地方躲起來，曾有人問他既然都不穿衣服了，還怕別人看他大、小便嗎？只見他害羞的地說「被人看到在放尿，我會拍謝啦」。<text:span text:style-name="T3"><text:line-break/><text:line-break/></text:span>　地方人士指出，別看「脫褲榮」不穿衣服逛大街，李家在管寮一帶擁有許多房產，光是他名下的農地就有兩公頃，和兄長共同持分的建地也有三百坪，換算現金約五、六千萬元，他一生未娶，後事由胞兄協助料理，胞兄對「脫褲榮」的後事則維持一貫態度，低調以對。</text:p>
      <text:p text:style-name="P1"><text:span text:style-name="T1">陳真</text:span><text:s/>  |  2011.06.15 16:30   |   <text:a xlink:type="simple" xlink:href="http://palinfo.habago.org/Entry?Command=Information_PrintForum&amp;iPage=561#FORUM24701"><text:span text:style-name="T2">#</text:span></text:a></text:p>
      <text:p text:style-name="P5">不是不是不是<text:span text:style-name="T3">,</text:span>我不是那種人<text:span text:style-name="T3">,</text:span>我不是什麼理想主義者<text:span text:style-name="T3">;</text:span>我也從來沒有想到要跟什麼權力說不<text:span text:style-name="T3">. </text:span>似乎通常都是權力跟我說不<text:span text:style-name="T3">.<text:line-break/><text:line-break/></text:span>除了不會否認我是陳真之外<text:span text:style-name="T3">,</text:span>我幾乎得否認一切對於<text:span text:style-name="T3"><text:s/>"</text:span>我<text:span text:style-name="T3">" </text:span>這個生物的說法或評價<text:span text:style-name="T3">,</text:span>因為這些評價往往離事實太遠<text:span text:style-name="T3">.<text:line-break/><text:line-break/></text:span>我家的阿憨<text:span text:style-name="T3">,</text:span>每天在家百無聊賴氣如游絲<text:span text:style-name="T3">,</text:span>可是一帶牠出門<text:span text:style-name="T3">,</text:span>牠便立即生龍活虎十分狂野<text:span text:style-name="T3">,</text:span>為自由的氣息爽到最高點<text:span text:style-name="T3">.</text:span>但我不會因此而說牠是個浪漫主義者或自由主義者<text:span text:style-name="T3">,</text:span>這只是牠的一種天性<text:span text:style-name="T3">. <text:line-break/><text:line-break/></text:span>絕大部份人或許缺乏自信或缺乏個<text:span text:style-name="T3"><text:s/>"</text:span>我<text:span text:style-name="T3">" </text:span>字<text:span text:style-name="T3">,</text:span>總是依照主流的美學標準走<text:span text:style-name="T3">,</text:span>但還是有極少數人對自己的<text:span text:style-name="T3"><text:s/>"</text:span>心之所嚮<text:span text:style-name="T3">" </text:span>千金不賣<text:span text:style-name="T3">,</text:span>不離不棄<text:span text:style-name="T3">.<text:line-break/><text:line-break/></text:span>老生常談老是喜歡說什麼承受苦難很容易<text:span text:style-name="T3">,</text:span>抗拒名利卻很難<text:span text:style-name="T3">. </text:span>但我不知道如果一個東西真的對你很有吸引力而且對別人沒有傷害的話<text:span text:style-name="T3">,</text:span>那你幹嘛要抗拒它<text:span text:style-name="T3">? </text:span>應該努力追求才對啊<text:span text:style-name="T3">. </text:span>至少我是絕對不會抗拒的<text:span text:style-name="T3">.<text:line-break/><text:line-break/></text:span>就如散盡億萬家財的維根斯坦<text:span text:style-name="T3">,</text:span>我想他也從來都沒有想要抗拒什麼財富的誘惑<text:span text:style-name="T3">,</text:span>就如他自己所說<text:span text:style-name="T3">: </text:span>我甚至不會拒絕微小如一杯咖啡那樣的享樂<text:span text:style-name="T3">. <text:line-break/><text:line-break/></text:span>我大概就更離譜了<text:span text:style-name="T3">,</text:span>不但一心求樂<text:span text:style-name="T3">,</text:span>而且就如黃霑歌詞所說<text:span text:style-name="T3">:"</text:span>若快樂能賒欠<text:span text:style-name="T3">,</text:span>那我會先爽了再說<text:span text:style-name="T3">",</text:span>不但今朝有酒今朝醉<text:span text:style-name="T3">,</text:span>而且連明後天的酒都不惜先拿來喝<text:span text:style-name="T3">.<text:line-break/><text:line-break/></text:span>還是那個例子<text:span text:style-name="T3">,</text:span>狗很喜歡吃骨頭<text:span text:style-name="T3">,</text:span>但若有人靠近時<text:span text:style-name="T3">,</text:span>牠可別緊張<text:span text:style-name="T3">,</text:span>因為人家對牠所熱衷的骨頭其實一點都不感興趣<text:span text:style-name="T3">. </text:span>許多時候就是這樣<text:span text:style-name="T3">,</text:span>我不會跟權力或名利說不<text:span text:style-name="T3">,</text:span>就好像我不會跟骨頭說不一樣<text:span text:style-name="T3">,</text:span>因為那不但不是我想要的<text:span text:style-name="T3">,</text:span>甚至逃都來不及<text:span text:style-name="T3">. </text:span>如果有人以為我需要抗拒權力或名利的什麼誘惑<text:span text:style-name="T3">,</text:span>那只能說他對我一點都不了解<text:span text:style-name="T3">. <text:line-break/><text:line-break/></text:span>蚯蚓不但不需要抗拒日光浴的誘惑<text:span text:style-name="T3">,</text:span>而且曬久了會變成蚯蚓乾<text:span text:style-name="T3">.</text:span>吸血鬼也不需要抗拒陽光的誘惑<text:span text:style-name="T3">,</text:span>因為他是屬於夜裏的生物<text:span text:style-name="T3">,</text:span>在寂靜得有點可悲的夜裏方才醒來<text:span text:style-name="T3">. </text:span>就好像有些人是睡覺時才做夢<text:span text:style-name="T3">,</text:span>但我卻是在夢裏才總算清醒過來<text:span text:style-name="T3">. <text:line-break/><text:line-break/></text:span>我常希望自己能夠跟大多數人一樣<text:span text:style-name="T3">,</text:span>在豔陽下光鮮亮麗地行走著<text:span text:style-name="T3">,</text:span>假裝對陽光底下一切號稱成功燦爛的瑣碎無聊事感到興味<text:span text:style-name="T3">,</text:span>操著正常的語言<text:span text:style-name="T3">,</text:span>發出跟正常人一樣的氣味<text:span text:style-name="T3">,</text:span>可我就是做不到<text:span text:style-name="T3">. </text:span>我常跟學姐說<text:span text:style-name="T3">,</text:span>並不是我想對光鮮亮麗飛黃騰達說不<text:span text:style-name="T3">,</text:span>我也想要正常啊<text:span text:style-name="T3">,</text:span>可我就是做不到<text:span text:style-name="T3">,</text:span>非不為也<text:span text:style-name="T3">,</text:span>實不能也<text:span text:style-name="T3">,</text:span>因為我終究是夜裏的生物<text:span text:style-name="T3">,</text:span>光使我疼痛<text:span text:style-name="T3">.</text:span></text:p>
      <text:p text:style-name="P1"><text:span text:style-name="T1">秉叡</text:span><text:s/>  |  2011.06.15 00:01   |   <text:a xlink:type="simple" xlink:href="http://palinfo.habago.org/Entry?Command=Information_PrintForum&amp;iPage=561#FORUM24691"><text:span text:style-name="T2">#</text:span></text:a></text:p>
      <text:p text:style-name="P4">陳真先生似乎是諸多理想主義者之中，極少數能向權力說不的人，真是難得。</text:p>
      <text:p text:style-name="P1"><text:span text:style-name="T1">秉叡</text:span><text:s/>  |  2011.06.14 21:43   |   <text:a xlink:type="simple" xlink:href="http://palinfo.habago.org/Entry?Command=Information_PrintForum&amp;iPage=561#FORUM24686"><text:span text:style-name="T2">#</text:span></text:a></text:p>
      <text:p text:style-name="P5">觀念平台－理想主義到了台灣<text:span text:style-name="T3"><text:s/></text:span>就成為悲劇<text:span text:style-name="T3"><text:line-break/>2011-06-14 </text:span>中國時報<text:span text:style-name="T3"><text:s/></text:span>【石之瑜】<text:span text:style-name="T3"> <text:line-break/></text:span>　環保是台灣新近的價值，但是塑化劑事件說明，在台灣，環保立委卻可介入對毒物的管制，可見環保還有很長的路要走。然而，豈止環保如此？自由主義在台灣震天價響，但是朝野兩黨侵犯自由從不自覺。台獨又何嘗不夠理想？每到競選時動員選票的力量無出其右，但其領導人反而踐踏最力。簡言之，任何理想主義到了台灣，似乎終將成為悲劇。<text:span text:style-name="T3"> <text:line-break/><text:line-break/></text:span>　從立即的原因看，政客當然無疑是所有理想主義的殺手；然而諷刺的是，他們同時是理想主義想要說服的主要對象，所以他們懂得利用理想主義替自己擦脂抹粉。理想主義者找上政客，形同與浮士德簽約，就像學運如果找上政客，最後一定是遭到政治化，成為黨派鬥爭工具。政客利用理想主義為掩護，從事與理想主義完全相反的言行，替自己謀取更大好處，造成理想主義者淪為政客幫凶的下場。<text:span text:style-name="T3"> <text:line-break/><text:line-break/></text:span>　翻開台灣的理想主義史，首先看到不反攻的反攻大陸，神聖使命塑造台灣成為復興基地，但實際製造了萬年國代等既得利益。俟反攻無望，國民黨轉而堅守自由民主陣營，藉由人民公社與文革的對比，竟仍可取信。只是在今人眼中，當時國民黨其實是箝制自由民主的罪魁禍首。不過如今，國、民兩黨同樣鼓譟自由人權不絕於耳，人們則又甘之如飴，不及反省因此是肥了哪些政客？犧牲了那些自由人權？<text:span text:style-name="T3"> <text:line-break/><text:line-break/></text:span>　如果以為這是理想主義與政客的搏鬥，恐怕太單純。台灣真正遭逢的，是同樣一群人既有理想，又受權勢好處所蠱惑，可說是「機會主義的理想主義」，在沒權力時，用理想主義思考，在有好處時，就當政客。所以，國民黨曾經真想要光復大陸，真願意堅守自由民主，而民進黨也真信仰台獨，真關心自由人權。但是，他們也都隨時真的會變成濫權自為的機會主義。<text:span text:style-name="T3"> <text:line-break/><text:line-break/></text:span>　對理想主義掣肘最大的，就是理想主義者自己的妥協性。知識界偏偏就有人自詡進步勢力，但他們的進步理想都缺乏思想性、本土性，因此不能堅持，做夢也想不到自己有朝一日會謀殺理想主義，甚且會殘忍的從事迫害剝削。其結果，自由人權可以是鬥爭政敵的祭旗，環保主義可以是掩護毒物的場域，台灣獨立可以是蒐集選票的野台。<text:span text:style-name="T3"> <text:line-break/><text:line-break/></text:span>　台灣的理想主義是悲情的劇本，是想像自己遭外來統治者壓制的不平之鳴。理想主義者所欠缺的，因而是權力，乃利用理想主義汲取生命動力。換言之，理想與政客不是彼此搏鬥，而是一體兩面的自我搏鬥。故一旦嘗到權力滋味，往往發現權力比理想更能彌補人格中的匱乏。這就敲定理想主義在台灣的終極命運。（作者為台灣大學政治學系教授）<text:span text:style-name="T3"><text:line-break/></text:span></text:p>
      <text:p text:style-name="P1"><text:span text:style-name="T1">梁裕康</text:span><text:s/>  |  2011.06.14 10:56   |   <text:a xlink:type="simple" xlink:href="http://palinfo.habago.org/Entry?Command=Information_PrintForum&amp;iPage=561#FORUM24676"><text:span text:style-name="T2">#</text:span></text:a></text:p>
      <text:p text:style-name="P4">有個親身經歷的「笑話」跟大家分享。<text:span text:style-name="T3"><text:line-break/><text:line-break/></text:span>有些學生知道我在英國唸過書，常會帶著玫瑰色的眼鏡跟我說「老師你的英文講得好好喔！！有一種英國腔！」<text:span text:style-name="T3"><text:line-break/><text:line-break/></text:span>我都這樣回他們：「第一、我的英文不是很好，就差不多像你在街上聽到老外講中文的那種程度。事實上，在英國連街上的乞丐都講得比我好一萬倍（這是事實）。第二、我的英文沒有英國腔，倒是台灣腔很濃，被我以前老闆指正過（這也是事實）。」<text:span text:style-name="T3"><text:line-break/><text:line-break/></text:span>學生們私下議論的結果是：我是一個很難相處的人。</text:p>
      <text:p text:style-name="P1"><text:span text:style-name="T1">陳真</text:span><text:s/>  |  2011.06.14 03:17   |   <text:a xlink:type="simple" xlink:href="http://palinfo.habago.org/Entry?Command=Information_PrintForum&amp;iPage=561#FORUM24665"><text:span text:style-name="T2">#</text:span></text:a></text:p>
      <text:p text:style-name="P5">一個人<text:span text:style-name="T3">, </text:span>自以為擁有某種其實毫無特殊意義的東西<text:span text:style-name="T3"><text:s/>"A" </text:span>很炫<text:span text:style-name="T3">, </text:span>然後有人為了改變這個北七的<text:span text:style-name="T3"><text:s/>"</text:span>態度<text:span text:style-name="T3">", </text:span>於是就用<text:span text:style-name="T3"><text:s/>"A" </text:span>這個據說屬於<text:span text:style-name="T3"><text:s/>"</text:span>敵人<text:span text:style-name="T3">" </text:span>的東西來跟他互動<text:span text:style-name="T3">, </text:span>或許<text:span text:style-name="T3"><text:s/>"</text:span>敵人<text:span text:style-name="T3">" </text:span>因此就覺得你是<text:span text:style-name="T3"><text:s/>"</text:span>自己人<text:span text:style-name="T3">" </text:span>了<text:span text:style-name="T3">, </text:span>但這叫做改變<text:span text:style-name="T3"><text:s/>"</text:span>態度<text:span text:style-name="T3">" </text:span>嗎<text:span text:style-name="T3">?<text:line-break/><text:line-break/></text:span>如果你必須跟我一樣擁有某種身份或技術或膚色或學經歷或其它等等等<text:span text:style-name="T3">, </text:span>那我才能尊重你或與你溝通的話<text:span text:style-name="T3">, </text:span>這叫哪門子溝通與尊重<text:span text:style-name="T3">? <text:line-break/><text:line-break/></text:span>若以語言來說<text:span text:style-name="T3">, </text:span>即便是再怎麼樣糟糕的美國人都會講英文<text:span text:style-name="T3">, </text:span>就好像即便是再怎麼爛的台灣人都還是會講台語一樣<text:span text:style-name="T3">, </text:span>操著何種語言是毫無比較意義的一件事<text:span text:style-name="T3">, </text:span>但自以為優越者卻硬是要抬舉之<text:span text:style-name="T3">, </text:span>硬是要把這樣一些純屬外在技術性的東西給抬舉成為一種彷彿可以鑑別高低貴賤本質的標準<text:span text:style-name="T3">.<text:line-break/><text:line-break/></text:span>十多年前剛到英國時<text:span text:style-name="T3">, </text:span>有個自稱是我的粉絲的讀者來求見<text:span text:style-name="T3">, </text:span>也是劍橋留學生<text:span text:style-name="T3">, </text:span>現在是台灣某<text:span text:style-name="T3"><text:s/>"</text:span>名校<text:span text:style-name="T3">" </text:span>的教授<text:span text:style-name="T3">, </text:span>他第一次跟我見面時很興奮<text:span text:style-name="T3">, </text:span>彷彿終於找到知音<text:span text:style-name="T3">, </text:span>他說他才不屑跟那些<text:span text:style-name="T3"><text:s/>"</text:span>沒有思想<text:span text:style-name="T3">" </text:span>的人對話<text:span text:style-name="T3">, </text:span>他還更具體地對<text:span text:style-name="T3"><text:s/>"</text:span>沒有思想<text:span text:style-name="T3">" </text:span>下了一個定義就是<text:span text:style-name="T3">: </text:span>他絕不跟那些不是劍橋牛津或哈佛耶魯出身的人講話<text:span text:style-name="T3">. </text:span>我本來還很愉快地跟他聊天<text:span text:style-name="T3">, </text:span>聽他這樣一說<text:span text:style-name="T3">,</text:span>突然覺得啞口無言<text:span text:style-name="T3">. </text:span>自此之後<text:span text:style-name="T3">, </text:span>一直到現在十多年了<text:span text:style-name="T3">, </text:span>我不曾再跟這個北七講過一句話<text:span text:style-name="T3">, </text:span>也不曾再回信給他<text:span text:style-name="T3">. </text:span>因為他如果要這樣區分人事物的高下<text:span text:style-name="T3">, </text:span>那我和他之間不可能找到共同的<text:span text:style-name="T3"><text:s/>"</text:span>語言<text:span text:style-name="T3">".<text:line-break/><text:line-break/></text:span>當你遇到這樣一個俗到爆奶的阿西<text:span text:style-name="T3">, </text:span>你難道真以為你該努力轉學轉來劍橋<text:span text:style-name="T3">, </text:span>以便取得與之對話的資格<text:span text:style-name="T3">? </text:span>哪天當你終於能以<text:span text:style-name="T3"><text:s/>"</text:span>劍橋出身<text:span text:style-name="T3">" </text:span>的身份與之對話了<text:span text:style-name="T3">, </text:span>這時候你會說這個<text:span text:style-name="T3"><text:s/>"</text:span>敵人<text:span text:style-name="T3">" </text:span>的<text:span text:style-name="T3"><text:s/>"</text:span>態度<text:span text:style-name="T3">" </text:span>改變了嗎<text:span text:style-name="T3">? </text:span>還是會覺得你跟他根本什麼敵人也不是<text:span text:style-name="T3">, </text:span>問題只是出在這傢伙腦筋有點秀逗<text:span text:style-name="T3">, </text:span>他似乎不了解生命<text:span text:style-name="T3">, </text:span>不明白豐富多元的生命造化<text:span text:style-name="T3">.<text:line-break/><text:line-break/></text:span>如前所說<text:span text:style-name="T3">, </text:span>基本上我對溝通或理解一事感到悲觀<text:span text:style-name="T3">. </text:span>比方說一隻毛毛蟲說他很想跟蚯蚓溝通<text:span text:style-name="T3">, </text:span>但卻嘲笑蚯蚓整天不見天日只會往泥土裏鑽<text:span text:style-name="T3">, </text:span>不像俺每天在樹幹上爬得滿身大汗可威風了<text:span text:style-name="T3">. <text:line-break/><text:line-break/></text:span>一隻蚊子<text:span text:style-name="T3">, </text:span>嗡嗡嗡<text:span text:style-name="T3">, </text:span>好會飛啊<text:span text:style-name="T3">, </text:span>而且逢人便叮<text:span text:style-name="T3">, </text:span>很多人被他叮得滿腿包<text:span text:style-name="T3">, </text:span>而且人家要打他都打不到<text:span text:style-name="T3">, </text:span>連<text:span text:style-name="T3"><text:s/>"</text:span>蚊子水<text:span text:style-name="T3">" </text:span>也殺不死<text:span text:style-name="T3">, </text:span>挺得意<text:span text:style-name="T3">. </text:span>有一天<text:span text:style-name="T3">, </text:span>這蚊子看到一隻老鷹<text:span text:style-name="T3">, </text:span>經常枯立山頂對著山谷發出悲涼叫聲<text:span text:style-name="T3">, </text:span>蚊子很不屑<text:span text:style-name="T3">, </text:span>心想這傢伙不去精進研發飛行技巧不努力去吸人血躲在這裏幹啥呢<text:span text:style-name="T3">? </text:span>是不是腦子有病啊<text:span text:style-name="T3">? </text:span>真遜真可憐<text:span text:style-name="T3">; </text:span>進而對自己的飛行本事與各項吸人血的成就更加得意得不得了<text:span text:style-name="T3">. <text:line-break/><text:line-break/></text:span>所謂溝通或理解<text:span text:style-name="T3">, </text:span>許多時候差不多就是這樣<text:span text:style-name="T3">. </text:span>你不要期待別人會願意去想像你的生命需求與造化<text:span text:style-name="T3">, </text:span>不要期待別人會願意去理解體會你的生活處境與遭遇<text:span text:style-name="T3">. </text:span>他們有興趣的是把你當茶餘飯後有趣的八卦對象<text:span text:style-name="T3">, </text:span>進而給你各項指導或評價<text:span text:style-name="T3">, </text:span>倒不是真的有興趣想了解你<text:span text:style-name="T3">. </text:span>不過<text:span text:style-name="T3">, </text:span>不了解其實也沒關係<text:span text:style-name="T3">,</text:span>令人厭惡的是總會有這麼一些顧盼自雄自鳴得意的蚊子<text:span text:style-name="T3">, </text:span>老是喜歡對著老鷹指指點點<text:span text:style-name="T3">, </text:span>彷彿自己真能教導對方怎麼飛行似的<text:span text:style-name="T3">. </text:span>蚊子其實並不了解也不想了解或根本不可能了解鷹的世界<text:span text:style-name="T3">, </text:span>但他卻十分有興趣以自身為榜樣給對方各種指導或評價<text:span text:style-name="T3">,</text:span>告訴老鷹應該這樣那樣飛才對<text:span text:style-name="T3">, </text:span>告訴他這個反應錯了誇張了過度了那個角度失衡了走樣了等等等<text:span text:style-name="T3">. <text:line-break/><text:line-break/></text:span>我常覺得維根斯坦是對的<text:span text:style-name="T3">, </text:span>他說<text:span text:style-name="T3">: "</text:span>這個人有可能是那個人的謎<text:span text:style-name="T3">." </text:span>他們雖然表面上都是人<text:span text:style-name="T3">, </text:span>但其實是完全不一樣的物種<text:span text:style-name="T3">, </text:span>呼吸全然不同的空氣<text:span text:style-name="T3">. </text:span>我常想<text:span text:style-name="T3">, </text:span>這樣一些自我感覺良好的蚊子<text:span text:style-name="T3">, </text:span>要是哪天突然理解了生命生活與命運的豐富多元及深不可測<text:span text:style-name="T3">, </text:span>若他們還繼續持有原有的評價系統或者說價值觀<text:span text:style-name="T3">, </text:span>不知道會不會因此自卑得很想按<text:span text:style-name="T3"><text:s/>LP </text:span>自殺不想活<text:span text:style-name="T3">, </text:span>因為人家在九大行星間都已經不知道來回幾百趟了<text:span text:style-name="T3">, </text:span>而他卻以為自己坐著沖天泡在幾層樓高晃一圈多神氣<text:span text:style-name="T3">.<text:line-break/><text:line-break/></text:span>我有兩類朋友<text:span text:style-name="T3">, </text:span>一種富的<text:span text:style-name="T3">, </text:span>一種貧的<text:span text:style-name="T3">, </text:span>一種家庭圓滿順遂甚至爽歪歪的<text:span text:style-name="T3">, </text:span>一種則驚濤駭浪充滿悲劇<text:span text:style-name="T3">. </text:span>前者之中<text:span text:style-name="T3">, </text:span>有一些資質實在難以恭維<text:span text:style-name="T3">, </text:span>考起試來七科總分考不到<text:span text:style-name="T3"><text:s/>100</text:span>分<text:span text:style-name="T3">, </text:span>勉強念完大學<text:span text:style-name="T3">, </text:span>英文<text:span text:style-name="T3"><text:s/>26</text:span>個字母都還認不完全<text:span text:style-name="T3">, </text:span>但卻仗著父母有錢而出國留學一路迂迴前進<text:span text:style-name="T3">. </text:span>後者之中卻有些人聰慧過人<text:span text:style-name="T3">, </text:span>舉一反十<text:span text:style-name="T3">, </text:span>卻連念個國中高中應有的生活憑藉也不存在<text:span text:style-name="T3">, </text:span>搞不好他連個睡覺的地方也沒有<text:span text:style-name="T3">. </text:span>於是幾年後<text:span text:style-name="T3">, </text:span>很可能是這樣<text:span text:style-name="T3">: </text:span>前者當起醫生教授或是什麼財團的董事長總經理<text:span text:style-name="T3">, </text:span>後者卻當起檳榔西施任人輕蔑輕薄<text:span text:style-name="T3">, </text:span>或是進入血汗工廠賣命<text:span text:style-name="T3">, </text:span>無日無夜為著微薄薪資出賣健康<text:span text:style-name="T3">, </text:span>飽受職災斷手斷腳或滿身病痛<text:span text:style-name="T3">.<text:line-break/><text:line-break/></text:span>這本是人生常態<text:span text:style-name="T3">, </text:span>不足為奇<text:span text:style-name="T3">. </text:span>奇怪的是<text:span text:style-name="T3">, </text:span>前者往往顧盼自雄還真以為自己很行<text:span text:style-name="T3">, </text:span>鄙視後者<text:span text:style-name="T3">. </text:span>事實上<text:span text:style-name="T3">, </text:span>假設今天兩者處境整個掉換<text:span text:style-name="T3">, </text:span>結果將完全改觀<text:span text:style-name="T3">. </text:span>若真要較量<text:span text:style-name="T3">, </text:span>前者就像那隻很會飛很會鑽的蚊子<text:span text:style-name="T3">; </text:span>做為一隻蚊子<text:span text:style-name="T3">, </text:span>表現是還不錯<text:span text:style-name="T3">, </text:span>但人家老鷹卻有他自己更為高遠的飛行路徑<text:span text:style-name="T3">; </text:span>你不要以為別人跟你一樣整天只是渴望著朝人家大腿上偷吸那麼一口血<text:span text:style-name="T3">.<text:line-break/><text:line-break/></text:span>我並不是說後者<text:span text:style-name="T3"><text:s/>"</text:span>本質上<text:span text:style-name="T3">" </text:span>優於前者<text:span text:style-name="T3">, </text:span>我是說<text:span text:style-name="T3">, </text:span>如果你一定要拿世俗喜歡比較的這類與本質高低無涉的外在技能或智能來較量的話<text:span text:style-name="T3">, </text:span>你很可能就像那隻自我感覺良好的蚊子那般可笑<text:span text:style-name="T3">, </text:span>事實上他並不了解有關飛行的豐富多元與深不可測<text:span text:style-name="T3">; </text:span>他以為別人都跟他一樣喜歡摸黑偷襲低空覓食<text:span text:style-name="T3">. <text:line-break/><text:line-break/></text:span>或許不能說所有戰爭<text:span text:style-name="T3">, </text:span>但至少可以說許多戰爭和衝突是這樣來的<text:span text:style-name="T3">, </text:span>主流一方或佔了便宜的那一方往往自我感覺過度良好<text:span text:style-name="T3">, </text:span>動轍以自身為榜樣硬要<text:span text:style-name="T3"><text:s/>"</text:span>輸出<text:span text:style-name="T3">" </text:span>什麼文明<text:span text:style-name="T3">, </text:span>就連無謂的各項自然語言或外在學經歷甚至三圍或小弟弟尺寸大小恐怕都能拿來當成一種檢驗品質或區分敵我的標準<text:span text:style-name="T3">. <text:line-break/><text:line-break/></text:span>哪天萬一來了一個藍教頭是以小弟弟尺寸為對話資格標準的<text:span text:style-name="T3">, </text:span>屆時該派誰出面與之對話進而改變敵人的態度呢<text:span text:style-name="T3">?</text:span></text:p>
      <text:p text:style-name="P1"><text:span text:style-name="T1">周世瑀</text:span><text:s/>  |  2011.06.14 01:00   |   <text:a xlink:type="simple" xlink:href="http://palinfo.habago.org/Entry?Command=Information_PrintForum&amp;iPage=561#FORUM24664"><text:span text:style-name="T2">#</text:span></text:a></text:p>
      <text:p text:style-name="P2">Tahrir Documents<text:line-break/>http://www.tahrirdocuments.org/<text:line-break/><text:line-break/>The Call of al-Aqsa: We Will Meet in Jerusalem</text:p>
      <text:p text:style-name="P1"><text:span text:style-name="T1">漢堡</text:span><text:s/>  |  2011.06.13 02:00   |   <text:a xlink:type="simple" xlink:href="http://palinfo.habago.org/Entry?Command=Information_PrintForum&amp;iPage=561#FORUM24646"><text:span text:style-name="T2">#</text:span></text:a></text:p>
      <text:p text:style-name="P5">下次藍教頭如果出現，我還是要試試。不試怎麼知道有沒有效？況且語言和優越感的連結往往是建立在「我有這種語言，對方沒有」的前提上；敵人的腔調、敵人的語言，只要能當武器，幹嘛不用呢。把它變成「美國人之間的對話」，語境不一樣，或許他的態度就會改變，最多像席安猶太人<text:span text:style-name="T3">VS</text:span>正教猶太人那樣大吵一架；不過如果他是特派戰鬥員，那大概就無濟於事啦。</text:p>
      <text:p text:style-name="P1"><text:span text:style-name="T1">陳真</text:span><text:s/>  |  2011.06.11 04:49   |   <text:a xlink:type="simple" xlink:href="http://palinfo.habago.org/Entry?Command=Information_PrintForum&amp;iPage=561#FORUM24623"><text:span text:style-name="T2">#</text:span></text:a></text:p>
      <text:p text:style-name="P4"><text:span text:style-name="T3">(</text:span>再續<text:span text:style-name="T3">)<text:line-break/><text:line-break/></text:span>年初<text:span text:style-name="T3">,</text:span>在印度甘地博物館入口處看到一塊木牌<text:span text:style-name="T3">,</text:span>上頭寫著愛因斯坦的一句話<text:span text:style-name="T3">,</text:span>於我心有戚戚焉<text:span text:style-name="T3">. </text:span>我建議從幼稚園到研究所等各級學校都應拿來當校訓才對<text:span text:style-name="T3">. </text:span>那句話寫說<text:span text:style-name="T3">: The only thing that interferes with my learning is my education.(</text:span>我的學習的唯一干擾就是教育<text:span text:style-name="T3">).<text:line-break/><text:line-break/></text:span>教育的毒害真是罄竹難書<text:span text:style-name="T3">,</text:span>教育越深重<text:span text:style-name="T3">,</text:span>荼毒越深<text:span text:style-name="T3">. </text:span>重點是<text:span text:style-name="T3">: </text:span>這場毒害很特別<text:span text:style-name="T3">,</text:span>被害者往往不知道自己是被害者<text:span text:style-name="T3">,</text:span>很多人被教育得傻不隆冬<text:span text:style-name="T3">,</text:span>但他卻顧盼自雄<text:span text:style-name="T3">,</text:span>還以為自己是勝利者呢<text:span text:style-name="T3">.<text:line-break/><text:line-break/></text:span>愛因斯坦說<text:span text:style-name="T3">,</text:span>教育理應教我們<text:span text:style-name="T3"><text:s/>"</text:span>獨立思考及從事良善行動的能力<text:span text:style-name="T3">",</text:span>但事實上教育似乎只是反覆灌輸我們一套合法的說話方式<text:span text:style-name="T3">.</text:span>只要以這方式講話<text:span text:style-name="T3">,</text:span>那你就是咱自己人<text:span text:style-name="T3">,</text:span>至於你講什麼則無關緊要<text:span text:style-name="T3">,</text:span>就算你<text:span text:style-name="T3"><text:s/>"</text:span>論述<text:span text:style-name="T3">" </text:span>得再激烈也沒關係<text:span text:style-name="T3">,</text:span>終究那也只是<text:span text:style-name="T3">AHCI, SSCI</text:span>或<text:span text:style-name="T3">SCI</text:span>等等一堆<text:span text:style-name="T3"><text:s/>I </text:span>的一個點數而已<text:span text:style-name="T3">. <text:line-break/><text:line-break/></text:span>數一數<text:span text:style-name="T3">,</text:span>一百個點數<text:span text:style-name="T3">,</text:span>留下一堆連自己也知道只是屁的屁話一堆<text:span text:style-name="T3">,</text:span>而這就是你的一生了<text:span text:style-name="T3">. </text:span>但就如<text:span text:style-name="T3"><text:s/>Terry Eagleton </text:span>所說<text:span text:style-name="T3">,</text:span>人們不會真的在乎你說了什麼<text:span text:style-name="T3">,</text:span>人們只是在乎你是否熟練那套合法的說話方式<text:span text:style-name="T3">. <text:line-break/><text:line-break/></text:span>維根斯坦說<text:span text:style-name="T3">: </text:span>哲學語言百無禁忌<text:span text:style-name="T3">,</text:span>甚至可以用一堆笑話來寫成<text:span text:style-name="T3">. </text:span>但你若真的相信了維根斯坦<text:span text:style-name="T3">,</text:span>那就試試看用笑話發表論文看看會有什麼後果<text:span text:style-name="T3">,</text:span>看看會有哪本期刊會接受刊登<text:span text:style-name="T3">,</text:span>不管你裏頭蘊含多麼深厚的理性<text:span text:style-name="T3">,</text:span>只要稍不合法<text:span text:style-name="T3">,</text:span>只要稍露情緒<text:span text:style-name="T3">,</text:span>甚至只要畫上一句驚嘆號<text:span text:style-name="T3">,</text:span>馬上就會被排除在所謂理性的範圍外<text:span text:style-name="T3">.<text:line-break/><text:line-break/></text:span>人類的理性之所以稱得上是一種或許有別於其他動物的理性<text:span text:style-name="T3">,</text:span>理應就在於它能看出自身的<text:span text:style-name="T3"><text:s/>"</text:span>先驗<text:span text:style-name="T3">" (TRANSCENDENATL)</text:span>界限<text:span text:style-name="T3">;</text:span>它知道自己將會有座五指山是任憑你翻多少個觔斗都翻不出去的<text:span text:style-name="T3">. </text:span>但是<text:span text:style-name="T3">,</text:span>在五指山下則萬法皆行<text:span text:style-name="T3">,</text:span>數不盡的一切生活方式或存在方式或者說表達方式均屬合法<text:span text:style-name="T3">--</text:span>只要它不企圖干涉其他<text:span text:style-name="T3"><text:s/>"</text:span>某個<text:span text:style-name="T3">" </text:span>生命的存在方式<text:span text:style-name="T3">.<text:line-break/><text:line-break/></text:span>我看許多表達方式或者說存在方式實在看了很不順眼很想吐<text:span text:style-name="T3">,</text:span>我真的很想消滅這樣一些難看至極的<text:span text:style-name="T3"><text:s/>"</text:span>語言<text:span text:style-name="T3">",</text:span>但我頂多也只能想辦法用這套語言對抗另外一套語言<text:span text:style-name="T3">,</text:span>用這種生活方式對抗另一種方式<text:span text:style-name="T3">,</text:span>我絕不會指著<text:span text:style-name="T3"><text:s/>"</text:span>某個人<text:span text:style-name="T3">" </text:span>要他跟我的語言或者說跟我的存在方式看齊<text:span text:style-name="T3">--</text:span>除非這人是我的親人<text:span text:style-name="T3">. </text:span>要不然<text:span text:style-name="T3">,</text:span>我總會想起齊克果說的那些話<text:span text:style-name="T3">,</text:span>他說<text:span text:style-name="T3">: </text:span>有個人<text:span text:style-name="T3">,</text:span>自以為是正人君子<text:span text:style-name="T3">,</text:span>對著<text:span text:style-name="T3"><text:s/>"</text:span>某人<text:span text:style-name="T3">" </text:span>指指點點說<text:span text:style-name="T3"><text:s/>"</text:span>你<text:span text:style-name="T3">" </text:span>應該這樣應該那樣<text:span text:style-name="T3">. </text:span>上帝在天上一聽<text:span text:style-name="T3">,</text:span>馬上對著正人君子破口大罵說<text:span text:style-name="T3">: </text:span>聽你在放屁<text:span text:style-name="T3">!</text:span>是你才應該這樣應該那樣才對<text:span text:style-name="T3">. <text:line-break/><text:line-break/></text:span>上帝之所以生氣是因為這位正人君子以為自己是上帝<text:span text:style-name="T3">,</text:span>搶了上帝的飯碗<text:span text:style-name="T3">,</text:span>做起上帝才能做的事來了<text:span text:style-name="T3">. </text:span>這個自我感覺過度良好的老兄<text:span text:style-name="T3">,</text:span>事實上他對他人處境對整個事物的一切統統什麼也不知<text:span text:style-name="T3">,</text:span>但他卻以為自己全知全能<text:span text:style-name="T3">,</text:span>於是連那些無從干涉無從置喙的<text:span text:style-name="T3"><text:s/>"""</text:span>個別<text:span text:style-name="T3">""""</text:span>心靈狀態或人生抉擇或生命造化或待人接物等等等等<text:span text:style-name="T3">,</text:span>他竟然也都能有意見<text:span text:style-name="T3">.<text:line-break/><text:line-break/></text:span>維根斯坦有句話常在我心裏頭打轉<text:span text:style-name="T3">,</text:span>他說<text:span text:style-name="T3">: "</text:span>這個人有可能是那個人的謎<text:span text:style-name="T3">." </text:span>每當我感到孤獨時<text:span text:style-name="T3">,</text:span>就更容易想起這句話<text:span text:style-name="T3">. </text:span>前年在英國<text:span text:style-name="T3">,</text:span>遇上百年難得一看的大雪<text:span text:style-name="T3">,</text:span>整個天地突然變成一片白<text:span text:style-name="T3">,</text:span>不知道為什麼<text:span text:style-name="T3">,</text:span>每天當圖書館關門<text:span text:style-name="T3">,</text:span>迎著滿地大雪的光芒<text:span text:style-name="T3">,</text:span>踏著雪地一步一伐艱難地走去市中心買便當時<text:span text:style-name="T3">,</text:span>維根斯坦這句話就一路沸騰似地在我心裏頭翻滾<text:span text:style-name="T3">.<text:line-break/><text:line-break/></text:span>我是為了寫一篇文章特地來此找<text:span text:style-name="T3"><text:s/>"</text:span>答案<text:span text:style-name="T3">" </text:span>的<text:span text:style-name="T3">.</text:span>跟維根斯坦一樣<text:span text:style-name="T3">,</text:span>大多時候我是很悲觀的<text:span text:style-name="T3">,</text:span>我真的相信這個人的確有可能是那個人的謎<text:span text:style-name="T3">,</text:span>即便他願意想像願意相信願意理解<text:span text:style-name="T3">,</text:span>謎終究是謎<text:span text:style-name="T3">. <text:line-break/><text:line-break/></text:span>就好像我老是很想了解當一隻蚯蚓鑽在泥土裏究竟是什麼感覺<text:span text:style-name="T3">,</text:span>會遇到什麼樣的狀況<text:span text:style-name="T3">,"</text:span>心裏頭<text:span text:style-name="T3">" </text:span>在想些什麼<text:span text:style-name="T3">(</text:span>蚯蚓有<text:span text:style-name="T3"><text:s/>"</text:span>心裏頭<text:span text:style-name="T3">" </text:span>這東西嗎<text:span text:style-name="T3">?)</text:span>但是<text:span text:style-name="T3">,</text:span>任憑我懷抱多大的善意和熱情<text:span text:style-name="T3">,</text:span>我恐怕永遠都不可能體會當一隻蚯蚓究竟是什麼感覺<text:span text:style-name="T3">. </text:span>我只能想像<text:span text:style-name="T3">: </text:span>嗯<text:span text:style-name="T3">~~Oh Yeh,</text:span>鑽入濕濕暖暖而且香噴噴的土壤裏<text:span text:style-name="T3">,</text:span>應該很爽吧<text:span text:style-name="T3">! </text:span>但也只能想像到這裏而已<text:span text:style-name="T3">,</text:span>而且想像終究也只是想像而非真實<text:span text:style-name="T3">.<text:line-break/><text:line-break/></text:span>許多人<text:span text:style-name="T3">,</text:span>特別是那些世俗定義下不怎麼成功或不怎麼正常的人<text:span text:style-name="T3">,</text:span>恐怕都得認清自己在他人眼中其實就跟一隻蚯蚓沒兩樣<text:span text:style-name="T3">,</text:span>他們是不可能了解你的<text:span text:style-name="T3">,</text:span>因為你們的世界差太遠了<text:span text:style-name="T3">. </text:span>他只會把他自己的或是把大多數人的人生模式給套用在你身上<text:span text:style-name="T3">,</text:span>質疑你是不是哪裏不對勁<text:span text:style-name="T3">,</text:span>懷疑你可能是這樣或那樣<text:span text:style-name="T3">,</text:span>嘲笑你怎麼會這樣或那樣<text:span text:style-name="T3">,</text:span>認定你一定是這樣或那樣<text:span text:style-name="T3">,</text:span>要不然怎麼不這樣或那樣<text:span text:style-name="T3">?<text:line-break/><text:line-break/></text:span>認清自己的蚯蚓命運吧<text:span text:style-name="T3">! </text:span>別再期望人們能對你有什麼理解<text:span text:style-name="T3">,</text:span>更不用說善意的理解<text:span text:style-name="T3">.<text:line-break/><text:line-break/></text:span>做為一個<text:span text:style-name="T3"><text:s/>"</text:span>謎<text:span text:style-name="T3">" </text:span>並不可悲<text:span text:style-name="T3">,</text:span>至少我不覺得有什麼可悲<text:span text:style-name="T3">,</text:span>只是有時候免不了孤獨<text:span text:style-name="T3">,</text:span>或許也因為這樣<text:span text:style-name="T3">,</text:span>我常想起夜裏的生物<text:span text:style-name="T3">,</text:span>泥土裏的或泥土上天空下的都是<text:span text:style-name="T3">,</text:span>真不知道牠們是怎麼樣的一種生存狀態或存在狀態<text:span text:style-name="T3">. </text:span>無數的謎就存在我們四周<text:span text:style-name="T3">,</text:span>但我們卻總是以為透過某種可笑的理性或想當然耳<text:span text:style-name="T3">,</text:span>便能了解他們<text:span text:style-name="T3">.<text:line-break/><text:line-break/></text:span>做為一個謎並不可悲<text:span text:style-name="T3">,</text:span>卻免不了有著一種堵爛<text:span text:style-name="T3">,</text:span>因為總會有些顧盼自雄自我感覺良好的人<text:span text:style-name="T3">,</text:span>或是一些完全缺乏想像力的人<text:span text:style-name="T3">,</text:span>他不相信世界上有蚯蚓<text:span text:style-name="T3">,</text:span>不相信世上有著跟他不一樣的物種<text:span text:style-name="T3">,</text:span>他以為大家都跟他一樣呼吸著同樣的空氣過活<text:span text:style-name="T3">,</text:span>他不相信有些生物搞不好就是製造氧氣來給各位呼吸的<text:span text:style-name="T3">,</text:span>而他自己卻是吸收另一種氣體<text:span text:style-name="T3">.</text:span></text:p>
      <text:p text:style-name="P3"/>
      <text:p text:style-name="P1"><text:span text:style-name="T1">鄭啟承</text:span><text:s/>  |  2011.06.10 12:06   |   <text:a xlink:type="simple" xlink:href="http://palinfo.habago.org/Entry?Command=Information_PrintForum&amp;iPage=562#FORUM24610"><text:span text:style-name="T2">#</text:span></text:a></text:p>
      <text:p text:style-name="P4">底下是我回應朋友的連結所寫的，該連結如下：<text:span text:style-name="T3"><text:line-break/>http://newtalk.tw/news_read.php?oid=14961<text:line-break/><text:line-break/></text:span>也貼到這裡是我覺得這背後總是同一個問題，也就是你怎麼說和你說什麼，更根源的是一種想像力和智性的問題，或者說品性問題。<text:span text:style-name="T3"><text:line-break/><text:line-break/></text:span>對於這樣一個把一切看得煞有介事的世界，或許我們確實應該投下一顆情緒的原子彈，因為如果我們不改變自己的態度和想像力和美感，那一旦有人因此界定了出了某種「安全」的想法和表達方式，就會立刻陷另一群人於危險中。問題是世界上不會有一種思維或說話方式是可以適用絕大多數人的，為了安全則我們只得犧牲自己的品性和智性，這在人類文明上絕對是可恥的。做為一個人，特別是像我這樣一個有點孬的人，對此感受特別深，你經常得為了避免付出一些代價，而損害自己應當自由不受拘束的靈魂。<text:span text:style-name="T3"><text:line-break/><text:line-break/></text:span>你有沒有可能用一種看似不符合主流「善」定義下的表達方式或具體行為，實際上卻是用全然的善意來給予惡事打擊和批評？在我看當然是絕對可能的，而且它只是千百種善良的其中一種，如果我們真的願意想像這裡頭無限可能性的話，將不會感到任何驚訝或反感。<text:span text:style-name="T3"><text:line-break/></text:span>－－－－－－－－－－－－－－－－－－－－－－－－<text:span text:style-name="T3"><text:line-break/><text:line-break/></text:span>看到這樣的法規出現，我實在不知道該不該表示贊同，規範是好的，但若制定或遵循這些規範的人沒有改變看待人事物的方式，那不管何種規範都只是流於形式、造成更多痛苦。同性戀族群在台灣社會若有感受到種種壓迫，理應不是因為被套用了什麼字眼或說法，而是其背後的一種歧視心態。<text:span text:style-name="T3"><text:line-break/><text:line-break/></text:span>在美國，黑鬼<text:span text:style-name="T3">(nigger)</text:span>這個字相當敏感，因為白人從前大量使用這個字眼稱呼黑人，它的使用時機和口氣普遍反映一種歧視心態，久而久之人們受不了了，開始唾棄這個單字，現在如果你在美國，使用這個字要非常非常非常小心，否則可能吃上官司，即使你是因為反對這個字的歧視意涵而不得不提到它，大部份人也都用「<text:span text:style-name="T3">N-word</text:span>」帶過而不把它真的講出來。即便如此，我倒也沒聽過最喜歡講法治的美國有條法規是不能「講出」這個字。一個字眼是否有問題是看它的使用方式和時機，而不是字眼本身，畢竟文字是中性的。<text:span text:style-name="T3"><text:line-break/><text:line-break/></text:span>有問題的不是這些字眼，而是為何我們會賦予這些字眼負面意涵，換言之是一種態度問題。台灣最近有種很強烈傾向，政客以為<text:span text:style-name="T3">(</text:span>或故意讓人們以為<text:span text:style-name="T3">)</text:span>我們社會的種種問題根源是因為法律制度或政策或某個政黨不健全造成，然後拼命在這種種其實瑣碎的細節打轉不停，它或許滿足了人民的某種出了口怨氣的快感，但對問題卻沒有任何幫助。因為問題不在法律，而在我們自己。就我的理解，一個文明國家裡，法律只是最低的道德形式，我們怎麼看待自己的一言一行比起怎麼遵循法律條文來得重要得多。<text:span text:style-name="T3"><text:line-break/><text:line-break/></text:span>原因很簡單，法律是死的，你今天規定了這個詞那個詞就是歧視同性戀不能說，一個有心的混蛋一樣會發明另一個說法來繞過法律罵人。就像那個加拿大諧星<text:span text:style-name="T3"><text:s/>Russell Peters </text:span>說的，白人很聰明，他們發現講<text:span text:style-name="T3"><text:s/>nigger </text:span>會出事後，就自己發明了很多「暗語」來代替黑鬼這個字。比如有一天<text:span text:style-name="T3"><text:s/>Peters </text:span>和一個白人說我上禮拜到哪個酒吧表演，那白人說<text:span text:style-name="T3">:</text:span>「那不是星期一去的嗎<text:span text:style-name="T3">?</text:span>」<text:span text:style-name="T3">Peters </text:span>一頭霧水，不知道為什麼星期一才能去<text:span text:style-name="T3">? </text:span>白人笑笑不回答，追問之下才知道原來「星期一」就是指黑人。意思是這種酒吧是黑人才會去的。<text:span text:style-name="T3">Peters </text:span>追根究底問說為什麼要用星期一指黑人，白人說<text:span text:style-name="T3">:</text:span>「因為沒有人喜歡星期一啊<text:span text:style-name="T3">!</text:span>」<text:span text:style-name="T3"><text:line-break/><text:line-break/></text:span>懂了吧<text:span text:style-name="T3">? </text:span>就算你今天規定對著黑人講出<text:span text:style-name="T3"><text:s/>nigger </text:span>或星期一就要砍頭，白人的種族優越感一天不改變，他們就一定會發明出其他的方式來「安全地」歧視黑人。同性戀也是一樣，立法的人不會天真地以為立了法律阻撓這些字眼的使用，台灣歧視同性戀的情形就會改善了吧<text:span text:style-name="T3">? </text:span>如果是，那真的是自欺欺人。<text:span text:style-name="T3"><text:line-break/><text:line-break/></text:span>我不是說我們就不該在法規上對某些言語的使用時機做某種規範，而是說這只是最最最底限的一種外在行為式的約束，法律本來就只能納入那些明確的、極其侷限性的，可以明確解釋和對應的行為準則。我們更該花多一點心力在改變自己的態度上，你今天如果心裡對同性戀沒有歧視或敵意，你使用何種字眼有何干係<text:span text:style-name="T3">? </text:span>反之如果你無法改變自己對同性戀的看法，不管你怎麼彬彬有禮，我若是同性戀一定也會感受到你的不善。<text:span text:style-name="T3"><text:line-break/><text:line-break/></text:span>換句話說問題不在字眼本身，而在使用的人的態度。我不是同性戀，但若有人說我有陰柔氣質或有點娘，只要是善意的，我通常都會芳心竊喜，畢竟當個男子漢實在沒什麼好得意的，一般意義下的<text:span text:style-name="T3">”</text:span>男子氣概<text:span text:style-name="T3">”</text:span>不是我欣賞的個人特質。但若有人只是因為看我瘦弱或動作比較輕柔比較不果斷就用這種字眼嘲弄我，我是絕對會感覺到的，而且絕對會在心裡記上一筆，等待哪天好好在他面前展現一下男子氣概的極致給他瞧瞧，讓他知道誰才是他嘴裡的「娘砲」。<text:span text:style-name="T3"><text:line-break/><text:line-break/></text:span>這就是問題所在，並不是字眼賦予一種態度上的意義，而是態度賦予了意義給字眼。<text:span text:style-name="T3"><text:line-break/><text:line-break/></text:span>再說「死<text:span text:style-name="T3">gay</text:span>」、「娘砲」、「娘娘腔」、「男人婆」這些字眼是不是能完全和歧視同性戀劃上等號實在也很難說。<text:span text:style-name="T3">gay </text:span>前頭加個死當然是不太好，但西方人講<text:span text:style-name="T3"><text:s/>gay </text:span>常常也是講女同性戀，而且這字現在蠻中性的，很多同性戀<text:span text:style-name="T3">(</text:span>男或女<text:span text:style-name="T3">)</text:span>都會大方坦誠自己是「<text:span text:style-name="T3">gay</text:span>」。這就像黑人社區自己就常使用<text:span text:style-name="T3"><text:s/>nigger </text:span>這字，而且在黑人自己的使用方式裡，這字指的是一個懶鬼或討厭鬼，根本和歧視黑人扯不上太大關係<text:span text:style-name="T3">(</text:span>有人會自己故意歧視自己嗎<text:span text:style-name="T3">?) </text:span>娘娘腔或男人婆我也不覺得它本身有什麼太過不當的意涵，總之要看使用的時機和態度，就像我朋友說的，當我們講出一個笑話<text:span text:style-name="T3">(</text:span>比如內容是講動物或男人女人白人黑人同性戀<text:span text:style-name="T3">)</text:span>，你覺得好不好笑是很重要的，「好笑的事就沒有道德問題，有道德問題的就不好笑了。」這講的就是一種態度，態度就是美感，美的東西就不是醜的，醜的東西自然就不美了。<text:span text:style-name="T3"><text:line-break/><text:line-break/></text:span>我要講得不外乎就是這事，把一些理應訴諸美感或品性問題的事給化約成行為準則甚至是法條，在我看是很蠢的。如果法律規定娘砲不能講，若我是男同性戀，難道連我自己也不能自嘲是娘砲<text:span text:style-name="T3">? </text:span>你說好吧，那我再立一條附加條文，就是男同性戀自己可以講，其他人都不能講。那請問女同性戀呢<text:span text:style-name="T3">? </text:span>雙性戀呢<text:span text:style-name="T3">? </text:span>你說好吧，我再規定別人也能講，可是要在某些時候才能講。如此下去沒完沒了，你如何追究得完一條法規的適用時機和範圍<text:span text:style-name="T3">? </text:span>這只會讓人人自危、噤若寒蟬，加深了人之間的隔閡，更加深了那些骨子裡歧視同性戀的人的一種惡意，就像我上面說的，你只是把惡人逼到暗處，他會更加用一種法律所照射不到的陰暗手段對付你。<text:span text:style-name="T3"><text:line-break/><text:line-break/></text:span>對付惡人，我們應該讓他們被攤在陽光下無所遁形，他才會自動逃跑。</text:p>
      <text:p text:style-name="P1"><text:span text:style-name="T1">陳真</text:span><text:s/>  |  2011.06.10 03:16   |   <text:a xlink:type="simple" xlink:href="http://palinfo.habago.org/Entry?Command=Information_PrintForum&amp;iPage=562#FORUM24604"><text:span text:style-name="T2">#</text:span></text:a></text:p>
      <text:p text:style-name="P5"><text:span text:style-name="T3">(</text:span>續<text:span text:style-name="T3">)<text:line-break/><text:line-break/>(1) <text:line-break/>Chomsky</text:span>在其本行語言學以外的種種想法中<text:span text:style-name="T3">,</text:span>有一個經常出現的重要主題就是他對於教育特別是高等教育的批判<text:span text:style-name="T3">,</text:span>他認為<text:span text:style-name="T3">,</text:span>高等教育不但不具教育功能<text:span text:style-name="T3">,</text:span>反倒是一種馴化工具<text:span text:style-name="T3">,</text:span>讓所謂學者變得很乖很蠢<text:span text:style-name="T3">. </text:span>正如<text:span text:style-name="T3">Chomsky</text:span>一生最仰慕的羅素所說<text:span text:style-name="T3">: "</text:span>我們本來只是無知<text:span text:style-name="T3">,</text:span>接受教育後卻變成愚蠢<text:span text:style-name="T3">." <text:line-break/><text:line-break/></text:span>更好笑的是<text:span text:style-name="T3">,</text:span>有些蠢蛋還以為自己很行很聰明呢<text:span text:style-name="T3">. </text:span>用我的話來說就是<text:span text:style-name="T3">: </text:span>教育或高等教育教你一套所謂合法的說話方式<text:span text:style-name="T3">,</text:span>可當你<text:span text:style-name="T3">enjoy</text:span>某種說話方式的時候，你也就忘了你本來是要說什麼。<text:span text:style-name="T3">"</text:span>怎麼說<text:span text:style-name="T3">" </text:span>畢竟是重要的<text:span text:style-name="T3">,</text:span>因為它事實上決定了你終究能<text:span text:style-name="T3"><text:s/>"</text:span>說什麼<text:span text:style-name="T3">".<text:line-break/><text:line-break/>(2)<text:line-break/></text:span>你覺得不重要的東西<text:span text:style-name="T3">,</text:span>對我來說很重要<text:span text:style-name="T3">,</text:span>因此你可別叫我應該跟你一樣有著這樣那樣的各種<text:span text:style-name="T3"><text:s/>"</text:span>正確<text:span text:style-name="T3">" </text:span>反應<text:span text:style-name="T3">; </text:span>你的正確反應對我來說很可能是錯誤的醜陋的<text:span text:style-name="T3">,</text:span>因為我們賦予事物不同的重要性<text:span text:style-name="T3">. </text:span>或者用梭羅的話來說<text:span text:style-name="T3">: "</text:span>若有人沒有與大夥併肩齊步走<text:span text:style-name="T3">,</text:span>那是因為他聽到不一樣的鼓聲<text:span text:style-name="T3">." </text:span>這時候<text:span text:style-name="T3">,</text:span>可別以為他踏錯腳步或表錯情<text:span text:style-name="T3">. <text:line-break/><text:line-break/>(3)<text:line-break/></text:span>前些天<text:span text:style-name="T3">,</text:span>鳳凰衛視轉播一個亞洲電影節<text:span text:style-name="T3">,</text:span>頒發最佳影片獎給<text:span text:style-name="T3"><text:s/>"</text:span>波米叔叔的前世今生<text:span text:style-name="T3">",</text:span>導演上台領獎時說<text:span text:style-name="T3">,"</text:span>現在電影科技很發達<text:span text:style-name="T3">,</text:span>但電影的本質卻始終不變<text:span text:style-name="T3">,</text:span>依然是有關情緒<text:span text:style-name="T3">,</text:span>但科技卻做不到這一點<text:span text:style-name="T3">." <text:line-break/><text:line-break/></text:span>依我看<text:span text:style-name="T3">,</text:span>不光是電影<text:span text:style-name="T3">,</text:span>凡是一切跟<text:span text:style-name="T3"><text:s/>"</text:span>怎麼說<text:span text:style-name="T3">" </text:span>有關的表達形式或生活方式都一樣<text:span text:style-name="T3">,</text:span>終究我們還是得回到故事本身回到作者的個性身上<text:span text:style-name="T3">.</text:span>因此<text:span text:style-name="T3">,</text:span>貶低作品中的情緒成份<text:span text:style-name="T3">,</text:span>事實上也等於貶低了作者這個人及其作品的一切<text:span text:style-name="T3">.</text:span>當然<text:span text:style-name="T3">,</text:span>這裏所講的情緒並不是一般用來罵人或損人或表達不以為然的所謂情緒<text:span text:style-name="T3">. <text:line-break/><text:line-break/></text:span>我一直不敢推薦別人去看<text:span text:style-name="T3"><text:s/>"</text:span>波米叔叔的前世今生<text:span text:style-name="T3">" </text:span>這部我大概可以看上一百遍都不會看膩的電影<text:span text:style-name="T3">,</text:span>因為我知道一般人肯定會覺得很無聊<text:span text:style-name="T3">,</text:span>安靜沉靜平靜寂靜肅靜<text:span text:style-name="T3">,</text:span>催眠指數非常高<text:span text:style-name="T3">. </text:span>但是<text:span text:style-name="T3">,</text:span>這樣一個導演卻歌頌情緒的根本價值<text:span text:style-name="T3">. </text:span>如果你對此覺得很奇怪<text:span text:style-name="T3">,</text:span>那只是因為你的所謂<text:span text:style-name="T3"><text:s/>"</text:span>情緒<text:span text:style-name="T3">" </text:span>恐怕只是指的一種隱隱帶有負面貶意的詞<text:span text:style-name="T3">.<text:line-break/><text:line-break/></text:span>波米叔叔電影中有一幕<text:span text:style-name="T3">,</text:span>似乎無關緊要<text:span text:style-name="T3">,</text:span>卻讓我很感動<text:span text:style-name="T3">,</text:span>衝擊很深<text:span text:style-name="T3">. </text:span>即將不久於人世的老公問老婆的鬼魂說<text:span text:style-name="T3">: </text:span>死後是什麼樣的狀況<text:span text:style-name="T3">? </text:span>老婆欲語還休<text:span text:style-name="T3">. <text:line-break/><text:line-break/></text:span>在我看來<text:span text:style-name="T3">,</text:span>這電影當然一點也不沉悶<text:span text:style-name="T3">,</text:span>而且充滿高度情緒<text:span text:style-name="T3">. </text:span>事實上<text:span text:style-name="T3">,</text:span>我實在無法忍受那些的確不帶情緒的任何一種表達方式<text:span text:style-name="T3">;</text:span>即便他使用了許多情緒用詞例如刻意耍流氓講幹啦<text:span text:style-name="T3">78</text:span>啦也沒用<text:span text:style-name="T3">,</text:span>沒情緒就是沒情緒<text:span text:style-name="T3">. </text:span>高潮或許可以裝<text:span text:style-name="T3">,</text:span>但情緒卻裝不出來<text:span text:style-name="T3">,</text:span>更不可能隱藏<text:span text:style-name="T3">,</text:span>它其實就是一個人的靈魂的臉龐<text:span text:style-name="T3">.<text:line-break/><text:line-break/></text:span>跟作曲寫小說拍電影一樣<text:span text:style-name="T3">,</text:span>我不相信學術或知識的創造工作有可能不帶情緒地完成<text:span text:style-name="T3">. </text:span>這或許就是好學者跟爛學者的一個根本差別<text:span text:style-name="T3">. </text:span>問題是你有沒有能力看出高下鑑定良莠<text:span text:style-name="T3">. <text:line-break/><text:line-break/></text:span>維根斯坦也是個情緒愛好者<text:span text:style-name="T3">. </text:span>他對於<text:span text:style-name="T3"><text:s/>"</text:span>意義<text:span text:style-name="T3">" </text:span>這東西的重要想法之一<text:span text:style-name="T3">,</text:span>可以用他在<text:span text:style-name="T3"><text:s/>PHILOSOPHICAL INVESTIGATIONS</text:span>中的一段話來表達<text:span text:style-name="T3">,</text:span>他說<text:span text:style-name="T3">: "</text:span>有感情地唸一首詩跟照本宣科是不一樣的<text:span text:style-name="T3">,</text:span>彷彿這句子因此有著不同的鈴聲<text:span text:style-name="T3">". </text:span>用我的話來說就是<text:span text:style-name="T3">: </text:span>正是作者的情感和態度<text:span text:style-name="T3">,</text:span>賦予那些本身缺乏任何意義的東西有了生命<text:span text:style-name="T3">,</text:span>使死符號活了過來<text:span text:style-name="T3">.<text:line-break/><text:line-break/></text:span>即便是對於一加一等於二我都充滿高度情緒<text:span text:style-name="T3">,</text:span>更不用說那些人渣所幹下的罄竹難書的罪行<text:span text:style-name="T3">. </text:span>若有人能不帶情緒地講述或面對這些事<text:span text:style-name="T3">,</text:span>那我還真服了他<text:span text:style-name="T3">.<text:line-break/><text:line-break/>(4)</text:span>你不需要或沒感覺<text:span text:style-name="T3">,</text:span>並不是因為某個東西本身不具存在價值<text:span text:style-name="T3">,</text:span>而只是因為你根本不需要這東西<text:span text:style-name="T3">,</text:span>問題是別人需要<text:span text:style-name="T3">.<text:line-break/><text:line-break/></text:span>我是<text:span text:style-name="T3">1986</text:span>年台灣史上反對戒嚴的第一次示威活動中的唯一一個學生<text:span text:style-name="T3">;</text:span>戒嚴跟我的個人生命史濃得化不開<text:span text:style-name="T3">,</text:span>為之承受種種可悲的痛苦<text:span text:style-name="T3">. </text:span>反戒嚴這段歷史早已被漂白被拿來做另一種政治利用<text:span text:style-name="T3">,</text:span>因此<text:span text:style-name="T3">,</text:span>特別是最近幾年<text:span text:style-name="T3">,</text:span>我常在電視上看到民進唬爛黨的各種廣告在播放著當年的示威照片或影片<text:span text:style-name="T3">,</text:span>幾乎都會照到我舉著那張布條<text:span text:style-name="T3">. </text:span>那布條之所以特別搶眼是因為布條上面寫著在當時恐怕要砍頭的幾個字<text:span text:style-name="T3">: "</text:span>反戒嚴<text:span text:style-name="T3"><text:s/></text:span>抗蔣家<text:span text:style-name="T3">". </text:span>在戒嚴令底下<text:span text:style-name="T3">,</text:span>糾眾示威是唯一死刑罪<text:span text:style-name="T3">;</text:span>更不用說抗蔣家了<text:span text:style-name="T3">,</text:span>那就等於是反抗皇帝一樣<text:span text:style-name="T3">.<text:line-break/><text:line-break/></text:span>在當時<text:span text:style-name="T3">,</text:span>戒嚴令是根本不可挑戰的<text:span text:style-name="T3">,</text:span>當時的國民黨老是洋洋得意地說民意百分之九十幾將近一百都支持戒嚴<text:span text:style-name="T3">,</text:span>說戒嚴是在保護好人<text:span text:style-name="T3">,</text:span>防止壞人破壞社會云云<text:span text:style-name="T3">. <text:line-break/><text:line-break/></text:span>台灣的學生或老師教授一直都是最保守最沒有批判思考能力的<text:span text:style-name="T3">,</text:span>一直到現在都還是一樣是最為擁護主流的一群人<text:span text:style-name="T3">. </text:span>也因此<text:span text:style-name="T3">,</text:span>學生普遍都會覆述或乾脆複製主流思維<text:span text:style-name="T3">,</text:span>主流說戒嚴好棒<text:span text:style-name="T3">,</text:span>他就說好棒好棒<text:span text:style-name="T3">,</text:span>主流說<text:span text:style-name="T3">,</text:span>蔣公好偉大<text:span text:style-name="T3">,</text:span>他就說好偉大好偉大<text:span text:style-name="T3">. </text:span>就好像現在的學生也一樣<text:span text:style-name="T3">,</text:span>只是台詞換了<text:span text:style-name="T3">. </text:span>主流說愛台灣<text:span text:style-name="T3">,</text:span>他就說愛台灣愛台灣<text:span text:style-name="T3">,</text:span>主流說顧主權<text:span text:style-name="T3">,</text:span>他就顧主權顧主權<text:span text:style-name="T3">,</text:span>簡直就跟鸚鵡沒兩樣<text:span text:style-name="T3">.<text:line-break/><text:line-break/></text:span>當時的學生或老師<text:span text:style-name="T3">,</text:span>就像事先約定好了似的<text:span text:style-name="T3">,</text:span>老是對我說著一模一樣的質疑<text:span text:style-name="T3">,</text:span>比方說<text:span text:style-name="T3">:</text:span>戒嚴有什麼不好<text:span text:style-name="T3">? </text:span>我哪裡沒有言論自由了<text:span text:style-name="T3">? </text:span>我愛講什麼就講什麼<text:span text:style-name="T3">,</text:span>戒嚴礙著了我什麼<text:span text:style-name="T3">? <text:line-break/><text:line-break/></text:span>我都會跟他們說<text:span text:style-name="T3">: </text:span>那是因為你腦袋裏想的東西是國家要你想的<text:span text:style-name="T3">,</text:span>你講的話是國家所歡迎的<text:span text:style-name="T3">,</text:span>你當然有自由啊<text:span text:style-name="T3">. </text:span>問題是<text:span text:style-name="T3">,</text:span>當我想得跟你們不一樣時<text:span text:style-name="T3">,</text:span>我卻沒有自由可言<text:span text:style-name="T3">;</text:span>甚至連蔣介石蔣經國死了<text:span text:style-name="T3">,</text:span>人們連不想悲傷的情緒自由都沒有<text:span text:style-name="T3">,</text:span>每個人互相見了面要裝出一副如喪考妣的表情或哽咽聲<text:span text:style-name="T3">.<text:line-break/><text:line-break/></text:span>但他們還是會說<text:span text:style-name="T3">: </text:span>可是你想擁有自由的那些思想和言論是有害社會的<text:span text:style-name="T3">. </text:span>我會說<text:span text:style-name="T3">: </text:span>是否有害社會並不是多數人說了算<text:span text:style-name="T3">,</text:span>若是什麼都要以多數決來論是非<text:span text:style-name="T3">,</text:span>那麼我們現在恐怕還停留在留辮子的階段<text:span text:style-name="T3">,</text:span>看到皇帝就得趕緊下跪<text:span text:style-name="T3">.<text:line-break/><text:line-break/></text:span>他們有的還會很具體地說<text:span text:style-name="T3">: </text:span>好吧<text:span text:style-name="T3">,</text:span>你可以有言論自由<text:span text:style-name="T3">,</text:span>但你不能把有害言論化為行動<text:span text:style-name="T3">,</text:span>比方說你不能組黨<text:span text:style-name="T3">,</text:span>否則社會將大亂<text:span text:style-name="T3">. </text:span>我說<text:span text:style-name="T3">,</text:span>一種政治主張若只能紙上談兵<text:span text:style-name="T3">,</text:span>那就不是真正的言論自由<text:span text:style-name="T3">.<text:line-break/><text:line-break/></text:span>有的老師還會以一種暗示我個人有問題的口氣對大家說<text:span text:style-name="T3">: </text:span>我不明白<text:span text:style-name="T3">,</text:span>為什麼一個大學生會去關心什麼組黨這樣的問題<text:span text:style-name="T3">? </text:span>意思是我一定背景不單純<text:span text:style-name="T3">,</text:span>可能是共匪臥底的<text:span text:style-name="T3">,</text:span>可能是藉此可以獲得什麼利益<text:span text:style-name="T3">,</text:span>要不就是我精神和人格異常<text:span text:style-name="T3">,</text:span>甚至還有老師及學生繪聲繪影地說我跟其他黨外人士一起開私娼館<text:span text:style-name="T3">,</text:span>所以故意要擾亂社會<text:span text:style-name="T3">.<text:line-break/><text:line-break/></text:span>講這些往事是做為一種例子<text:span text:style-name="T3">,</text:span>這例子是要說<text:span text:style-name="T3">: </text:span>做為多數一方<text:span text:style-name="T3">,</text:span>通常無能或根本不願去想像跟自己不一樣的少數人事物<text:span text:style-name="T3">. </text:span>人們似乎總是以為少數便是異類<text:span text:style-name="T3">,</text:span>而異類就等於敗類<text:span text:style-name="T3">. </text:span>即便不是敗類<text:span text:style-name="T3">,</text:span>人們也不會把你或你的所作所為看成是什麼高尚的人事物<text:span text:style-name="T3">.<text:line-break/><text:line-break/></text:span>一個問題其實就等於是一種病<text:span text:style-name="T3">,</text:span>一堆問題就像一種症候群<text:span text:style-name="T3">,</text:span>如果一個病或一個症候群就像個幽靈一樣一直籠罩著大地<text:span text:style-name="T3">,</text:span>那它背後肯定是有著一些深層的病理結構或致病機轉<text:span text:style-name="T3">. </text:span>我對它的理解千言萬語說不完<text:span text:style-name="T3">,</text:span>不過說來說去不外就是<text:span text:style-name="T3"><text:s/>"</text:span>理解與想像<text:span text:style-name="T3">";</text:span>理解那些可以理解的<text:span text:style-name="T3">,</text:span>即便它乍看之下很怪<text:span text:style-name="T3">,</text:span>想像那些可以想像的<text:span text:style-name="T3">,</text:span>即便它乍聽之下很難想像<text:span text:style-name="T3">.<text:line-break/><text:line-break/></text:span>說完病理很簡單<text:span text:style-name="T3">,</text:span>至於處方<text:span text:style-name="T3">,</text:span>我沒什麼好藥<text:span text:style-name="T3">,</text:span>只覺得<text:span text:style-name="T3"><text:s/>"</text:span>願意<text:span text:style-name="T3">" </text:span>二字很重要<text:span text:style-name="T3">. </text:span>就跟神父主持婚禮的問話一樣<text:span text:style-name="T3">,'</text:span>妳願意嫁給這個混蛋嗎<text:span text:style-name="T3">?" "</text:span>你願意娶這個肖婆嗎<text:span text:style-name="T3">?" </text:span>只要你願意去理解與想像<text:span text:style-name="T3">,</text:span>你或許就能找到屬於你自己的解藥或處方<text:span text:style-name="T3">,</text:span>讓你看到一些其實就近在眼前但你卻一直看不到的完全不一樣的世界<text:span text:style-name="T3">.</text:span></text:p>
      <text:p text:style-name="P1"><text:span text:style-name="T1">陳真</text:span><text:s/>  |  2011.06.07 04:36   |   <text:a xlink:type="simple" xlink:href="http://palinfo.habago.org/Entry?Command=Information_PrintForum&amp;iPage=562#FORUM24544"><text:span text:style-name="T2">#</text:span></text:a></text:p>
      <text:p text:style-name="P2"><text:span text:style-name="T1">底下是十年前寫的文章</text:span>,<text:span text:style-name="T1">到現在我們還在捍衛個人說話方式的美感空間</text:span>,<text:span text:style-name="T1">估計人類還能存在多久</text:span>,<text:span text:style-name="T1">這樣的一種鬥爭便會存在多久</text:span>.<text:line-break/><text:line-break/><text:span text:style-name="T1">陳真</text:span><text:line-break/>==============<text:line-break/><text:span text:style-name="T1">最有夠力的一個醜聞</text:span><text:line-break/><text:line-break/><text:span text:style-name="T1">陳真</text:span>01/05/13<text:line-break/><text:line-break/><text:line-break/>xxx<text:span text:style-name="T1">你好</text:span>,<text:span text:style-name="T1">　謝謝</text:span><text:s/><text:span text:style-name="T1">「好評」。不過，我想你不是真的感到「痛快」，不是真的相信我說的，因為，如果你真的相信，你就不會這麼「建議」我不要寫什麼粗話了。</text:span><text:line-break/><text:line-break/><text:span text:style-name="T1">你的問題比較嚴重，我有專文探討，早已寫好，但又臭又長，先放著。先簡單回幾句好了。</text:span><text:line-break/><text:line-break/><text:span text:style-name="T1">你使我想起</text:span>Terry Eagleton <text:span text:style-name="T1">在</text:span><text:s/>"Literary Theory" (pp. 200-1)<text:span text:style-name="T1">裏頭的一段話。那段話，也是我自從會寫文章以來，心裏深深深深深的一個同感。我不厭其煩把它抄下來好了。</text:span><text:line-break/><text:line-break/><text:span text:style-name="T1">他說</text:span>:<text:line-break/><text:line-break/>Department of literature in higher education, then, are part of the ideological apparatus of modern capitalist state....There is of course no harm in students questioning the values conveyed to them: indeed it is part of the very meaning of higher education that they should do so. Independent thought, critical dissent and reasoned dialectic are part of the very stuff of a humane education: hardly anyone...will demand that your essay...arrives inexorably at certain pre-set conclusions. All that is being demanded is that you manipulate a particular language in acceptable ways. Becoming certificated by the state as proficient in literary studies is a matter of being able to talk and write in certain ways. It is this which is being taught, examined and certificated, not what you personally think or believe, though what is thinkable will of course be constrained by the language itself. You can think or believe what you want, as long as you can speak this particular language. Nobody is especially concerned about what you say, with what extreme, moderate, radical or conservative positions you adopt, provided that they are compatible with, and can be articulated within, a specific form of discourse. It is just that certain meanings and positions will not be articulable within it. Literature studies, in other words, are a question of the signifier, not of the signified. Those employed to teach you this form of discourse will remember whether or not you were able to speak it proficiently long after they have forgotten what you said.<text:line-break/><text:line-break/><text:span text:style-name="T1">這意思簡單說是這樣：</text:span><text:line-break/><text:line-break/><text:span text:style-name="T1">對一個壞蛋當家的世界來說，不管你寫什麼、想什麼都不是很重要，即使內容多麼原創、多麼基進或激烈，壞人們都不怕，因為，重要的是你怎麼說，而不是說什麼。當人們忘記</text:span><text:s/>(<text:span text:style-name="T1">或者，也許從來沒有真的明白過</text:span>) <text:span text:style-name="T1">你說的話之後，他們還是記得你是否熟練某種合法的說話方式。</text:span><text:line-break/><text:line-break/><text:span text:style-name="T1">壞人想要這麼做當然是有原因的，因為，當你</text:span>enjoy<text:span text:style-name="T1">某種說話方式的時候，你也就忘了你本來是要說什麼。</text:span><text:line-break/><text:line-break/><text:span text:style-name="T1">怎麼說是重要的，因為，它決定了我們能說什麼。他媽的就是他媽的，改裝成比較文雅的</text:span>his mother’s<text:span text:style-name="T1">，意思就不一樣了。</text:span><text:line-break/><text:line-break/><text:span text:style-name="T1">世界上，如果有什麼醜聞或災難，我看不是麥當奴，也不是最佳女主腳，更不是槍炮飛彈，而是教你怎麼說話的那一群人，有「學術型」、有「溫馨型」、有「道德型」、有「家教良好型」。他們共同擁有一套合法的說話方式。</text:span><text:line-break/><text:line-break/><text:span text:style-name="T1">電影導演高達說：「電影裏頭沒有槍炮一般的力量」，我看學術也是，它裏頭只有使人變蠢的力量，而沒有槍炮，當然也沒有解放。因為，這東西是壞蛋發明的。它像個蚊子燈，吸引一堆蚊子，觸身即亡，少有例外。</text:span><text:line-break/><text:line-break/><text:span text:style-name="T1">我這麼說，好「基進」</text:span>(radical) <text:span text:style-name="T1">啊！不是嗎？！可是，把我打死我也不會相信有多少人「「「「真的」」」」會在乎我說的這些想法。因為，嘴巴上說我說的這些話很有道理的人，在行為上都已經證明他們一點都不信。</text:span><text:line-break/><text:line-break/><text:span text:style-name="T1">這顯然是個大醜聞，我們都身陷其中，難以自拔。不過，我相信我可以帶著氧氣筒逃出來，像「飛越杜鵑窩」那個印第安人那樣，破窗而去。</text:span></text:p>
      <text:p text:style-name="P1"><text:span text:style-name="T1">陳真</text:span><text:s/>  |  2011.06.06 17:24   |   <text:a xlink:type="simple" xlink:href="http://palinfo.habago.org/Entry?Command=Information_PrintForum&amp;iPage=562#FORUM24525"><text:span text:style-name="T2">#</text:span></text:a></text:p>
      <text:p text:style-name="P5"><text:span text:style-name="T3">(</text:span>續<text:span text:style-name="T3">)<text:line-break/><text:line-break/></text:span>一定會有人說漢堡是好意<text:span text:style-name="T3">,</text:span>幹嘛反彈<text:span text:style-name="T3">. <text:line-break/><text:line-break/></text:span>這就是問題所在<text:span text:style-name="T3">,</text:span>因為我要說的恰恰是應該以語意為依歸<text:span text:style-name="T3">,</text:span>而不是心意<text:span text:style-name="T3">;</text:span>某人的心意或情緒或心靈狀態這些東西應該盡量排除在公眾言談之外<text:span text:style-name="T3">,</text:span>因為它不可捉摸<text:span text:style-name="T3">,</text:span>無法檢驗<text:span text:style-name="T3">,</text:span>而且是純粹一個人的事而不應觸及<text:span text:style-name="T3">. </text:span>留言板畢竟不是聊天室<text:span text:style-name="T3">,</text:span>你可以講自己的心講自己的情緒講自己的心靈狀態訴說自己的靈魂<text:span text:style-name="T3">,</text:span>但不要對著某個人進行任何指涉<text:span text:style-name="T3">. <text:line-break/><text:line-break/></text:span>有人一定會說<text:span text:style-name="T3">: </text:span>心靈指涉就指涉<text:span text:style-name="T3">,</text:span>有啥關係<text:span text:style-name="T3">? <text:line-break/><text:line-break/></text:span>這也恰恰是問題所在<text:span text:style-name="T3">.</text:span>對你沒關係或不重要的事<text:span text:style-name="T3">,</text:span>對我卻沉重如山<text:span text:style-name="T3">. <text:line-break/><text:line-break/></text:span>除了事先言明不干涉內容不擅自修改的報紙專欄之外<text:span text:style-name="T3">,</text:span>我至今<text:span text:style-name="T3"><text:s/>"</text:span>幾乎<text:span text:style-name="T3">" </text:span>不曾正式發表任何論文或文章或出書<text:span text:style-name="T3">. </text:span>發表機會多得是<text:span text:style-name="T3">,</text:span>能發表的東西多到數以千萬字計<text:span text:style-name="T3">;</text:span>但只要一想到或一進入發表的過程<text:span text:style-name="T3">,</text:span>我就痛不欲生而寧可放棄<text:span text:style-name="T3">. <text:line-break/><text:line-break/></text:span>我寧可一生沒有任何著作沒有任何論文<text:span text:style-name="T3">,</text:span>我也絕不在一些根本問題上或美感上妥協<text:span text:style-name="T3">,</text:span>畢竟任何一種作品<text:span text:style-name="T3">,</text:span>通俗也好<text:span text:style-name="T3">,</text:span>學術也罷<text:span text:style-name="T3">,</text:span>純粹是我一個人的事<text:span text:style-name="T3">. </text:span>有些東西不賣就是不賣<text:span text:style-name="T3">,</text:span>再大的利益我也不賣<text:span text:style-name="T3">. <text:line-break/><text:line-break/></text:span>所謂我手寫我心<text:span text:style-name="T3">,</text:span>我深信不疑的事或心之所嚮<text:span text:style-name="T3">,</text:span>就像一加一等於二一樣<text:span text:style-name="T3">,</text:span>我不會為了任何利益或現實需要而改口說它等於三<text:span text:style-name="T3">.<text:line-break/><text:line-break/></text:span>當你創作了一首曲子<text:span text:style-name="T3">,</text:span>某個音符必然有一個<text:span text:style-name="T3"><text:s/>"</text:span>最佳道德位置<text:span text:style-name="T3">" (</text:span>高達語<text:span text:style-name="T3">),</text:span>它該擺在何處就擺在何處<text:span text:style-name="T3">,</text:span>不能改就是不能改<text:span text:style-name="T3">. </text:span>雖然只是一個小小的音符<text:span text:style-name="T3">,</text:span>卻如山海一般深重<text:span text:style-name="T3">.<text:line-break/><text:line-break/></text:span>我常說<text:span text:style-name="T3">,</text:span>就算只是護衛一個標點符號<text:span text:style-name="T3">,</text:span>我也願意為它捨命<text:span text:style-name="T3">,</text:span>更不用說其它任何屬於<text:span text:style-name="T3"><text:s/>"</text:span>一個人的事<text:span text:style-name="T3">". </text:span>如果有人說他不在乎文章怎麼改<text:span text:style-name="T3">,</text:span>能發表最重要<text:span text:style-name="T3">,</text:span>那我沒意見<text:span text:style-name="T3">,</text:span>我不會勸他堅持<text:span text:style-name="T3">,</text:span>但他也不要以為我應該跟大多數人一樣<text:span text:style-name="T3">. </text:span>簡單說<text:span text:style-name="T3">,</text:span>你覺得不重要的事<text:span text:style-name="T3">,</text:span>對我來說卻重要無比<text:span text:style-name="T3">;</text:span>同樣地<text:span text:style-name="T3">,</text:span>人們覺得很重要的那些事<text:span text:style-name="T3">,</text:span>對我來說卻往往一點都不重要<text:span text:style-name="T3">,</text:span>甚至就如垃圾一般讓我很想逃之夭夭<text:span text:style-name="T3">.<text:line-break/><text:line-break/></text:span>許多衝突的根源就出在這理<text:span text:style-name="T3">: </text:span>主流一方往往難以理解或根本不想理解<text:span text:style-name="T3">(</text:span>更不用說尊重<text:span text:style-name="T3">)</text:span>屬於少數人或極少數人的另一種品味<text:span text:style-name="T3">. </text:span>你覺得這樣沒什麼<text:span text:style-name="T3">,</text:span>那很好<text:span text:style-name="T3">,</text:span>我沒意見<text:span text:style-name="T3">,</text:span>但不要以為我就應該跟你一樣也覺得這沒什麼<text:span text:style-name="T3">. </text:span>你自以為混得很好很有成就<text:span text:style-name="T3">,</text:span>那挺不錯<text:span text:style-name="T3">,</text:span>我很樂意獻上我的祝福<text:span text:style-name="T3">,</text:span>但不要以為我一定也跟你一樣渴望著同樣的目標<text:span text:style-name="T3">.<text:line-break/><text:line-break/></text:span>對於戰爭本身<text:span text:style-name="T3">,</text:span>我無話可說<text:span text:style-name="T3">;</text:span>我唯一能説的千言萬語就是<text:span text:style-name="T3"><text:s/>"</text:span>理解和尊重<text:span text:style-name="T3">",</text:span>理解異類或另類<text:span text:style-name="T3">,</text:span>尊重來自不一樣星球的人<text:span text:style-name="T3">;</text:span>不要動不動就以為<text:span text:style-name="T3"><text:s/>"</text:span>大家<text:span text:style-name="T3">" "</text:span>一定<text:span text:style-name="T3">" "</text:span>都<text:span text:style-name="T3">" </text:span>這樣或那樣<text:span text:style-name="T3">,</text:span>進而干涉或侵犯<text:span text:style-name="T3">,</text:span>但卻自以為是<text:span text:style-name="T3"><text:s/>"</text:span>好意<text:span text:style-name="T3">".<text:line-break/><text:line-break/></text:span>我常舉一例<text:span text:style-name="T3">,</text:span>當你看到一些狗啃著骨頭<text:span text:style-name="T3">,</text:span>你一靠近<text:span text:style-name="T3">,</text:span>牠馬上發出狺狺作響的低沉打雷聲做為警告<text:span text:style-name="T3">,</text:span>警告你不要搶牠的骨頭<text:span text:style-name="T3">. </text:span>重點是<text:span text:style-name="T3">,</text:span>我們根本沒有這個念頭<text:span text:style-name="T3">,</text:span>你就算送兩隻骨頭給我啃我也不要啊<text:span text:style-name="T3">,</text:span>但狗卻以為我們跟牠一樣想啃骨頭<text:span text:style-name="T3">. <text:line-break/><text:line-break/></text:span>人跟人其實也好不了多少<text:span text:style-name="T3">,</text:span>所謂溝通往往溝而不通<text:span text:style-name="T3">,</text:span>因為他老是有著一堆假定<text:span text:style-name="T3">,</text:span>假定你一定跟他一樣<text:span text:style-name="T3">,</text:span>響往著這樣那樣一些事實上你很可能努力想逃之夭夭的東西<text:span text:style-name="T3">.<text:line-break/><text:line-break/></text:span>前陣子有一本書上市<text:span text:style-name="T3">,</text:span>書名我忘了<text:span text:style-name="T3">,</text:span>好像有陳水扁三個字<text:span text:style-name="T3">. </text:span>其中有一篇一兩萬字的文章是我寫的<text:span text:style-name="T3">,</text:span>題目大約是叫做<text:span text:style-name="T3"><text:s/>"</text:span>政治做為一種語言遊戲<text:span text:style-name="T3">: </text:span>一種非心靈式的理解<text:span text:style-name="T3">". </text:span>表面上是談政治<text:span text:style-name="T3">,</text:span>其實跟政治一點關係也沒有<text:span text:style-name="T3">,</text:span>而是在講理解或語言的本質<text:span text:style-name="T3">. </text:span>有興趣的可以自行找找看<text:span text:style-name="T3">,</text:span>我不知道網路上有沒有<text:span text:style-name="T3">. <text:line-break/><text:line-break/></text:span>總之<text:span text:style-name="T3">,</text:span>我對於反對戰爭如果能有什麼文思上的貢獻<text:span text:style-name="T3">,</text:span>那麼這樣一些諸位或許覺得不重要而且寫起來又臭又長的東西就是我對於戰爭一病所能開立的處方了<text:span text:style-name="T3">. </text:span>如果你還是覺得不重要<text:span text:style-name="T3">,</text:span>那我當然沒意見<text:span text:style-name="T3">,</text:span>我畢竟不可能強迫任何人去重視他覺得根本不重要的東西<text:span text:style-name="T3">. <text:line-break/><text:line-break/></text:span>反之亦然<text:span text:style-name="T3">,</text:span>我覺得無比重要的東西<text:span text:style-name="T3">,</text:span>即便只是一個標點符號<text:span text:style-name="T3">,</text:span>我也會為它捨命<text:span text:style-name="T3">.<text:line-break/><text:line-break/></text:span>底下是另一個話題<text:span text:style-name="T3">,</text:span>之前沒說完<text:span text:style-name="T3">:<text:line-break/><text:line-break/></text:span>之前漢堡說<text:span text:style-name="T3">,</text:span>下回藍教頭之類的洋人若再來罵人<text:span text:style-name="T3">,</text:span>漢堡說要用美國腔的英文反擊<text:span text:style-name="T3">. </text:span>我並不覺得用美式腔調能起到什麼反擊效果<text:span text:style-name="T3">,</text:span>這無非只是更進一步強化其優越白人的心態<text:span text:style-name="T3">. <text:line-break/><text:line-break/></text:span>就好像若有個台灣人跑到英國或美國<text:span text:style-name="T3">,</text:span>用台語<text:span text:style-name="T3"><text:s/>"</text:span>贛林老木<text:span text:style-name="T3">" </text:span>來一一問候靜站洋人<text:span text:style-name="T3">,</text:span>難道洋人他們也需要推派一個懂得正港台語腔的洋人用正港台南腔的台語來反擊這個台灣來的藍教頭嗎<text:span text:style-name="T3">?<text:line-break/><text:line-break/></text:span>如果這說得通<text:span text:style-name="T3">,</text:span>那董事長是不是該用西柏林腔的德語來問候美國藍教頭<text:span text:style-name="T3">,</text:span>才能讓他懂得尊重甚至佩服<text:span text:style-name="T3">? </text:span>萬一我們什麼外語也不會<text:span text:style-name="T3">,</text:span>難道就彷彿真的矮了洋人一截<text:span text:style-name="T3">?</text:span></text:p>
      <text:p text:style-name="P1"><text:span text:style-name="T1">陳真</text:span><text:s/>  |  2011.06.03 22:15   |   <text:a xlink:type="simple" xlink:href="http://palinfo.habago.org/Entry?Command=Information_PrintForum&amp;iPage=562#FORUM24465"><text:span text:style-name="T2">#</text:span></text:a></text:p>
      <text:p text:style-name="P4">這些當然不是專門寫給漢堡看的<text:span text:style-name="T3">,</text:span>而是寫給所有人看<text:span text:style-name="T3">. </text:span>很多是講過多次的老問題<text:span text:style-name="T3">,</text:span>但我願意再說一次<text:span text:style-name="T3">. </text:span>大約有五個地雷不可不慎<text:span text:style-name="T3">:<text:line-break/><text:line-break/>1. </text:span>熱情或態度<text:span text:style-name="T3">;2.</text:span>情緒<text:span text:style-name="T3">; 3.</text:span>心靈狀態<text:span text:style-name="T3">;4.</text:span>表達形式<text:span text:style-name="T3">. 5. </text:span>偽善<text:span text:style-name="T3"><text:line-break/><text:line-break/></text:span>先講<text:span text:style-name="T3"><text:s/>1.</text:span>熱情或態度<text:span text:style-name="T3"><text:line-break/><text:line-break/></text:span>對我的美感來說<text:span text:style-name="T3">,</text:span>我把態度或熱情視為一切的一切<text:span text:style-name="T3">.</text:span>一個熱情昂揚地幹壞事的人<text:span text:style-name="T3">,</text:span>會遠遠比一個缺乏熱情去做好事的人<text:span text:style-name="T3">,</text:span>更值得尊敬<text:span text:style-name="T3">.<text:line-break/><text:line-break/></text:span>或者說<text:span text:style-name="T3">,</text:span>若有人對<text:span text:style-name="T3"><text:s/>"</text:span>熱情<text:span text:style-name="T3">" </text:span>這東西有所不敬<text:span text:style-name="T3">,</text:span>將會令人<text:span text:style-name="T3">(</text:span>至少令我<text:span text:style-name="T3">)</text:span>難以忍受<text:span text:style-name="T3">. </text:span>就好像柏楊出獄後<text:span text:style-name="T3">,</text:span>逐漸變成各方尊敬的人<text:span text:style-name="T3">,</text:span>但每當他談到一些事關是非美醜的事時<text:span text:style-name="T3">,</text:span>他最恨的就是有人故做崇高理性狀地跟他說<text:span text:style-name="T3">: "</text:span>哎呀<text:span text:style-name="T3">,</text:span>算了算了<text:span text:style-name="T3">,</text:span>寬寬心<text:span text:style-name="T3">,</text:span>別計較<text:span text:style-name="T3">,</text:span>別想那麼多啦<text:span text:style-name="T3">" </text:span>之類<text:span text:style-name="T3">. </text:span>據我所知<text:span text:style-name="T3">,</text:span>若有人膽敢對柏楊講這樣一些話<text:span text:style-name="T3">,</text:span>柏老馬上會發飆<text:span text:style-name="T3">. <text:line-break/><text:line-break/></text:span>文人這種生物<text:span text:style-name="T3">,</text:span>要錢沒錢<text:span text:style-name="T3">,</text:span>要命一條<text:span text:style-name="T3">,</text:span>而命之所繫<text:span text:style-name="T3">,</text:span>唯熱情而已<text:span text:style-name="T3">. </text:span>熱情就跟神明或自己的家人一樣<text:span text:style-name="T3">,</text:span>不得輕侮<text:span text:style-name="T3">.<text:line-break/><text:line-break/>2. </text:span>情緒<text:span text:style-name="T3"><text:line-break/><text:line-break/></text:span>至於情緒<text:span text:style-name="T3">,</text:span>做為一個具有現代文明觀念的精神科醫師<text:span text:style-name="T3">,</text:span>我對情緒抱持好感<text:span text:style-name="T3">--</text:span>雖然我個人很難甚至幾乎不太有情緒起伏可言<text:span text:style-name="T3">.</text:span>但那只是因為一種個人傾向與氣質<text:span text:style-name="T3">,</text:span>而不是因為我修養很好<text:span text:style-name="T3">,</text:span>這跟修養一點關係也沒有<text:span text:style-name="T3">.</text:span>再說<text:span text:style-name="T3">,</text:span>當你地獄都來來回回不知道走了幾趟了<text:span text:style-name="T3">,</text:span>你很難還會有什麼情緒<text:span text:style-name="T3">.<text:line-break/><text:line-break/></text:span>我常不解<text:span text:style-name="T3">,</text:span>華人社會不知道為什麼<text:span text:style-name="T3">,</text:span>好像很害怕情緒<text:span text:style-name="T3">,</text:span>很喜歡污名化情緒<text:span text:style-name="T3">,</text:span>好像很喜歡在眾人面前表現得一副好像很有家教的樣子<text:span text:style-name="T3">,</text:span>好像一個人如果寫文章表達出情緒是很不得體的事似的<text:span text:style-name="T3">.<text:line-break/><text:line-break/></text:span>事實上<text:span text:style-name="T3">,</text:span>除非嚴重異常的精神病患<text:span text:style-name="T3">,</text:span>否則情緒根本無須管理<text:span text:style-name="T3">,</text:span>更無須隱藏<text:span text:style-name="T3">,</text:span>畢竟當個政客或當個世故的人在我看來挺齷齪卑鄙的<text:span text:style-name="T3">.<text:line-break/><text:line-break/></text:span>我們應該當一個活生生的人才對<text:span text:style-name="T3">.</text:span>至少<text:span text:style-name="T3">,</text:span>一個人何時擁有何種情緒純粹是每個人自己的自由<text:span text:style-name="T3">,</text:span>我們可以談論任何可以談論的事<text:span text:style-name="T3">,</text:span>但對於任何無法談論無法批評指教的事<text:span text:style-name="T3">,</text:span>我們就應敬之如神明<text:span text:style-name="T3">,</text:span>對之保持沉默<text:span text:style-name="T3">. <text:line-break/><text:line-break/></text:span>但我覺得華人社會真的很奇怪<text:span text:style-name="T3">,</text:span>越是純粹屬於個人或私人的事情或心靈狀態或情緒等等<text:span text:style-name="T3">,</text:span>似乎就越有興趣去干涉去討論或批評指教<text:span text:style-name="T3">;</text:span>反倒對於公眾之事卻缺乏熱情去理解<text:span text:style-name="T3">.<text:line-break/><text:line-break/>3. </text:span>心靈狀態<text:span text:style-name="T3">: <text:line-break/><text:line-break/></text:span>道理同上<text:span text:style-name="T3">,</text:span>我很討厭對他人進行心靈狀態的任何指涉或分析或批評指教<text:span text:style-name="T3">,</text:span>那就好像褻瀆神明一樣惡劣<text:span text:style-name="T3">.<text:line-break/><text:line-break/></text:span>你儘管大聲去指責某人的言論或思想哪裡有問題<text:span text:style-name="T3">,</text:span>但絕對不要碰觸他的心靈狀態<text:span text:style-name="T3">,</text:span>因為心靈這東西就跟神明一樣是完全不能碰的<text:span text:style-name="T3">. </text:span>畢竟你不是神<text:span text:style-name="T3">,</text:span>你沒有任何憑據能讓你確切知道某人當時是處於什麼樣的一種心靈狀態<text:span text:style-name="T3">. </text:span>這樣一種自以為是的作風或態度很讓人討厭<text:span text:style-name="T3">.<text:line-break/><text:line-break/></text:span>我若說我寫之前那些留言時的心靈狀態其實正處於狂喜<text:span text:style-name="T3">(</text:span>因為我當時在對獎<text:span text:style-name="T3">,</text:span>發現<text:span text:style-name="T3">25</text:span>元買的樂透中了<text:span text:style-name="T3">750</text:span>元<text:span text:style-name="T3">),</text:span>我狂喜得不得了<text:span text:style-name="T3">,</text:span>各位信不信<text:span text:style-name="T3">? </text:span>不信的話我又如何能證明<text:span text:style-name="T3">? </text:span>難道我不能一方面對惡事表達厭惡卻又同時擁有著一種喜悅的心靈狀態<text:span text:style-name="T3">?<text:line-break/><text:line-break/></text:span>更重要的是<text:span text:style-name="T3">,</text:span>我的心靈狀態究竟為何<text:span text:style-name="T3">,</text:span>純粹是<text:span text:style-name="T3"><text:s/>"</text:span>我<text:span text:style-name="T3">" </text:span>的事<text:span text:style-name="T3">,</text:span>干大家屁事<text:span text:style-name="T3">? </text:span>只要是純粹屬於私人的事<text:span text:style-name="T3">,</text:span>我們就不應該公開批評指教<text:span text:style-name="T3">.</text:span>就好像我不會自以為是地公開叫某人應該喜樂應該平靜或應該愛媽媽一樣<text:span text:style-name="T3">.<text:line-break/><text:line-break/>4. </text:span>表達形式<text:span text:style-name="T3"><text:line-break/><text:line-break/></text:span>語言文字就像一種血統<text:span text:style-name="T3">,</text:span>對外表達了某種純粹屬於個人的靈魂<text:span text:style-name="T3">. </text:span>你儘管去批評別人任何一種思維或價值觀<text:span text:style-name="T3">,</text:span>但不應以為別人應該跟你有著一樣的表達形式<text:span text:style-name="T3">.<text:line-break/><text:line-break/></text:span>我很討厭那些自以為是正人君子的人<text:span text:style-name="T3">,</text:span>比如證嚴法師之類<text:span text:style-name="T3">,</text:span>整天叫人講話不可大聲喔<text:span text:style-name="T3">,</text:span>不可罵髒話喔<text:span text:style-name="T3">,</text:span>不可以這樣那樣說話喔<text:span text:style-name="T3">,</text:span>要說好話要輕聲細語要溫良恭儉讓喔<text:span text:style-name="T3">. <text:line-break/><text:line-break/></text:span>這些正人君子之所以讓人討厭就是因為世上怎麼會有人驕傲到或自我滿意到以為自己的表達形式是唯一正確而且大家必須一體遵行<text:span text:style-name="T3">. </text:span>從我的美學角度看來<text:span text:style-name="T3">,</text:span>正人君子們那樣一些自以為是的批評指教就是一種令人難以忍受的髒話<text:span text:style-name="T3">. <text:line-break/><text:line-break/></text:span>美學是這樣一種東西<text:span text:style-name="T3">:</text:span>在你看來美侖美奐的人事物<text:span text:style-name="T3">,</text:span>在我看來卻很可能齷齪下流醜陋不堪<text:span text:style-name="T3">. </text:span>因此<text:span text:style-name="T3">,</text:span>我們儘管在美學形式上去鬥爭去打架去革命<text:span text:style-name="T3">,</text:span>但不要以為你眼中的美麗在別人眼中也<text:span text:style-name="T3"><text:s/>"</text:span>一定<text:span text:style-name="T3">" </text:span>美不勝收<text:span text:style-name="T3">;</text:span>不要以為你眼中的所謂成功或進步在別人看來也<text:span text:style-name="T3"><text:s/>"</text:span>一定<text:span text:style-name="T3">" </text:span>要覺得成功進步才行<text:span text:style-name="T3">. </text:span>我們都喜歡美麗的人事物<text:span text:style-name="T3">,</text:span>但不要講得好像你所認為的美麗我也一定會如此認為<text:span text:style-name="T3">.<text:line-break/><text:line-break/></text:span>有不少自稱是我的粉絲的讀者<text:span text:style-name="T3">,</text:span>通常是女生<text:span text:style-name="T3">,</text:span>她們有時會來信說我好喜歡你的文章哦<text:span text:style-name="T3">,</text:span>但能不能請你以後寫文章不要有髒話<text:span text:style-name="T3">. </text:span>可是<text:span text:style-name="T3">,</text:span>幹它媽的我的文章要怎麼寫<text:span text:style-name="T3">,</text:span>干她屁事<text:span text:style-name="T3">? </text:span>這樣的讀者絕對不可能是我的粉絲<text:span text:style-name="T3">,</text:span>而且恰恰是我最倒彈的一種<text:span text:style-name="T3"><text:s/>"</text:span>敵人<text:span text:style-name="T3">",</text:span>總之八字就是不合<text:span text:style-name="T3">.<text:line-break/><text:line-break/></text:span>而且<text:span text:style-name="T3">,</text:span>一個人如果竟然連我的表達形式都想干涉<text:span text:style-name="T3">,</text:span>那她怎麼可能還會喜歡我寫的文章內容<text:span text:style-name="T3">? </text:span>在某個重要意義上<text:span text:style-name="T3">,</text:span>形式就是內容<text:span text:style-name="T3">,</text:span>內容便是形式<text:span text:style-name="T3">,</text:span>兩者二而一<text:span text:style-name="T3">,</text:span>一而二<text:span text:style-name="T3">. </text:span>一個文人<text:span text:style-name="T3">,</text:span>至少像我這樣一種文人<text:span text:style-name="T3">,</text:span>我寫的一切無非就只是想表達一種品味一種八字一種態度<text:span text:style-name="T3">,</text:span>除此之外什麼也沒有<text:span text:style-name="T3">. <text:line-break/><text:line-break/></text:span>因此<text:span text:style-name="T3">,</text:span>你不可能光喜歡什麼<text:span text:style-name="T3"><text:s/>"</text:span>內容<text:span text:style-name="T3">" </text:span>卻不喜歡<text:span text:style-name="T3">"</text:span>內容<text:span text:style-name="T3">" </text:span>藉以呈現的<text:span text:style-name="T3"><text:s/>"</text:span>形式<text:span text:style-name="T3">". </text:span>對於科學來說<text:span text:style-name="T3">,</text:span>重要的或許是說<text:span text:style-name="T3"><text:s/>"</text:span>什麼<text:span text:style-name="T3">",</text:span>是一種<text:span text:style-name="T3"><text:s/>WHAT,</text:span>但對於非科學的一切來講<text:span text:style-name="T3">,</text:span>重要的卻是<text:span text:style-name="T3"><text:s/>"</text:span>怎麼<text:span text:style-name="T3">" </text:span>說<text:span text:style-name="T3">,</text:span>而不是說<text:span text:style-name="T3"><text:s/>"</text:span>什麼<text:span text:style-name="T3">"; </text:span>重要的是<text:span text:style-name="T3">HOW,</text:span>而不是<text:span text:style-name="T3"><text:s/>WHAT. <text:line-break/><text:line-break/>HOW</text:span>就是一種表達形式<text:span text:style-name="T3">,</text:span>表達一種說不上來的個人品味與素質<text:span text:style-name="T3">,</text:span>簡單說就是靈魂<text:span text:style-name="T3">. </text:span>羞辱或批評指教這樣一種東西<text:span text:style-name="T3">,</text:span>對我而言是完全無法忍受的<text:span text:style-name="T3">,</text:span>那就是一種不折不扣的人身攻擊<text:span text:style-name="T3">. </text:span>只要是純粹屬於私人的狀態或事物<text:span text:style-name="T3">,</text:span>至少在這我所能管理的版面上都不能批評指教<text:span text:style-name="T3">.<text:line-break/><text:line-break/>5.</text:span>偽善<text:span text:style-name="T3"><text:line-break/><text:line-break/></text:span>舉個例<text:span text:style-name="T3">,</text:span>記得大約是<text:span text:style-name="T3">2001</text:span>年<text:span text:style-name="T3">,</text:span>第一次波斯灣戰爭十周年<text:span text:style-name="T3">,</text:span>我寫了一篇反輻射混蛋與伊拉克禁運<text:span text:style-name="T3">,</text:span>批評美國對伊拉克大量使用禍延他人子孫億萬年的貧鈾彈以及造成五十萬名伊拉克小孩死亡的非法禁運政策<text:span text:style-name="T3">. <text:line-break/><text:line-break/></text:span>這文章很多網站及平面雜誌主動來信要求轉載<text:span text:style-name="T3">. </text:span>但是很奇怪<text:span text:style-name="T3">,</text:span>雖然我再三強調一個字都不能刪<text:span text:style-name="T3">,</text:span>結果幾乎所有的媒體都還是刪了我結尾的三個字<text:span text:style-name="T3">.<text:line-break/><text:line-break/></text:span>我那文章結尾寫著<text:span text:style-name="T3">: "</text:span>對於一個不問紅塵只想安靜過自己的日子的人<text:span text:style-name="T3">,</text:span>可真是它媽的生不逢時<text:span text:style-name="T3">." </text:span>結果<text:span text:style-name="T3"><text:s/>"</text:span>它媽的<text:span text:style-name="T3">" </text:span>三個字被各家媒體不約而同地刪掉<text:span text:style-name="T3">. <text:line-break/><text:line-break/></text:span>我寫了幾封信去其中幾家雜誌社或網站要求重登或發出道歉啟事<text:span text:style-name="T3">,</text:span>必須把他媽的三個字給我恢復<text:span text:style-name="T3">,</text:span>但只有一兩家照辦<text:span text:style-name="T3">,</text:span>其他媒體覺得我是在找麻煩<text:span text:style-name="T3">. <text:line-break/><text:line-break/></text:span>我常納悶<text:span text:style-name="T3">,</text:span>各位的家教也未免太好了一些<text:span text:style-name="T3">? </text:span>看到<text:span text:style-name="T3"><text:s/>"</text:span>他媽的<text:span text:style-name="T3">" </text:span>三個字就會讓你或讓讀者們崩潰或心靈遭受污染嗎<text:span text:style-name="T3">? "</text:span>它媽的<text:span text:style-name="T3">" </text:span>前面本來還有個<text:span text:style-name="T3"><text:s/>"</text:span>動詞<text:span text:style-name="T3">",</text:span>但我已經很客氣沒把動詞寫出來<text:span text:style-name="T3">,</text:span>怎麼連這樣一種表達形式的自由竟然也要干涉<text:span text:style-name="T3">? <text:line-break/><text:line-break/></text:span>在我看來<text:span text:style-name="T3">,</text:span>美國或西方列強那些侵略行為<text:span text:style-name="T3">,</text:span>無非就是基於這樣一種自以為是的心理<text:span text:style-name="T3">,</text:span>似乎總以為大家都要跟他一樣溫馨一樣溫柔婉約一樣溫良恭儉讓一樣吃吃喝喝一樣穿著一樣這樣那樣才叫做文明<text:span text:style-name="T3">. <text:line-break/><text:line-break/></text:span>我真的很難體會<text:span text:style-name="T3">,</text:span>怎麼各位的家教竟然好到可以容忍千萬生靈塗炭的各種邪惡人事物<text:span text:style-name="T3">,</text:span>卻無法容忍別人寫文章批評這些極度悲慘的邪惡之事時出現<text:span text:style-name="T3"><text:s/>"</text:span>他媽的<text:span text:style-name="T3">" </text:span>三個字<text:span text:style-name="T3">?<text:line-break/><text:line-break/></text:span>同樣地<text:span text:style-name="T3">,</text:span>講到阿富汗那樣一種地獄般的慘狀<text:span text:style-name="T3">,</text:span>我不能<text:span text:style-name="T3"><text:s/>"</text:span>激動<text:span text:style-name="T3">" </text:span>嗎<text:span text:style-name="T3">? </text:span>我是只有堵爛而沒有激動<text:span text:style-name="T3">,</text:span>但我就算激動又有什麼不對<text:span text:style-name="T3">? </text:span>難道我該跟各位一樣有著過度良好的家教<text:span text:style-name="T3">,</text:span>寫起這麼慘烈的事情時卻一副風度翩翩溫柔婉約<text:span text:style-name="T3">? </text:span>再說<text:span text:style-name="T3">,</text:span>我就算激動到已經抓狂很想按<text:span text:style-name="T3">LP</text:span>自殺了<text:span text:style-name="T3">,</text:span>那又干各位屁事<text:span text:style-name="T3">?<text:line-break/><text:line-break/></text:span>最後我要說的是<text:span text:style-name="T3">: </text:span>跟我做朋友很安全<text:span text:style-name="T3">,</text:span>因為我對別人所有的難聽話全是當面講當面反彈<text:span text:style-name="T3">,</text:span>絕不會在背後說人一句不是<text:span text:style-name="T3">.<text:line-break/><text:line-break/></text:span>基本上<text:span text:style-name="T3">,</text:span>我對這世界倒也沒什麼話好說<text:span text:style-name="T3">,</text:span>千言萬語無非也只是想給任何<text:span text:style-name="T3"><text:s/>"</text:span>個人<text:span text:style-name="T3">" </text:span>保有一點最起碼的美學空間<text:span text:style-name="T3">.<text:line-break/><text:line-break/></text:span>各位有聽過<text:span text:style-name="T3"><text:s/>Robert Burns</text:span>的那首麥田古詩嗎<text:span text:style-name="T3">? </text:span>沒有它<text:span text:style-name="T3">,</text:span>肯定就沒有<text:span text:style-name="T3">Salinger</text:span>的麥田捕手了<text:span text:style-name="T3">. </text:span>不過沒聽過沒關係<text:span text:style-name="T3">,</text:span>反正家教太好的人大概也不可能真的聽得懂<text:span text:style-name="T3">,</text:span>各位只要記得其中幾句就行<text:span text:style-name="T3">,</text:span>比方說<text:span text:style-name="T3">: <text:line-break/><text:line-break/>"</text:span>假若這個穿過麥田的女孩遇到另一個人<text:span text:style-name="T3">,</text:span>假若他吻了她<text:span text:style-name="T3">,</text:span>那麼<text:span text:style-name="T3">,</text:span>她還需要哭泣嗎<text:span text:style-name="T3">? </text:span>假若他吻了她<text:span text:style-name="T3">,</text:span>應該讓全世界知道嗎<text:span text:style-name="T3">? </text:span>當然不要<text:span text:style-name="T3">,</text:span>因為這純粹是一個人的事<text:span text:style-name="T3">".<text:line-break/><text:line-break/></text:span>不讓世界知道並非見不得人，而是珍貴之物總是獨立於世，即便世界毀了，它依然毫髮無損地存在。</text:p>
      <text:p text:style-name="P1"><text:span text:style-name="T1">漢堡</text:span><text:s/>  |  2011.06.02 08:04   |   <text:a xlink:type="simple" xlink:href="http://palinfo.habago.org/Entry?Command=Information_PrintForum&amp;iPage=562#FORUM24441"><text:span text:style-name="T2">#</text:span></text:a></text:p>
      <text:p text:style-name="P5">補充一下，我想「激動」此一情緒應該很難介定出正負面的特質，比方說，我在該繼續唸書時看了幾篇關於美國大學生慶祝賓拉登死亡的報導，激動地難以繼續做當下該做的事。反之，四月初在紐約市參加抗議以色列、支持巴勒斯坦的遊行，內心激動不已，但情緒卻支持著行動。廢話說到底，只是想要分享一些音樂啦！</text:p>
      <text:p text:style-name="P1"><text:span text:style-name="T1">漢堡</text:span><text:s/>  |  2011.06.02 07:50   |   <text:a xlink:type="simple" xlink:href="http://palinfo.habago.org/Entry?Command=Information_PrintForum&amp;iPage=562#FORUM24437"><text:span text:style-name="T2">#</text:span></text:a></text:p>
      <text:p text:style-name="P4">董事長這幾天下來寫的留言，在我看來，針對美軍在阿富汗的不公不義，每句都給我很「激動」的印象啊。不過那恐怕是我以個人的情緒眼光想像別人，是我不應該。你我對「激動」和「紓緩」所指涉的有些不同，讓我稍作解釋。<text:span text:style-name="T3"><text:line-break/><text:line-break/></text:span>首先希望您別認為我個人缺乏所謂的「態度」或「義憤」，對我而言，凡是只要讀到聽這世上的壞事情時，像是烏干達前陣子要頒佈同性戀入罪化的法條、或者美國眾議院通過<text:span text:style-name="T3">"</text:span>反恐<text:span text:style-name="T3">"</text:span>戰爭可以無限打的特規時，都會產生極為激動的情緒。我有這種情緒時，很難重拾手邊該做的事，所以需要「紓緩」：當然，紓緩不代表減少自己認知裡的憤怒，而是轉化亦或升華當下的負面情緒。我最常用的方法就是聽重金屬音樂，尤其是像<text:span text:style-name="T3">Rage Against the Machine</text:span>這類政治意味強烈的樂團。董事長如果有聽我擺的連結，就可以知道<text:span text:style-name="T3">DAM</text:span>的歌不是聽了就會消解憤怒的音樂，而是憤怒凝聚的產物，能夠幫助我冶煉那種憤怒的媒介。歸根究底，「紓緩」大概是用錯詞了，不大適合形容我當下想像聆聽那首歌可能產生的「作用」。<text:span text:style-name="T3"> <text:line-break/><text:line-break/></text:span>最後，我還是不得不說，董事長最後那句實在是太有「態度」啦，我對上色情網站和唸證嚴語錄都沒興趣。而且每個人對憤怒的表述都不一樣，我輕描淡寫講講美國年輕人的浪費，不代表我不關懷、不譴責美國政府在伊拉克和阿富汗的作為啊。</text:p>
      <text:p text:style-name="P1"><text:span text:style-name="T1">陳真</text:span><text:s/>  |  2011.06.01 16:43   |   <text:a xlink:type="simple" xlink:href="http://palinfo.habago.org/Entry?Command=Information_PrintForum&amp;iPage=562#FORUM24426"><text:span text:style-name="T2">#</text:span></text:a></text:p>
      <text:p text:style-name="P5">董事長來模仿一下一位英國留學舊識<text:span text:style-name="T3">,</text:span>那是一個在海外面對洋人在國內面對權勢面對利益時窩囊到連三爆的混蛋<text:span text:style-name="T3">,</text:span>但講起反戰反資反剝削反獨裁愛台灣或什麼碗糕卻一副不得了的什麼青年思想導師模樣<text:span text:style-name="T3">. <text:line-break/><text:line-break/></text:span>這類人講話非常<text:span text:style-name="T3"><text:s/>"</text:span>不<text:span text:style-name="T3">" </text:span>激動<text:span text:style-name="T3">,</text:span>大約是這樣<text:span text:style-name="T3">(</text:span>其實我才疏學淺真的有點學不來<text:span text:style-name="T3">): <text:line-break/><text:line-break/></text:span>蘇聯解體<text:span text:style-name="T3">,</text:span>美國新保守主義必須另尋一道世界權力佈局之進路<text:span text:style-name="T3">,</text:span>面對一種後冷戰局勢及後殖民的什麼<text:span text:style-name="T3">78,</text:span>為了鞏固東亞邊陲及太平洋環流地帶<text:span text:style-name="T3">,</text:span>依據當代政治學大師媽烈葛逼教授的異文化想像空間理論<text:span text:style-name="T3">, </text:span>美國勢必要在新中東地區發展出一套超越舊有格局結合新興市場概念的新戰略<text:span text:style-name="T3">,</text:span>而伊拉克和阿富汗恰恰提供了此一進路之催化性軍事操作<text:span text:style-name="T3">. <text:line-break/><text:line-break/></text:span>吾人面對此一變局<text:span text:style-name="T3">,</text:span>務必發展出一套足以與之抗衡的大思維大架構<text:span text:style-name="T3">,</text:span>喚起世人共同參與<text:span text:style-name="T3">,ggyy ggyy,</text:span>玩出一手漂亮的和平好棋<text:span text:style-name="T3">,</text:span>開創世界新局<text:span text:style-name="T3">.</text:span></text:p>
      <text:p text:style-name="P1"><text:span text:style-name="T1">陳真</text:span><text:s/>  |  2011.06.01 16:12   |   <text:a xlink:type="simple" xlink:href="http://palinfo.habago.org/Entry?Command=Information_PrintForum&amp;iPage=562#FORUM24425"><text:span text:style-name="T2">#</text:span></text:a></text:p>
      <text:p text:style-name="P4">漢堡<text:span text:style-name="T3">,</text:span>請問<text:span text:style-name="T3"><text:s/>"</text:span>激動<text:span text:style-name="T3">" </text:span>確切是何意<text:span text:style-name="T3">?</text:span>請問是哪一句或哪一段<text:span text:style-name="T3">? </text:span>請問<text:span text:style-name="T3">"</text:span>激動<text:span text:style-name="T3">" </text:span>是不好的意思或正面讚美之意<text:span text:style-name="T3">? </text:span>若是正面<text:span text:style-name="T3">,</text:span>為何我需要<text:span text:style-name="T3">"</text:span>抒緩<text:span text:style-name="T3">"? <text:line-break/><text:line-break/></text:span>你說那是一種<text:span text:style-name="T3"><text:s/>"</text:span>情緒<text:span text:style-name="T3">",</text:span>但我的情緒一點都不激動啊<text:span text:style-name="T3">. </text:span>平常常有人反映我言談平鋪直敘面無表情<text:span text:style-name="T3">,</text:span>缺乏情緒<text:span text:style-name="T3">,</text:span>甚至連抑揚頓挫也沒有<text:span text:style-name="T3">,</text:span>上台講話兩分鐘就能產生催眠效果<text:span text:style-name="T3">. </text:span>為此我常想故做激動興奮狀<text:span text:style-name="T3">,</text:span>希望自己能激動一點<text:span text:style-name="T3">,</text:span>以便跟各位正常人一樣<text:span text:style-name="T3">,</text:span>可惜就是做不到<text:span text:style-name="T3">.<text:line-break/><text:line-break/></text:span>情緒倒是一點也沒有<text:span text:style-name="T3">,</text:span>否則面對世上或四周這麼多鳥人鳥事<text:span text:style-name="T3">,</text:span>怎麼可能活到現在<text:span text:style-name="T3">?<text:line-break/><text:line-break/></text:span>不過<text:span text:style-name="T3">,</text:span>雖無情緒<text:span text:style-name="T3">,</text:span>但<text:span text:style-name="T3"><text:s/>"</text:span>態度<text:span text:style-name="T3">" </text:span>倒是始終都有<text:span text:style-name="T3">,</text:span>而且非常強烈<text:span text:style-name="T3">,</text:span>甚至可以說我的一切的一切<text:span text:style-name="T3">,</text:span>除了<text:span text:style-name="T3"><text:s/>"</text:span>態度<text:span text:style-name="T3">" </text:span>之外別無它物<text:span text:style-name="T3">. <text:line-break/><text:line-break/></text:span>簡單說<text:span text:style-name="T3">,</text:span>態度就是一種美學<text:span text:style-name="T3">,</text:span>親近美麗<text:span text:style-name="T3">,</text:span>厭惡醜陋<text:span text:style-name="T3">,</text:span>看到一些台式菁英或美式品味之類<text:span text:style-name="T3">,</text:span>我甚至很想吐<text:span text:style-name="T3">.<text:line-break/><text:line-break/></text:span>就如<text:span text:style-name="T3">Pinter</text:span>那個句型<text:span text:style-name="T3">,</text:span>我倒是對各位崇高的情操修養經常感到很納悶<text:span text:style-name="T3">,</text:span>究竟悲劇和不義是要累積到一個什麼樣的程度<text:span text:style-name="T3">,</text:span>然後各位才會像個血肉之軀那樣稍稍微微<text:span text:style-name="T3"><text:s/>"</text:span>激動<text:span text:style-name="T3">" </text:span>一些<text:span text:style-name="T3">? </text:span>或者用我的詞來說<text:span text:style-name="T3">,</text:span>才會像個<text:span text:style-name="T3"><text:s/>"</text:span>人<text:span text:style-name="T3">" </text:span>稍稍微微有點起碼的憤怒<text:span text:style-name="T3">?<text:line-break/><text:line-break/></text:span>前天我看黃春明講了一句話很美<text:span text:style-name="T3">,</text:span>他說<text:span text:style-name="T3">: "</text:span>怒火就像燦爛的紅花<text:span text:style-name="T3">,</text:span>我最近開了一朵<text:span text:style-name="T3">". </text:span>我看學姐拿筆在抄這句話<text:span text:style-name="T3">,</text:span>我就開玩笑說<text:span text:style-name="T3"><text:s/>"</text:span>抄什麼抄<text:span text:style-name="T3">? </text:span>我每天都要開好幾朵啊<text:span text:style-name="T3">".<text:line-break/><text:line-break/></text:span>沒有這樣一種義憤<text:span text:style-name="T3">,</text:span>那我不知道我們站樁是在站個什麼碗糕<text:span text:style-name="T3">? </text:span>難道是站在那裏美化市容<text:span text:style-name="T3">? </text:span>還是站在那裏自我陶醉<text:span text:style-name="T3">,</text:span>表示我們很不錯<text:span text:style-name="T3">,</text:span>很有國際觀<text:span text:style-name="T3">,</text:span>很有正義感<text:span text:style-name="T3">? <text:line-break/><text:line-break/></text:span>沒有這樣一種怒火<text:span text:style-name="T3">,</text:span>那我不知道我們的一切談論是在幹啥<text:span text:style-name="T3">? </text:span>是真的吃飽太閒沒話找話講還是怎麼樣<text:span text:style-name="T3">?<text:line-break/><text:line-break/></text:span>甘地說<text:span text:style-name="T3">: </text:span>保存你的憤怒<text:span text:style-name="T3">,</text:span>不要讓它熄滅<text:span text:style-name="T3">; </text:span>當它累積到一個量<text:span text:style-name="T3">,</text:span>總有一天它將動搖世界<text:span text:style-name="T3">. <text:line-break/><text:line-break/></text:span>保存累積憤怒都來不及了<text:span text:style-name="T3">,</text:span>怎麼反而還想要消除它<text:span text:style-name="T3">? </text:span>各位如果想找輕鬆<text:span text:style-name="T3">,</text:span>想抒壓<text:span text:style-name="T3">,</text:span>我建議應該到各大色情網站或找一些東西比方說證嚴語錄來看<text:span text:style-name="T3">. </text:span></text:p>
      <text:p text:style-name="P1"><text:span text:style-name="T1">漢堡</text:span><text:s/>  |  2011.06.01 14:50   |   <text:a xlink:type="simple" xlink:href="http://palinfo.habago.org/Entry?Command=Information_PrintForum&amp;iPage=562#FORUM24424"><text:span text:style-name="T2">#</text:span></text:a></text:p>
      <text:p text:style-name="P5">最近董事長書寫甚是激動，介紹一點熱血的音樂讓您稍稍紓緩一下情緒：這是巴勒斯坦饒舌團體<text:span text:style-name="T3"><text:s/>"DAM" (</text:span>希伯來文<text:span text:style-name="T3">"</text:span>血<text:span text:style-name="T3">"</text:span>之意，阿拉伯文<text:span text:style-name="T3"><text:s/>"</text:span>永久<text:span text:style-name="T3">/</text:span>恆常<text:span text:style-name="T3">"</text:span>，英文<text:span text:style-name="T3"><text:s/>"Da Arab MCs") </text:span>的歌曲<text:span text:style-name="T3"><text:s/>Born Here</text:span>，主歌部份是希伯來文，副歌是阿拉伯文，副有英文歌詞。<text:span text:style-name="T3"><text:line-break/><text:line-break/>http://www.youtube.com/watch?v=zIo6lyP9tTE</text:span></text:p>
      <text:p text:style-name="P1"><text:span text:style-name="T1">陳真</text:span><text:s/>  |  2011.06.01 05:51   |   <text:a xlink:type="simple" xlink:href="http://palinfo.habago.org/Entry?Command=Information_PrintForum&amp;iPage=562#FORUM24419"><text:span text:style-name="T2">#</text:span></text:a></text:p>
      <text:p text:style-name="P4"><text:span text:style-name="T3">(</text:span>續<text:span text:style-name="T3">)<text:line-break/><text:line-break/></text:span>說阿富汗人現在生活比較好過<text:span text:style-name="T3">,</text:span>不但睜眼說瞎話<text:span text:style-name="T3">,</text:span>而且惡劣<text:span text:style-name="T3">. <text:line-break/><text:line-break/></text:span>美軍入侵狂轟濫炸十年之後的阿富汗<text:span text:style-name="T3">,</text:span>無疑就是個人間煉獄<text:span text:style-name="T3">.</text:span>在我對於有關人類生存處境之恐怖與艱難的一切認識或認知中<text:span text:style-name="T3">,</text:span>我想不出來比阿富汗更慘更可悲的了<text:span text:style-name="T3">.<text:line-break/><text:line-break/></text:span>神學士<text:span text:style-name="T3">(</text:span>即塔利班<text:span text:style-name="T3">)</text:span>政權於<text:span text:style-name="T3">1996</text:span>年上台後<text:span text:style-name="T3">,</text:span>因其強調紀律與教義<text:span text:style-name="T3">,</text:span>阿富汗似有逐漸步向穩定發展的可能<text:span text:style-name="T3">,</text:span>但美國於<text:span text:style-name="T3">2001</text:span>年入侵後<text:span text:style-name="T3">,</text:span>不但造成各地軍閥崛起<text:span text:style-name="T3">,</text:span>提供大量武器以對付塔利班<text:span text:style-name="T3">,</text:span>並以一群無惡不作的流氓軍頭<text:span text:style-name="T3">(</text:span>即北方聯盟<text:span text:style-name="T3">)</text:span>做為傀儡政權<text:span text:style-name="T3">,</text:span>取代以知識份子為班底紀律嚴明的神學士政權<text:span text:style-name="T3">. </text:span>後來被美國擁戴上台的傀儡<text:span text:style-name="T3"><text:s/>"</text:span>總統<text:span text:style-name="T3">" Hamid Karzai,</text:span>據報載<text:span text:style-name="T3">,</text:span>早在八零年代就已是美國中情局<text:span text:style-name="T3">(CIA)</text:span>的特務<text:span text:style-name="T3">. <text:line-break/><text:line-break/></text:span>神學士被美軍推翻的那一年即<text:span text:style-name="T3">2001</text:span>年<text:span text:style-name="T3">,</text:span>據聯合國開發計劃署<text:span text:style-name="T3">(UNDP)</text:span>的研究報告<text:span text:style-name="T3">,</text:span>阿富汗人的平均壽命是全球倒數第八<text:span text:style-name="T3">, </text:span>做為公衛重要指標的<text:span text:style-name="T3"><text:s/>"</text:span>五歲以下兒童死亡率<text:span text:style-name="T3">" </text:span>是全球倒數第四<text:span text:style-name="T3">. </text:span>但美軍佔領下的阿富汗<text:span text:style-name="T3">,</text:span>不出幾年<text:span text:style-name="T3">,</text:span>這些生活品質的基本指標竟統統墊底<text:span text:style-name="T3">.<text:line-break/><text:line-break/></text:span>聯合國兒童基金會<text:span text:style-name="T3">(UNICEF)</text:span>於<text:span text:style-name="T3">2009</text:span>年發表世界兒童狀況年度報告指出<text:span text:style-name="T3">: </text:span>對於兒童的生存安全來講<text:span text:style-name="T3">,</text:span>阿富汗是<text:span text:style-name="T3"><text:s/>"</text:span>全世界最危險的地方<text:span text:style-name="T3">",</text:span>不但有著全世界最高的<text:span text:style-name="T3"><text:s/>"</text:span>新生兒死亡率<text:span text:style-name="T3">",</text:span>每一千名新生兒有<text:span text:style-name="T3">257</text:span>名死亡<text:span text:style-name="T3"><text:s/>(2007</text:span>年時每千名新生兒才<text:span text:style-name="T3">165</text:span>人死亡<text:span text:style-name="T3">),</text:span>戰亂更幾乎破壞了所有基本民生設施<text:span text:style-name="T3">,</text:span>造成至少<text:span text:style-name="T3">70%</text:span>的人只能飲用污水<text:span text:style-name="T3">,</text:span>這也導致了大量兒童因腸胃道感染並缺乏醫藥設施而致病死亡<text:span text:style-name="T3">,</text:span>造成五歲以下兒童全世界最高的死亡率<text:span text:style-name="T3">,</text:span>竟然高達<text:span text:style-name="T3"><text:s/>26%. <text:line-break/><text:line-break/></text:span>聯合國兒童基金會地區負責人召開記者會指出<text:span text:style-name="T3">: </text:span>光是在<text:span text:style-name="T3">2008</text:span>年<text:span text:style-name="T3">, </text:span>阿富汗境內就有<text:span text:style-name="T3">317</text:span>所學校遭到各方交戰勢力之攻擊<text:span text:style-name="T3">,</text:span>造成<text:span text:style-name="T3">127</text:span>名孩童死亡及<text:span text:style-name="T3">290</text:span>人受傷<text:span text:style-name="T3">.<text:line-break/><text:line-break/></text:span>美軍不但入侵並佔領<text:span text:style-name="T3">,</text:span>而且提供軍火培植一批殘暴罪犯來當政<text:span text:style-name="T3">,</text:span>成立傀儡政府<text:span text:style-name="T3">. </text:span>歐巴馬一上台並並持續增兵數萬<text:span text:style-name="T3">,</text:span>用盡各種殘忍且造成大量畸形兒及癌症盛行率急速飆高的各項武器<text:span text:style-name="T3">,</text:span>包括集束彈貧鈾彈及一接觸人體即可燃燒見骨慢慢燒到死的白磷彈<text:span text:style-name="T3">. </text:span>數十萬人死於雙方炮火或各種暴力攻擊與暗殺<text:span text:style-name="T3">,</text:span>數百萬人死於戰亂所導致的貧窮與疾病<text:span text:style-name="T3">. <text:line-break/><text:line-break/></text:span>於是<text:span text:style-name="T3">,</text:span>原本是世界倒數第八的平均壽命<text:span text:style-name="T3">,</text:span>根據世界衛生組織<text:span text:style-name="T3">(</text:span>即<text:span text:style-name="T3"><text:s/>WHO)</text:span>的<text:span text:style-name="T3">2010</text:span>年版<text:span text:style-name="T3"><text:s/>"</text:span>世界保健統計<text:span text:style-name="T3">",</text:span>以及聯合國開發計劃署<text:span text:style-name="T3">(UNDP)</text:span>的研究報告<text:span text:style-name="T3">,</text:span>全世界最短命的變成是阿富汗<text:span text:style-name="T3">,</text:span>因為死了太多人了<text:span text:style-name="T3">,</text:span>平均壽命只剩<text:span text:style-name="T3">42</text:span>歲<text:span text:style-name="T3">. <text:line-break/><text:line-break/></text:span>十年前<text:span text:style-name="T3">,</text:span>就在美軍以追殺賓拉登為藉口入侵阿富汗那一年<text:span text:style-name="T3">,</text:span>我寫過幾篇文章談到阿富汗一個重要女權團體叫<text:span text:style-name="T3"><text:s/>RAWA,</text:span>成立於<text:span text:style-name="T3">1977</text:span>年<text:span text:style-name="T3">,</text:span>十年後即<text:span text:style-name="T3">1987</text:span>年其創辦人叫<text:span text:style-name="T3"><text:s/>Meena</text:span>被入侵的蘇俄情治單位<text:span text:style-name="T3">KGB</text:span>殺害<text:span text:style-name="T3">. <text:line-break/><text:line-break/></text:span>這團體基本上是一個人權團體<text:span text:style-name="T3">,</text:span>並不具有太多批判意識<text:span text:style-name="T3">,</text:span>甚至在各種價值上是相當親西方的<text:span text:style-name="T3">. </text:span>它著重於兒童或婦女的教育與各項生計<text:span text:style-name="T3">,</text:span>因此<text:span text:style-name="T3">,</text:span>跟反對婦女受教的神學士政權是站在對立面的<text:span text:style-name="T3">.<text:line-break/><text:line-break/></text:span>我要說的是<text:span text:style-name="T3">,</text:span>即便是這樣一個有點親西方的人權<text:span text:style-name="T3">/</text:span>女權團體<text:span text:style-name="T3">,</text:span>依然公開反對美軍及其傀儡政權<text:span text:style-name="T3">,</text:span>甚至公開直接以<text:span text:style-name="T3"><text:s/>"</text:span>罪犯<text:span text:style-name="T3">" </text:span>來形容阿富汗當前這些由美國一手培植的高官<text:span text:style-name="T3">.<text:line-break/><text:line-break/></text:span>我常想起英國一位經常抱病活躍於街頭反戰的劇作家叫<text:span text:style-name="T3"><text:s/>Harold Pinter,</text:span>他在<text:span text:style-name="T3">2005</text:span>年獲得諾貝爾文學獎<text:span text:style-name="T3">,</text:span>在領獎致詞中他呼籲世人把英國美國的總統移送國際刑事法庭<text:span text:style-name="T3"><text:s/>(ICC: International Criminal Court),</text:span>他說了一句話我印象很深<text:span text:style-name="T3">,</text:span>他說<text:span text:style-name="T3">: "“How many people do you have to kill before you qualify to be described as a mass murderer and a war criminal?" (</text:span>究竟你們要殺死多少人<text:span text:style-name="T3">,</text:span>才會被以大規模屠殺的戰犯罪名繩之以法<text:span text:style-name="T3">?!)<text:line-break/><text:line-break/></text:span>每當我想起這句話時<text:span text:style-name="T3">,</text:span>我想到的並不是想把誰給吊死在戰犯法庭<text:span text:style-name="T3">,</text:span>而是想到諸位<text:span text:style-name="T3">,</text:span>當然也想到我自己<text:span text:style-name="T3">. </text:span>我是說<text:span text:style-name="T3">: </text:span>關於阿富汗<text:span text:style-name="T3">,</text:span>如果各位要我再繼續寫下去<text:span text:style-name="T3">,</text:span>我足足可以再寫上十天十夜恐怕也訴說不完阿富汗人的悲劇與痛苦<text:span text:style-name="T3">. <text:line-break/><text:line-break/></text:span>但我想問的是<text:span text:style-name="T3">: </text:span>究竟是要死多少人流多少血<text:span text:style-name="T3">,</text:span>究竟是要有多少婦女兒童受害流離失所<text:span text:style-name="T3">,</text:span>究竟是要日夜訴說到何時<text:span text:style-name="T3">,</text:span>然後人們的心才會為這一切悲劇感受到一點點痛苦<text:span text:style-name="T3">?<text:line-break/><text:line-break/></text:span>至於我自己<text:span text:style-name="T3">,</text:span>就像沈從文的某篇小說的結尾所說：「至於我，還有什麼意見沒有？<text:span text:style-name="T3">……</text:span>我有點憂鬱，有點不能同年輕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